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15">
      <style:table-cell-properties fo:border="thin solid #000000" fo:background-color="#DDDDDD"/>
    </style:style>
    <style:style style:name="ce10" style:family="table-cell" style:parent-style-name="Default" style:data-style-name="N15">
      <style:table-cell-properties fo:border="thin solid #000000" fo:background-color="#DDDDDD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FF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3.99520833333333cm" style:use-optimal-column-width="true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2.619375cm" style:use-optimal-column-width="true"/>
    </style:style>
    <style:style style:name="co16" style:family="table-column">
      <style:table-column-properties fo:break-before="auto" style:column-width="3.62479166666667cm" style:use-optimal-column-width="true"/>
    </style:style>
    <style:style style:name="co17" style:family="table-column">
      <style:table-column-properties fo:break-before="auto" style:column-width="3.91583333333333cm" style:use-optimal-column-width="true"/>
    </style:style>
    <style:style style:name="co18" style:family="table-column">
      <style:table-column-properties fo:break-before="auto" style:column-width="0.687916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4.1275cm" style:use-optimal-column-width="true"/>
    </style:style>
    <style:style style:name="co23" style:family="table-column">
      <style:table-column-properties fo:break-before="auto" style:column-width="1.11125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3.70416666666667cm" style:use-optimal-column-width="true"/>
    </style:style>
    <style:style style:name="co26" style:family="table-column">
      <style:table-column-properties fo:break-before="auto" style:column-width="1.40229166666667cm"/>
    </style:style>
    <style:style style:name="co27" style:family="table-column">
      <style:table-column-properties fo:break-before="auto" style:column-width="1.349375cm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3.83645833333333cm" style:use-optimal-column-width="true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2.54cm" style:use-optimal-column-width="true"/>
    </style:style>
    <style:style style:name="co33" style:family="table-column">
      <style:table-column-properties fo:break-before="auto" style:column-width="1.666875cm" style:use-optimal-column-width="true"/>
    </style:style>
    <style:style style:name="co34" style:family="table-column">
      <style:table-column-properties fo:break-before="auto" style:column-width="1.190625cm"/>
    </style:style>
    <style:style style:name="co35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ce1"/>
        <table:table-column table:style-name="co13" table:number-columns-repeated="1635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16350"/>
        </table:table-row>
        <table:table-row table:style-name="ro1">
          <table:table-cell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5759500000000001E-4" table:style-name="ce8">
            <text:p>0,000157595</text:p>
          </table:table-cell>
          <table:table-cell office:value-type="float" office:value="3.7183E-5" table:style-name="ce8">
            <text:p>0,000037183</text:p>
          </table:table-cell>
          <table:table-cell office:value-type="float" office:value="3.8284000000000001E-5" table:style-name="ce8">
            <text:p>0,000038284</text:p>
          </table:table-cell>
          <table:table-cell office:value-type="float" office:value="2.1189999999999999E-5" table:style-name="ce8">
            <text:p>0,0000211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0068800000000005E-4" table:style-name="ce8">
            <text:p>0,000600688</text:p>
          </table:table-cell>
          <table:table-cell office:value-type="float" office:value="9.1959999999999994E-5" table:style-name="ce8">
            <text:p>0,00009196</text:p>
          </table:table-cell>
          <table:table-cell office:value-type="float" office:value="7.7145999999999996E-5" table:style-name="ce8">
            <text:p>0,000077146</text:p>
          </table:table-cell>
          <table:table-cell office:value-type="float" office:value="7.5878999999999996E-5" table:style-name="ce8">
            <text:p>0,00007587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4.3163199999999999E-4" table:style-name="ce8">
            <text:p>0,000431632</text:p>
          </table:table-cell>
          <table:table-cell office:value-type="float" office:value="8.7906999999999997E-5" table:style-name="ce9">
            <text:p>8,79E-05</text:p>
          </table:table-cell>
          <table:table-cell office:value-type="float" office:value="9.5674000000000006E-5" table:style-name="ce9">
            <text:p>9,57E-05</text:p>
          </table:table-cell>
          <table:table-cell office:value-type="float" office:value="1.7206200000000001E-4" table:style-name="ce9">
            <text:p>1,72E-04</text:p>
          </table:table-cell>
          <table:table-cell table:style-name="ce1"/>
          <table:table-cell office:value-type="string" table:style-name="ce6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.5301499999999998E-4" table:style-name="ce8">
            <text:p>0,000353015</text:p>
          </table:table-cell>
          <table:table-cell office:value-type="float" office:value="1.03343E-4" table:style-name="ce8">
            <text:p>0,000103343</text:p>
          </table:table-cell>
          <table:table-cell office:value-type="float" office:value="1.2228299999999999E-4" table:style-name="ce8">
            <text:p>0,000122283</text:p>
          </table:table-cell>
          <table:table-cell office:value-type="float" office:value="2.06851E-4" table:style-name="ce8">
            <text:p>0,00020685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536899999999999E-4" table:style-name="ce8">
            <text:p>0,000675369</text:p>
          </table:table-cell>
          <table:table-cell office:value-type="float" office:value="4.6383299999999998E-4" table:style-name="ce9">
            <text:p>4,64E-04</text:p>
          </table:table-cell>
          <table:table-cell office:value-type="float" office:value="4.7368900000000001E-4" table:style-name="ce9">
            <text:p>4,74E-04</text:p>
          </table:table-cell>
          <table:table-cell office:value-type="float" office:value="3.5352700000000002E-4" table:style-name="ce9">
            <text:p>3,5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1.1097E-4" table:style-name="ce8">
            <text:p>0,00011097</text:p>
          </table:table-cell>
          <table:table-cell office:value-type="float" office:value="3.1741E-5" table:style-name="ce8">
            <text:p>0,000031741</text:p>
          </table:table-cell>
          <table:table-cell office:value-type="float" office:value="3.3408999999999998E-5" table:style-name="ce8">
            <text:p>0,000033409</text:p>
          </table:table-cell>
          <table:table-cell office:value-type="float" office:value="3.2805999999999997E-5" table:style-name="ce8">
            <text:p>0,000032806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.25283E-4" table:style-name="ce8">
            <text:p>0,000325283</text:p>
          </table:table-cell>
          <table:table-cell office:value-type="float" office:value="6.7131999999999994E-5" table:style-name="ce8">
            <text:p>0,000067132</text:p>
          </table:table-cell>
          <table:table-cell office:value-type="float" office:value="8.8644E-5" table:style-name="ce8">
            <text:p>0,000088644</text:p>
          </table:table-cell>
          <table:table-cell office:value-type="float" office:value="7.2652999999999997E-5" table:style-name="ce8">
            <text:p>0,000072653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28207E-4" table:style-name="ce9">
            <text:p>1,28E-04</text:p>
          </table:table-cell>
          <table:table-cell office:value-type="float" office:value="1.3127200000000001E-4" table:style-name="ce9">
            <text:p>1,31E-04</text:p>
          </table:table-cell>
          <table:table-cell office:value-type="float" office:value="1.3452399999999999E-4" table:style-name="ce8">
            <text:p>0,000134524</text:p>
          </table:table-cell>
          <table:table-cell office:value-type="float" office:value="1.31917E-4" table:style-name="ce9">
            <text:p>1,32E-04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office:value-type="float" office:value="1.07279E-4" table:style-name="ce8">
            <text:p>0,000107279</text:p>
          </table:table-cell>
          <table:table-cell office:value-type="float" office:value="2.5631500000000002E-4" table:style-name="ce8">
            <text:p>0,000256315</text:p>
          </table:table-cell>
          <table:table-cell office:value-type="float" office:value="1.6566500000000001E-4" table:style-name="ce8">
            <text:p>0,000165665</text:p>
          </table:table-cell>
          <table:table-cell office:value-type="float" office:value="1.77627E-4" table:style-name="ce8">
            <text:p>0,000177627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8629399999999999E-4" table:style-name="ce8">
            <text:p>0,000186294</text:p>
          </table:table-cell>
          <table:table-cell office:value-type="float" office:value="3.0715300000000001E-4" table:style-name="ce9">
            <text:p>3,07E-04</text:p>
          </table:table-cell>
          <table:table-cell office:value-type="float" office:value="2.1011700000000001E-4" table:style-name="ce9">
            <text:p>2,10E-04</text:p>
          </table:table-cell>
          <table:table-cell office:value-type="float" office:value="3.0577700000000002E-4" table:style-name="ce9">
            <text:p>3,0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1.8295999999999999E-5" table:style-name="ce8">
            <text:p>0,000018296</text:p>
          </table:table-cell>
          <table:table-cell office:value-type="float" office:value="2.9319000000000002E-5" table:style-name="ce8">
            <text:p>0,000029319</text:p>
          </table:table-cell>
          <table:table-cell office:value-type="float" office:value="4.6374E-5" table:style-name="ce8">
            <text:p>0,000046374</text:p>
          </table:table-cell>
          <table:table-cell office:value-type="float" office:value="2.1109000000000001E-5" table:style-name="ce8">
            <text:p>0,0000211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1717000000000006E-5" table:style-name="ce8">
            <text:p>0,000061717</text:p>
          </table:table-cell>
          <table:table-cell office:value-type="float" office:value="8.1030000000000002E-5" table:style-name="ce8">
            <text:p>0,00008103</text:p>
          </table:table-cell>
          <table:table-cell office:value-type="float" office:value="6.6087999999999995E-5" table:style-name="ce8">
            <text:p>0,000066088</text:p>
          </table:table-cell>
          <table:table-cell office:value-type="float" office:value="1.4691300000000001E-4" table:style-name="ce8">
            <text:p>0,00014691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6927000000000003E-5" table:style-name="ce9">
            <text:p>8,69E-05</text:p>
          </table:table-cell>
          <table:table-cell office:value-type="float" office:value="1.3021199999999999E-4" table:style-name="ce9">
            <text:p>1,30E-04</text:p>
          </table:table-cell>
          <table:table-cell office:value-type="float" office:value="1.3282499999999999E-4" table:style-name="ce9">
            <text:p>1,33E-04</text:p>
          </table:table-cell>
          <table:table-cell office:value-type="float" office:value="1.58698E-4" table:style-name="ce8">
            <text:p>0,000158698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office:value-type="float" office:value="1.19741E-4" table:style-name="ce8">
            <text:p>0,000119741</text:p>
          </table:table-cell>
          <table:table-cell office:value-type="float" office:value="1.7388700000000001E-4" table:style-name="ce8">
            <text:p>0,000173887</text:p>
          </table:table-cell>
          <table:table-cell office:value-type="float" office:value="2.02163E-4" table:style-name="ce8">
            <text:p>0,000202163</text:p>
          </table:table-cell>
          <table:table-cell office:value-type="float" office:value="2.0423199999999999E-4" table:style-name="ce8">
            <text:p>0,000204232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.2391599999999999E-4" table:style-name="ce9">
            <text:p>3,24E-04</text:p>
          </table:table-cell>
          <table:table-cell office:value-type="float" office:value="3.2822100000000001E-4" table:style-name="ce9">
            <text:p>3,28E-04</text:p>
          </table:table-cell>
          <table:table-cell office:value-type="float" office:value="3.2202799999999997E-4" table:style-name="ce9">
            <text:p>3,22E-04</text:p>
          </table:table-cell>
          <table:table-cell office:value-type="float" office:value="2.02516E-4" table:style-name="ce9">
            <text:p>2,0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8349E-5" table:style-name="ce8">
            <text:p>0,000018349</text:p>
          </table:table-cell>
          <table:table-cell office:value-type="float" office:value="1.9253E-5" table:style-name="ce8">
            <text:p>0,000019253</text:p>
          </table:table-cell>
          <table:table-cell office:value-type="float" office:value="3.4328000000000001E-5" table:style-name="ce8">
            <text:p>0,000034328</text:p>
          </table:table-cell>
          <table:table-cell office:value-type="float" office:value="2.8915999999999999E-5" table:style-name="ce8">
            <text:p>0,000028916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1610199999999999E-4" table:style-name="ce8">
            <text:p>0,000116102</text:p>
          </table:table-cell>
          <table:table-cell office:value-type="float" office:value="6.2951000000000001E-5" table:style-name="ce8">
            <text:p>0,000062951</text:p>
          </table:table-cell>
          <table:table-cell office:value-type="float" office:value="8.5940999999999996E-5" table:style-name="ce8">
            <text:p>0,000085941</text:p>
          </table:table-cell>
          <table:table-cell office:value-type="float" office:value="7.1478999999999998E-5" table:style-name="ce8">
            <text:p>0,000071479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6866999999999993E-5" table:style-name="ce9">
            <text:p>8,69E-05</text:p>
          </table:table-cell>
          <table:table-cell office:value-type="float" office:value="1.11397E-4" table:style-name="ce9">
            <text:p>1,11E-04</text:p>
          </table:table-cell>
          <table:table-cell office:value-type="float" office:value="1.78584E-4" table:style-name="ce8">
            <text:p>0,000178584</text:p>
          </table:table-cell>
          <table:table-cell office:value-type="float" office:value="1.4547200000000001E-4" table:style-name="ce9">
            <text:p>1,45E-04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office:value-type="float" office:value="1.9441700000000001E-4" table:style-name="ce8">
            <text:p>0,000194417</text:p>
          </table:table-cell>
          <table:table-cell office:value-type="float" office:value="9.5088999999999997E-5" table:style-name="ce8">
            <text:p>0,000095089</text:p>
          </table:table-cell>
          <table:table-cell office:value-type="float" office:value="1.72447E-4" table:style-name="ce8">
            <text:p>0,000172447</text:p>
          </table:table-cell>
          <table:table-cell office:value-type="float" office:value="1.99357E-4" table:style-name="ce8">
            <text:p>0,00019935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72743E-4" table:style-name="ce9">
            <text:p>1,73E-04</text:p>
          </table:table-cell>
          <table:table-cell office:value-type="float" office:value="2.5175000000000002E-4" table:style-name="ce9">
            <text:p>2,52E-04</text:p>
          </table:table-cell>
          <table:table-cell office:value-type="float" office:value="2.7081300000000001E-4" table:style-name="ce9">
            <text:p>2,71E-04</text:p>
          </table:table-cell>
          <table:table-cell office:value-type="float" office:value="2.0717199999999999E-4" table:style-name="ce9">
            <text:p>2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.8598999999999999E-5" table:style-name="ce8">
            <text:p>0,000018599</text:p>
          </table:table-cell>
          <table:table-cell office:value-type="float" office:value="2.0452999999999999E-5" table:style-name="ce8">
            <text:p>0,000020453</text:p>
          </table:table-cell>
          <table:table-cell office:value-type="float" office:value="1.9236999999999999E-5" table:style-name="ce8">
            <text:p>0,000019237</text:p>
          </table:table-cell>
          <table:table-cell office:value-type="float" office:value="4.4427E-5" table:style-name="ce8">
            <text:p>0,000044427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2419E-5" table:style-name="ce8">
            <text:p>0,000062419</text:p>
          </table:table-cell>
          <table:table-cell office:value-type="float" office:value="6.2835000000000004E-5" table:style-name="ce8">
            <text:p>0,000062835</text:p>
          </table:table-cell>
          <table:table-cell office:value-type="float" office:value="1.36219E-4" table:style-name="ce8">
            <text:p>0,000136219</text:p>
          </table:table-cell>
          <table:table-cell office:value-type="float" office:value="8.4689000000000002E-5" table:style-name="ce8">
            <text:p>0,0000846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7.9825000000000002E-5" table:style-name="ce8">
            <text:p>0,000079825</text:p>
          </table:table-cell>
          <table:table-cell office:value-type="float" office:value="8.9021E-5" table:style-name="ce9">
            <text:p>8,90E-05</text:p>
          </table:table-cell>
          <table:table-cell office:value-type="float" office:value="1.37305E-4" table:style-name="ce9">
            <text:p>1,37E-04</text:p>
          </table:table-cell>
          <table:table-cell office:value-type="float" office:value="1.6974399999999999E-4" table:style-name="ce9">
            <text:p>1,70E-04</text:p>
          </table:table-cell>
          <table:table-cell table:style-name="ce1"/>
          <table:table-cell table:style-name="ce6"/>
          <table:table-cell office:value-type="float" office:value="5" table:style-name="ce7">
            <text:p>5</text:p>
          </table:table-cell>
          <table:table-cell office:value-type="float" office:value="2.25107E-4" table:style-name="ce8">
            <text:p>0,000225107</text:p>
          </table:table-cell>
          <table:table-cell office:value-type="float" office:value="9.6034999999999998E-5" table:style-name="ce8">
            <text:p>0,000096035</text:p>
          </table:table-cell>
          <table:table-cell office:value-type="float" office:value="1.47441E-4" table:style-name="ce8">
            <text:p>0,000147441</text:p>
          </table:table-cell>
          <table:table-cell office:value-type="float" office:value="1.40443E-4" table:style-name="ce8">
            <text:p>0,000140443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72447E-4" table:style-name="ce9">
            <text:p>1,72E-04</text:p>
          </table:table-cell>
          <table:table-cell office:value-type="float" office:value="2.0539000000000001E-4" table:style-name="ce9">
            <text:p>2,05E-04</text:p>
          </table:table-cell>
          <table:table-cell office:value-type="float" office:value="3.7691299999999999E-4" table:style-name="ce9">
            <text:p>3,77E-04</text:p>
          </table:table-cell>
          <table:table-cell office:value-type="float" office:value="3.0701699999999998E-4" table:style-name="ce9">
            <text:p>3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1.8331000000000001E-5" table:style-name="ce8">
            <text:p>0,000018331</text:p>
          </table:table-cell>
          <table:table-cell office:value-type="float" office:value="1.9021E-5" table:style-name="ce8">
            <text:p>0,000019021</text:p>
          </table:table-cell>
          <table:table-cell office:value-type="float" office:value="4.3232000000000002E-5" table:style-name="ce8">
            <text:p>0,000043232</text:p>
          </table:table-cell>
          <table:table-cell office:value-type="float" office:value="2.1579000000000001E-5" table:style-name="ce8">
            <text:p>0,00002157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1997699999999999E-4" table:style-name="ce8">
            <text:p>0,000119977</text:p>
          </table:table-cell>
          <table:table-cell office:value-type="float" office:value="6.9307000000000006E-5" table:style-name="ce8">
            <text:p>0,000069307</text:p>
          </table:table-cell>
          <table:table-cell office:value-type="float" office:value="7.8114999999999993E-5" table:style-name="ce8">
            <text:p>0,000078115</text:p>
          </table:table-cell>
          <table:table-cell office:value-type="float" office:value="8.1326E-5" table:style-name="ce8">
            <text:p>0,000081326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6299000000000001E-4" table:style-name="ce9">
            <text:p>1,63E-04</text:p>
          </table:table-cell>
          <table:table-cell office:value-type="float" office:value="1.21032E-4" table:style-name="ce9">
            <text:p>1,21E-04</text:p>
          </table:table-cell>
          <table:table-cell office:value-type="float" office:value="1.28307E-4" table:style-name="ce9">
            <text:p>1,28E-04</text:p>
          </table:table-cell>
          <table:table-cell office:value-type="float" office:value="1.5811800000000001E-4" table:style-name="ce9">
            <text:p>1,58E-04</text:p>
          </table:table-cell>
          <table:table-cell table:style-name="ce1"/>
          <table:table-cell table:style-name="ce6"/>
          <table:table-cell office:value-type="float" office:value="6" table:style-name="ce7">
            <text:p>6</text:p>
          </table:table-cell>
          <table:table-cell office:value-type="float" office:value="9.7349999999999995E-5" table:style-name="ce8">
            <text:p>0,00009735</text:p>
          </table:table-cell>
          <table:table-cell office:value-type="float" office:value="9.5113999999999998E-5" table:style-name="ce8">
            <text:p>0,000095114</text:p>
          </table:table-cell>
          <table:table-cell office:value-type="float" office:value="1.10245E-4" table:style-name="ce8">
            <text:p>0,000110245</text:p>
          </table:table-cell>
          <table:table-cell office:value-type="float" office:value="1.4079399999999999E-4" table:style-name="ce8">
            <text:p>0,000140794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.3419899999999998E-4" table:style-name="ce9">
            <text:p>3,34E-04</text:p>
          </table:table-cell>
          <table:table-cell office:value-type="float" office:value="2.26877E-4" table:style-name="ce9">
            <text:p>2,27E-04</text:p>
          </table:table-cell>
          <table:table-cell office:value-type="float" office:value="3.5175400000000002E-4" table:style-name="ce9">
            <text:p>3,52E-04</text:p>
          </table:table-cell>
          <table:table-cell office:value-type="float" office:value="2.72761E-4" table:style-name="ce9">
            <text:p>2,7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1713E-5" table:style-name="ce8">
            <text:p>0,000021713</text:p>
          </table:table-cell>
          <table:table-cell office:value-type="float" office:value="1.9661E-5" table:style-name="ce8">
            <text:p>0,000019661</text:p>
          </table:table-cell>
          <table:table-cell office:value-type="float" office:value="3.2527999999999998E-5" table:style-name="ce8">
            <text:p>0,000032528</text:p>
          </table:table-cell>
          <table:table-cell office:value-type="float" office:value="2.582E-5" table:style-name="ce8">
            <text:p>0,00002582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7.0016000000000002E-5" table:style-name="ce8">
            <text:p>0,000070016</text:p>
          </table:table-cell>
          <table:table-cell office:value-type="float" office:value="1.4019999999999999E-4" table:style-name="ce8">
            <text:p>0,0001402</text:p>
          </table:table-cell>
          <table:table-cell office:value-type="float" office:value="6.8628999999999996E-5" table:style-name="ce8">
            <text:p>0,000068629</text:p>
          </table:table-cell>
          <table:table-cell office:value-type="float" office:value="7.9831000000000002E-5" table:style-name="ce8">
            <text:p>0,00007983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2997999999999994E-5" table:style-name="ce9">
            <text:p>8,30E-05</text:p>
          </table:table-cell>
          <table:table-cell office:value-type="float" office:value="2.4646599999999998E-4" table:style-name="ce9">
            <text:p>2,46E-04</text:p>
          </table:table-cell>
          <table:table-cell office:value-type="float" office:value="1.5872E-4" table:style-name="ce9">
            <text:p>1,59E-04</text:p>
          </table:table-cell>
          <table:table-cell office:value-type="float" office:value="2.1308199999999999E-4" table:style-name="ce9">
            <text:p>2,13E-04</text:p>
          </table:table-cell>
          <table:table-cell table:style-name="ce1"/>
          <table:table-cell table:style-name="ce6"/>
          <table:table-cell office:value-type="float" office:value="7" table:style-name="ce7">
            <text:p>7</text:p>
          </table:table-cell>
          <table:table-cell office:value-type="float" office:value="9.3801999999999994E-5" table:style-name="ce8">
            <text:p>0,000093802</text:p>
          </table:table-cell>
          <table:table-cell office:value-type="float" office:value="1.9942000000000001E-4" table:style-name="ce8">
            <text:p>0,00019942</text:p>
          </table:table-cell>
          <table:table-cell office:value-type="float" office:value="1.60116E-4" table:style-name="ce8">
            <text:p>0,000160116</text:p>
          </table:table-cell>
          <table:table-cell office:value-type="float" office:value="1.24225E-4" table:style-name="ce8">
            <text:p>0,000124225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7319500000000001E-4" table:style-name="ce9">
            <text:p>1,73E-04</text:p>
          </table:table-cell>
          <table:table-cell office:value-type="float" office:value="3.3196300000000001E-4" table:style-name="ce9">
            <text:p>3,32E-04</text:p>
          </table:table-cell>
          <table:table-cell office:value-type="float" office:value="1.86379E-4" table:style-name="ce9">
            <text:p>1,86E-04</text:p>
          </table:table-cell>
          <table:table-cell office:value-type="float" office:value="2.8569199999999999E-4" table:style-name="ce9">
            <text:p>2,8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1.961E-5" table:style-name="ce8">
            <text:p>0,00001961</text:p>
          </table:table-cell>
          <table:table-cell office:value-type="float" office:value="1.8595999999999999E-5" table:style-name="ce8">
            <text:p>0,000018596</text:p>
          </table:table-cell>
          <table:table-cell office:value-type="float" office:value="4.3575000000000002E-5" table:style-name="ce8">
            <text:p>0,000043575</text:p>
          </table:table-cell>
          <table:table-cell office:value-type="float" office:value="6.6645999999999999E-5" table:style-name="ce8">
            <text:p>0,0000666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5649999999999997E-5" table:style-name="ce8">
            <text:p>0,00006565</text:p>
          </table:table-cell>
          <table:table-cell office:value-type="float" office:value="9.3315999999999999E-5" table:style-name="ce8">
            <text:p>0,000093316</text:p>
          </table:table-cell>
          <table:table-cell office:value-type="float" office:value="9.1615999999999998E-5" table:style-name="ce8">
            <text:p>0,000091616</text:p>
          </table:table-cell>
          <table:table-cell office:value-type="float" office:value="1.18996E-4" table:style-name="ce8">
            <text:p>0,00011899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20926E-4" table:style-name="ce9">
            <text:p>1,21E-04</text:p>
          </table:table-cell>
          <table:table-cell office:value-type="float" office:value="9.1393999999999999E-5" table:style-name="ce9">
            <text:p>9,14E-05</text:p>
          </table:table-cell>
          <table:table-cell office:value-type="float" office:value="1.1027999999999999E-4" table:style-name="ce8">
            <text:p>0,00011028</text:p>
          </table:table-cell>
          <table:table-cell office:value-type="float" office:value="1.01159E-4" table:style-name="ce9">
            <text:p>1,01E-04</text:p>
          </table:table-cell>
          <table:table-cell table:style-name="ce1"/>
          <table:table-cell table:style-name="ce6"/>
          <table:table-cell office:value-type="float" office:value="8" table:style-name="ce7">
            <text:p>8</text:p>
          </table:table-cell>
          <table:table-cell office:value-type="float" office:value="9.4400000000000004E-5" table:style-name="ce8">
            <text:p>0,0000944</text:p>
          </table:table-cell>
          <table:table-cell office:value-type="float" office:value="2.0194899999999999E-4" table:style-name="ce8">
            <text:p>0,000201949</text:p>
          </table:table-cell>
          <table:table-cell office:value-type="float" office:value="1.4797899999999999E-4" table:style-name="ce8">
            <text:p>0,000147979</text:p>
          </table:table-cell>
          <table:table-cell office:value-type="float" office:value="1.2645899999999999E-4" table:style-name="ce8">
            <text:p>0,000126459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7379E-4" table:style-name="ce9">
            <text:p>1,74E-04</text:p>
          </table:table-cell>
          <table:table-cell office:value-type="float" office:value="1.7286100000000001E-4" table:style-name="ce9">
            <text:p>1,73E-04</text:p>
          </table:table-cell>
          <table:table-cell office:value-type="float" office:value="2.1699299999999999E-4" table:style-name="ce9">
            <text:p>2,17E-04</text:p>
          </table:table-cell>
          <table:table-cell office:value-type="float" office:value="3.7913699999999999E-4" table:style-name="ce9">
            <text:p>3,79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8717000000000001E-5" table:style-name="ce8">
            <text:p>0,000018717</text:p>
          </table:table-cell>
          <table:table-cell office:value-type="float" office:value="3.0814E-5" table:style-name="ce8">
            <text:p>0,000030814</text:p>
          </table:table-cell>
          <table:table-cell office:value-type="float" office:value="1.9904000000000001E-5" table:style-name="ce8">
            <text:p>0,000019904</text:p>
          </table:table-cell>
          <table:table-cell office:value-type="float" office:value="2.2914000000000001E-5" table:style-name="ce8">
            <text:p>0,000022914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5.9911999999999998E-5" table:style-name="ce8">
            <text:p>0,000059912</text:p>
          </table:table-cell>
          <table:table-cell office:value-type="float" office:value="1.2597199999999999E-4" table:style-name="ce8">
            <text:p>0,000125972</text:p>
          </table:table-cell>
          <table:table-cell office:value-type="float" office:value="1.2983299999999999E-4" table:style-name="ce8">
            <text:p>0,000129833</text:p>
          </table:table-cell>
          <table:table-cell office:value-type="float" office:value="8.7491999999999995E-5" table:style-name="ce8">
            <text:p>0,00008749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1557000000000005E-5" table:style-name="ce9">
            <text:p>8,16E-05</text:p>
          </table:table-cell>
          <table:table-cell office:value-type="float" office:value="1.5230500000000001E-4" table:style-name="ce9">
            <text:p>1,52E-04</text:p>
          </table:table-cell>
          <table:table-cell office:value-type="float" office:value="1.1267799999999999E-4" table:style-name="ce9">
            <text:p>1,13E-04</text:p>
          </table:table-cell>
          <table:table-cell office:value-type="float" office:value="1.2844399999999999E-4" table:style-name="ce9">
            <text:p>1,28E-04</text:p>
          </table:table-cell>
          <table:table-cell table:style-name="ce1"/>
          <table:table-cell table:style-name="ce6"/>
          <table:table-cell office:value-type="float" office:value="9" table:style-name="ce7">
            <text:p>9</text:p>
          </table:table-cell>
          <table:table-cell office:value-type="float" office:value="1.0008199999999999E-4" table:style-name="ce8">
            <text:p>0,000100082</text:p>
          </table:table-cell>
          <table:table-cell office:value-type="float" office:value="2.4065800000000001E-4" table:style-name="ce8">
            <text:p>0,000240658</text:p>
          </table:table-cell>
          <table:table-cell office:value-type="float" office:value="2.1445700000000001E-4" table:style-name="ce8">
            <text:p>0,000214457</text:p>
          </table:table-cell>
          <table:table-cell office:value-type="float" office:value="1.73943E-4" table:style-name="ce8">
            <text:p>0,00017394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.1555699999999999E-4" table:style-name="ce9">
            <text:p>4,16E-04</text:p>
          </table:table-cell>
          <table:table-cell office:value-type="float" office:value="2.5724999999999999E-4" table:style-name="ce9">
            <text:p>2,57E-04</text:p>
          </table:table-cell>
          <table:table-cell office:value-type="float" office:value="1.9902099999999999E-4" table:style-name="ce9">
            <text:p>1,99E-04</text:p>
          </table:table-cell>
          <table:table-cell office:value-type="float" office:value="3.6243400000000002E-4" table:style-name="ce9">
            <text:p>3,62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.8308000000000002E-5" table:style-name="ce8">
            <text:p>0,000018308</text:p>
          </table:table-cell>
          <table:table-cell office:value-type="float" office:value="1.9894E-5" table:style-name="ce8">
            <text:p>0,000019894</text:p>
          </table:table-cell>
          <table:table-cell office:value-type="float" office:value="3.1900999999999998E-5" table:style-name="ce8">
            <text:p>0,000031901</text:p>
          </table:table-cell>
          <table:table-cell office:value-type="float" office:value="2.126E-5" table:style-name="ce8">
            <text:p>0,0000212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5715E-4" table:style-name="ce8">
            <text:p>0,00015715</text:p>
          </table:table-cell>
          <table:table-cell office:value-type="float" office:value="1.07404E-4" table:style-name="ce8">
            <text:p>0,000107404</text:p>
          </table:table-cell>
          <table:table-cell office:value-type="float" office:value="9.7218000000000003E-5" table:style-name="ce8">
            <text:p>0,000097218</text:p>
          </table:table-cell>
          <table:table-cell office:value-type="float" office:value="8.0512000000000004E-5" table:style-name="ce8">
            <text:p>0,00008051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1253000000000003E-5" table:style-name="ce9">
            <text:p>8,13E-05</text:p>
          </table:table-cell>
          <table:table-cell office:value-type="float" office:value="8.653E-5" table:style-name="ce9">
            <text:p>8,65E-05</text:p>
          </table:table-cell>
          <table:table-cell office:value-type="float" office:value="2.1089000000000001E-4" table:style-name="ce9">
            <text:p>2,11E-04</text:p>
          </table:table-cell>
          <table:table-cell office:value-type="float" office:value="1.01743E-4" table:style-name="ce9">
            <text:p>1,02E-04</text:p>
          </table:table-cell>
          <table:table-cell table:style-name="ce1"/>
          <table:table-cell table:style-name="ce6"/>
          <table:table-cell office:value-type="float" office:value="10" table:style-name="ce7">
            <text:p>10</text:p>
          </table:table-cell>
          <table:table-cell office:value-type="float" office:value="1.8302499999999999E-4" table:style-name="ce8">
            <text:p>0,000183025</text:p>
          </table:table-cell>
          <table:table-cell office:value-type="float" office:value="1.4512499999999999E-4" table:style-name="ce8">
            <text:p>0,000145125</text:p>
          </table:table-cell>
          <table:table-cell office:value-type="float" office:value="1.7623399999999999E-4" table:style-name="ce8">
            <text:p>0,000176234</text:p>
          </table:table-cell>
          <table:table-cell office:value-type="float" office:value="2.3647499999999999E-4" table:style-name="ce8">
            <text:p>0,00023647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75954E-4" table:style-name="ce9">
            <text:p>1,76E-04</text:p>
          </table:table-cell>
          <table:table-cell office:value-type="float" office:value="4.21648E-4" table:style-name="ce9">
            <text:p>4,22E-04</text:p>
          </table:table-cell>
          <table:table-cell office:value-type="float" office:value="2.9821699999999998E-4" table:style-name="ce9">
            <text:p>2,98E-04</text:p>
          </table:table-cell>
          <table:table-cell office:value-type="float" office:value="3.9711E-4" table:style-name="ce9">
            <text:p>3,9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1.7994000000000001E-5" table:style-name="ce8">
            <text:p>0,000017994</text:p>
          </table:table-cell>
          <table:table-cell office:value-type="float" office:value="1.8876999999999999E-5" table:style-name="ce8">
            <text:p>0,000018877</text:p>
          </table:table-cell>
          <table:table-cell office:value-type="float" office:value="2.1197999999999999E-5" table:style-name="ce8">
            <text:p>0,000021198</text:p>
          </table:table-cell>
          <table:table-cell office:value-type="float" office:value="2.5697000000000001E-5" table:style-name="ce8">
            <text:p>0,0000256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7.2959000000000004E-5" table:style-name="ce8">
            <text:p>0,000072959</text:p>
          </table:table-cell>
          <table:table-cell office:value-type="float" office:value="1.0213300000000001E-4" table:style-name="ce8">
            <text:p>0,000102133</text:p>
          </table:table-cell>
          <table:table-cell office:value-type="float" office:value="7.5266999999999996E-5" table:style-name="ce8">
            <text:p>0,000075267</text:p>
          </table:table-cell>
          <table:table-cell office:value-type="float" office:value="1.34148E-4" table:style-name="ce8">
            <text:p>0,0001341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7028E-4" table:style-name="ce8">
            <text:p>0,000177028</text:p>
          </table:table-cell>
          <table:table-cell office:value-type="float" office:value="8.5772000000000005E-5" table:style-name="ce9">
            <text:p>8,58E-05</text:p>
          </table:table-cell>
          <table:table-cell office:value-type="float" office:value="1.1621299999999999E-4" table:style-name="ce9">
            <text:p>1,16E-04</text:p>
          </table:table-cell>
          <table:table-cell office:value-type="float" office:value="2.4961500000000001E-4" table:style-name="ce9">
            <text:p>2,50E-04</text:p>
          </table:table-cell>
          <table:table-cell table:style-name="ce1"/>
          <table:table-cell table:style-name="ce6"/>
          <table:table-cell office:value-type="float" office:value="11" table:style-name="ce7">
            <text:p>11</text:p>
          </table:table-cell>
          <table:table-cell office:value-type="float" office:value="9.7301999999999998E-5" table:style-name="ce8">
            <text:p>0,000097302</text:p>
          </table:table-cell>
          <table:table-cell office:value-type="float" office:value="9.8027000000000002E-5" table:style-name="ce8">
            <text:p>0,000098027</text:p>
          </table:table-cell>
          <table:table-cell office:value-type="float" office:value="1.5084500000000001E-4" table:style-name="ce8">
            <text:p>0,000150845</text:p>
          </table:table-cell>
          <table:table-cell office:value-type="float" office:value="1.39944E-4" table:style-name="ce8">
            <text:p>0,000139944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419199999999999E-4" table:style-name="ce9">
            <text:p>1,74E-04</text:p>
          </table:table-cell>
          <table:table-cell office:value-type="float" office:value="3.30086E-4" table:style-name="ce9">
            <text:p>3,30E-04</text:p>
          </table:table-cell>
          <table:table-cell office:value-type="float" office:value="2.6343999999999998E-4" table:style-name="ce10">
            <text:p>2,63E-04</text:p>
          </table:table-cell>
          <table:table-cell office:value-type="float" office:value="3.1737399999999999E-4" table:style-name="ce9">
            <text:p>3,1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9978999999999999E-5" table:style-name="ce8">
            <text:p>0,000029979</text:p>
          </table:table-cell>
          <table:table-cell office:value-type="float" office:value="3.4236000000000002E-5" table:style-name="ce8">
            <text:p>0,000034236</text:p>
          </table:table-cell>
          <table:table-cell office:value-type="float" office:value="3.4087000000000001E-5" table:style-name="ce8">
            <text:p>0,000034087</text:p>
          </table:table-cell>
          <table:table-cell office:value-type="float" office:value="2.1114000000000001E-5" table:style-name="ce8">
            <text:p>0,00002111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0720000000000001E-5" table:style-name="ce8">
            <text:p>0,00006072</text:p>
          </table:table-cell>
          <table:table-cell office:value-type="float" office:value="8.1837999999999998E-5" table:style-name="ce8">
            <text:p>0,000081838</text:p>
          </table:table-cell>
          <table:table-cell office:value-type="float" office:value="8.3183000000000006E-5" table:style-name="ce8">
            <text:p>0,000083183</text:p>
          </table:table-cell>
          <table:table-cell office:value-type="float" office:value="7.216E-5" table:style-name="ce8">
            <text:p>0,0000721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745E-4" table:style-name="ce9">
            <text:p>1,67E-04</text:p>
          </table:table-cell>
          <table:table-cell office:value-type="float" office:value="1.0335099999999999E-4" table:style-name="ce9">
            <text:p>1,03E-04</text:p>
          </table:table-cell>
          <table:table-cell office:value-type="float" office:value="1.42187E-4" table:style-name="ce9">
            <text:p>1,42E-04</text:p>
          </table:table-cell>
          <table:table-cell office:value-type="float" office:value="1.56231E-4" table:style-name="ce9">
            <text:p>1,56E-04</text:p>
          </table:table-cell>
          <table:table-cell table:style-name="ce1"/>
          <table:table-cell table:style-name="ce6"/>
          <table:table-cell office:value-type="float" office:value="12" table:style-name="ce7">
            <text:p>12</text:p>
          </table:table-cell>
          <table:table-cell office:value-type="float" office:value="9.2263999999999996E-5" table:style-name="ce8">
            <text:p>0,000092264</text:p>
          </table:table-cell>
          <table:table-cell office:value-type="float" office:value="1.08766E-4" table:style-name="ce8">
            <text:p>0,000108766</text:p>
          </table:table-cell>
          <table:table-cell office:value-type="float" office:value="1.6525900000000001E-4" table:style-name="ce8">
            <text:p>0,000165259</text:p>
          </table:table-cell>
          <table:table-cell office:value-type="float" office:value="1.4851999999999999E-4" table:style-name="ce8">
            <text:p>0,00014852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4.6448099999999999E-4" table:style-name="ce9">
            <text:p>4,64E-04</text:p>
          </table:table-cell>
          <table:table-cell office:value-type="float" office:value="3.1186300000000001E-4" table:style-name="ce9">
            <text:p>3,12E-04</text:p>
          </table:table-cell>
          <table:table-cell office:value-type="float" office:value="1.95844E-4" table:style-name="ce9">
            <text:p>1,96E-04</text:p>
          </table:table-cell>
          <table:table-cell office:value-type="float" office:value="2.8979E-4" table:style-name="ce9">
            <text:p>2,90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4.1465999999999999E-5" table:style-name="ce8">
            <text:p>0,000041466</text:p>
          </table:table-cell>
          <table:table-cell office:value-type="float" office:value="2.2133E-5" table:style-name="ce8">
            <text:p>0,000022133</text:p>
          </table:table-cell>
          <table:table-cell office:value-type="float" office:value="2.0553000000000001E-5" table:style-name="ce8">
            <text:p>0,000020553</text:p>
          </table:table-cell>
          <table:table-cell office:value-type="float" office:value="2.0862000000000001E-5" table:style-name="ce8">
            <text:p>0,00002086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1851000000000001E-5" table:style-name="ce8">
            <text:p>0,000061851</text:p>
          </table:table-cell>
          <table:table-cell office:value-type="float" office:value="7.8585999999999996E-5" table:style-name="ce8">
            <text:p>0,000078586</text:p>
          </table:table-cell>
          <table:table-cell office:value-type="float" office:value="8.7133999999999996E-5" table:style-name="ce8">
            <text:p>0,000087134</text:p>
          </table:table-cell>
          <table:table-cell office:value-type="float" office:value="8.5346000000000006E-5" table:style-name="ce8">
            <text:p>0,000085346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0890000000000006E-5" table:style-name="ce9">
            <text:p>8,09E-05</text:p>
          </table:table-cell>
          <table:table-cell office:value-type="float" office:value="8.3813000000000005E-5" table:style-name="ce9">
            <text:p>8,38E-05</text:p>
          </table:table-cell>
          <table:table-cell office:value-type="float" office:value="8.9870999999999994E-5" table:style-name="ce9">
            <text:p>8,99E-05</text:p>
          </table:table-cell>
          <table:table-cell office:value-type="float" office:value="9.1747000000000001E-5" table:style-name="ce9">
            <text:p>9,17E-05</text:p>
          </table:table-cell>
          <table:table-cell table:style-name="ce1"/>
          <table:table-cell table:style-name="ce6"/>
          <table:table-cell office:value-type="float" office:value="13" table:style-name="ce7">
            <text:p>13</text:p>
          </table:table-cell>
          <table:table-cell office:value-type="float" office:value="9.7385000000000004E-5" table:style-name="ce8">
            <text:p>0,000097385</text:p>
          </table:table-cell>
          <table:table-cell office:value-type="float" office:value="9.4376999999999994E-5" table:style-name="ce8">
            <text:p>0,000094377</text:p>
          </table:table-cell>
          <table:table-cell office:value-type="float" office:value="1.02768E-4" table:style-name="ce8">
            <text:p>0,000102768</text:p>
          </table:table-cell>
          <table:table-cell office:value-type="float" office:value="1.09418E-4" table:style-name="ce8">
            <text:p>0,00010941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6484900000000001E-4" table:style-name="ce9">
            <text:p>1,65E-04</text:p>
          </table:table-cell>
          <table:table-cell office:value-type="float" office:value="2.0967699999999999E-4" table:style-name="ce9">
            <text:p>2,10E-04</text:p>
          </table:table-cell>
          <table:table-cell office:value-type="float" office:value="2.0786599999999999E-4" table:style-name="ce9">
            <text:p>2,08E-04</text:p>
          </table:table-cell>
          <table:table-cell office:value-type="float" office:value="2.7448499999999999E-4" table:style-name="ce9">
            <text:p>2,7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.6399000000000002E-5" table:style-name="ce8">
            <text:p>0,000036399</text:p>
          </table:table-cell>
          <table:table-cell office:value-type="float" office:value="3.4332000000000003E-5" table:style-name="ce8">
            <text:p>0,000034332</text:p>
          </table:table-cell>
          <table:table-cell office:value-type="float" office:value="3.1625999999999998E-5" table:style-name="ce8">
            <text:p>0,000031626</text:p>
          </table:table-cell>
          <table:table-cell office:value-type="float" office:value="4.0070000000000001E-5" table:style-name="ce8">
            <text:p>0,0000400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7115999999999997E-5" table:style-name="ce8">
            <text:p>0,000087116</text:p>
          </table:table-cell>
          <table:table-cell office:value-type="float" office:value="6.4795999999999994E-5" table:style-name="ce8">
            <text:p>0,000064796</text:p>
          </table:table-cell>
          <table:table-cell office:value-type="float" office:value="1.6609799999999999E-4" table:style-name="ce8">
            <text:p>0,000166098</text:p>
          </table:table-cell>
          <table:table-cell office:value-type="float" office:value="1.10845E-4" table:style-name="ce8">
            <text:p>0,000110845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.09736E-4" table:style-name="ce9">
            <text:p>2,10E-04</text:p>
          </table:table-cell>
          <table:table-cell office:value-type="float" office:value="1.00201E-4" table:style-name="ce8">
            <text:p>0,000100201</text:p>
          </table:table-cell>
          <table:table-cell office:value-type="float" office:value="1.09391E-4" table:style-name="ce9">
            <text:p>1,09E-04</text:p>
          </table:table-cell>
          <table:table-cell office:value-type="float" office:value="1.00815E-4" table:style-name="ce9">
            <text:p>1,01E-04</text:p>
          </table:table-cell>
          <table:table-cell table:style-name="ce1"/>
          <table:table-cell table:style-name="ce6"/>
          <table:table-cell office:value-type="float" office:value="14" table:style-name="ce7">
            <text:p>14</text:p>
          </table:table-cell>
          <table:table-cell office:value-type="float" office:value="1.4886200000000001E-4" table:style-name="ce8">
            <text:p>0,000148862</text:p>
          </table:table-cell>
          <table:table-cell office:value-type="float" office:value="1.26017E-4" table:style-name="ce8">
            <text:p>0,000126017</text:p>
          </table:table-cell>
          <table:table-cell office:value-type="float" office:value="1.24614E-4" table:style-name="ce8">
            <text:p>0,000124614</text:p>
          </table:table-cell>
          <table:table-cell office:value-type="float" office:value="1.5033599999999999E-4" table:style-name="ce8">
            <text:p>0,000150336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6079500000000001E-4" table:style-name="ce9">
            <text:p>1,61E-04</text:p>
          </table:table-cell>
          <table:table-cell office:value-type="float" office:value="1.7741499999999999E-4" table:style-name="ce9">
            <text:p>1,77E-04</text:p>
          </table:table-cell>
          <table:table-cell office:value-type="float" office:value="2.07118E-4" table:style-name="ce9">
            <text:p>2,07E-04</text:p>
          </table:table-cell>
          <table:table-cell office:value-type="float" office:value="3.7450500000000002E-4" table:style-name="ce9">
            <text:p>3,75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1.9338E-5" table:style-name="ce8">
            <text:p>0,000019338</text:p>
          </table:table-cell>
          <table:table-cell office:value-type="float" office:value="3.2682000000000003E-5" table:style-name="ce8">
            <text:p>0,000032682</text:p>
          </table:table-cell>
          <table:table-cell office:value-type="float" office:value="3.2310000000000001E-5" table:style-name="ce8">
            <text:p>0,00003231</text:p>
          </table:table-cell>
          <table:table-cell office:value-type="float" office:value="3.2208000000000001E-5" table:style-name="ce8">
            <text:p>0,0000322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6.3597999999999997E-5" table:style-name="ce8">
            <text:p>0,000063598</text:p>
          </table:table-cell>
          <table:table-cell office:value-type="float" office:value="6.8569E-5" table:style-name="ce8">
            <text:p>0,000068569</text:p>
          </table:table-cell>
          <table:table-cell office:value-type="float" office:value="6.6791999999999993E-5" table:style-name="ce8">
            <text:p>0,000066792</text:p>
          </table:table-cell>
          <table:table-cell office:value-type="float" office:value="8.5989000000000006E-5" table:style-name="ce8">
            <text:p>0,000085989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.7841999999999999E-4" table:style-name="ce9">
            <text:p>1,78E-04</text:p>
          </table:table-cell>
          <table:table-cell office:value-type="float" office:value="1.29047E-4" table:style-name="ce9">
            <text:p>1,29E-04</text:p>
          </table:table-cell>
          <table:table-cell office:value-type="float" office:value="2.49022E-4" table:style-name="ce9">
            <text:p>2,49E-04</text:p>
          </table:table-cell>
          <table:table-cell office:value-type="float" office:value="1.5703900000000001E-4" table:style-name="ce8">
            <text:p>0,000157039</text:p>
          </table:table-cell>
          <table:table-cell table:style-name="ce1"/>
          <table:table-cell table:style-name="ce6"/>
          <table:table-cell office:value-type="float" office:value="15" table:style-name="ce7">
            <text:p>15</text:p>
          </table:table-cell>
          <table:table-cell office:value-type="float" office:value="2.05727E-4" table:style-name="ce8">
            <text:p>0,000205727</text:p>
          </table:table-cell>
          <table:table-cell office:value-type="float" office:value="1.5600299999999999E-4" table:style-name="ce8">
            <text:p>0,000156003</text:p>
          </table:table-cell>
          <table:table-cell office:value-type="float" office:value="1.3979500000000001E-4" table:style-name="ce8">
            <text:p>0,000139795</text:p>
          </table:table-cell>
          <table:table-cell office:value-type="float" office:value="1.04514E-4" table:style-name="ce8">
            <text:p>0,000104514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29373E-4" table:style-name="ce9">
            <text:p>2,29E-04</text:p>
          </table:table-cell>
          <table:table-cell office:value-type="float" office:value="1.9530099999999999E-4" table:style-name="ce9">
            <text:p>1,95E-04</text:p>
          </table:table-cell>
          <table:table-cell office:value-type="float" office:value="2.9720700000000002E-4" table:style-name="ce9">
            <text:p>2,97E-04</text:p>
          </table:table-cell>
          <table:table-cell office:value-type="float" office:value="2.02788E-4" table:style-name="ce9">
            <text:p>2,03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1.8561000000000001E-5" table:style-name="ce8">
            <text:p>0,000018561</text:p>
          </table:table-cell>
          <table:table-cell office:value-type="float" office:value="1.8839999999999999E-5" table:style-name="ce8">
            <text:p>0,00001884</text:p>
          </table:table-cell>
          <table:table-cell office:value-type="float" office:value="3.2282E-5" table:style-name="ce8">
            <text:p>0,000032282</text:p>
          </table:table-cell>
          <table:table-cell office:value-type="float" office:value="5.1959000000000002E-5" table:style-name="ce8">
            <text:p>0,000051959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6220500000000001E-4" table:style-name="ce8">
            <text:p>0,000162205</text:p>
          </table:table-cell>
          <table:table-cell office:value-type="float" office:value="6.5738E-5" table:style-name="ce8">
            <text:p>0,000065738</text:p>
          </table:table-cell>
          <table:table-cell office:value-type="float" office:value="9.4475000000000006E-5" table:style-name="ce8">
            <text:p>0,000094475</text:p>
          </table:table-cell>
          <table:table-cell office:value-type="float" office:value="1.08341E-4" table:style-name="ce8">
            <text:p>0,00010834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02453E-4" table:style-name="ce9">
            <text:p>1,02E-04</text:p>
          </table:table-cell>
          <table:table-cell office:value-type="float" office:value="8.1537000000000002E-5" table:style-name="ce9">
            <text:p>8,15E-05</text:p>
          </table:table-cell>
          <table:table-cell office:value-type="float" office:value="1.0436499999999999E-4" table:style-name="ce9">
            <text:p>1,04E-04</text:p>
          </table:table-cell>
          <table:table-cell office:value-type="float" office:value="1.12755E-4" table:style-name="ce9">
            <text:p>1,13E-04</text:p>
          </table:table-cell>
          <table:table-cell table:style-name="ce1"/>
          <table:table-cell table:style-name="ce6"/>
          <table:table-cell office:value-type="float" office:value="16" table:style-name="ce7">
            <text:p>16</text:p>
          </table:table-cell>
          <table:table-cell office:value-type="float" office:value="9.1545999999999994E-5" table:style-name="ce8">
            <text:p>0,000091546</text:p>
          </table:table-cell>
          <table:table-cell office:value-type="float" office:value="9.7996000000000002E-5" table:style-name="ce8">
            <text:p>0,000097996</text:p>
          </table:table-cell>
          <table:table-cell office:value-type="float" office:value="1.1548999999999999E-4" table:style-name="ce8">
            <text:p>0,00011549</text:p>
          </table:table-cell>
          <table:table-cell office:value-type="float" office:value="1.2270400000000001E-4" table:style-name="ce8">
            <text:p>0,00012270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.5365700000000001E-4" table:style-name="ce9">
            <text:p>3,54E-04</text:p>
          </table:table-cell>
          <table:table-cell office:value-type="float" office:value="2.4180800000000001E-4" table:style-name="ce9">
            <text:p>2,42E-04</text:p>
          </table:table-cell>
          <table:table-cell office:value-type="float" office:value="1.9853699999999999E-4" table:style-name="ce9">
            <text:p>1,99E-04</text:p>
          </table:table-cell>
          <table:table-cell office:value-type="float" office:value="2.7664399999999999E-4" table:style-name="ce9">
            <text:p>2,7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1.8753000000000002E-5" table:style-name="ce8">
            <text:p>0,000018753</text:p>
          </table:table-cell>
          <table:table-cell office:value-type="float" office:value="1.8768999999999999E-5" table:style-name="ce8">
            <text:p>0,000018769</text:p>
          </table:table-cell>
          <table:table-cell office:value-type="float" office:value="3.3436999999999999E-5" table:style-name="ce8">
            <text:p>0,000033437</text:p>
          </table:table-cell>
          <table:table-cell office:value-type="float" office:value="2.3824000000000001E-5" table:style-name="ce8">
            <text:p>0,000023824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4357999999999996E-5" table:style-name="ce8">
            <text:p>0,000064358</text:p>
          </table:table-cell>
          <table:table-cell office:value-type="float" office:value="6.6767000000000006E-5" table:style-name="ce8">
            <text:p>0,000066767</text:p>
          </table:table-cell>
          <table:table-cell office:value-type="float" office:value="1.5326200000000001E-4" table:style-name="ce8">
            <text:p>0,000153262</text:p>
          </table:table-cell>
          <table:table-cell office:value-type="float" office:value="8.5916999999999997E-5" table:style-name="ce8">
            <text:p>0,000085917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9292E-4" table:style-name="ce9">
            <text:p>1,09E-04</text:p>
          </table:table-cell>
          <table:table-cell office:value-type="float" office:value="1.05709E-4" table:style-name="ce9">
            <text:p>1,06E-04</text:p>
          </table:table-cell>
          <table:table-cell office:value-type="float" office:value="1.5146199999999999E-4" table:style-name="ce9">
            <text:p>1,51E-04</text:p>
          </table:table-cell>
          <table:table-cell office:value-type="float" office:value="1.9803099999999999E-4" table:style-name="ce9">
            <text:p>1,98E-04</text:p>
          </table:table-cell>
          <table:table-cell table:style-name="ce1"/>
          <table:table-cell table:style-name="ce6"/>
          <table:table-cell office:value-type="float" office:value="17" table:style-name="ce7">
            <text:p>17</text:p>
          </table:table-cell>
          <table:table-cell office:value-type="float" office:value="8.8320999999999997E-5" table:style-name="ce8">
            <text:p>0,000088321</text:p>
          </table:table-cell>
          <table:table-cell office:value-type="float" office:value="1.97278E-4" table:style-name="ce8">
            <text:p>0,000197278</text:p>
          </table:table-cell>
          <table:table-cell office:value-type="float" office:value="1.77944E-4" table:style-name="ce8">
            <text:p>0,000177944</text:p>
          </table:table-cell>
          <table:table-cell office:value-type="float" office:value="2.5718099999999999E-4" table:style-name="ce8">
            <text:p>0,00025718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.3761400000000001E-4" table:style-name="ce9">
            <text:p>2,38E-04</text:p>
          </table:table-cell>
          <table:table-cell office:value-type="float" office:value="2.11497E-4" table:style-name="ce9">
            <text:p>2,11E-04</text:p>
          </table:table-cell>
          <table:table-cell office:value-type="float" office:value="4.2335799999999998E-4" table:style-name="ce9">
            <text:p>4,23E-04</text:p>
          </table:table-cell>
          <table:table-cell office:value-type="float" office:value="2.8966099999999998E-4" table:style-name="ce9">
            <text:p>2,90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8366E-5" table:style-name="ce8">
            <text:p>0,000018366</text:p>
          </table:table-cell>
          <table:table-cell office:value-type="float" office:value="1.9103999999999999E-5" table:style-name="ce8">
            <text:p>0,000019104</text:p>
          </table:table-cell>
          <table:table-cell office:value-type="float" office:value="3.1668999999999998E-5" table:style-name="ce8">
            <text:p>0,000031669</text:p>
          </table:table-cell>
          <table:table-cell office:value-type="float" office:value="4.3313999999999999E-5" table:style-name="ce8">
            <text:p>0,000043314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2435999999999996E-5" table:style-name="ce8">
            <text:p>0,000062436</text:p>
          </table:table-cell>
          <table:table-cell office:value-type="float" office:value="6.4274000000000002E-5" table:style-name="ce8">
            <text:p>0,000064274</text:p>
          </table:table-cell>
          <table:table-cell office:value-type="float" office:value="1.2388000000000001E-4" table:style-name="ce8">
            <text:p>0,00012388</text:p>
          </table:table-cell>
          <table:table-cell office:value-type="float" office:value="8.6551000000000005E-5" table:style-name="ce8">
            <text:p>0,00008655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.3121000000000005E-5" table:style-name="ce9">
            <text:p>9,31E-05</text:p>
          </table:table-cell>
          <table:table-cell office:value-type="float" office:value="1.7195000000000001E-4" table:style-name="ce9">
            <text:p>1,72E-04</text:p>
          </table:table-cell>
          <table:table-cell office:value-type="float" office:value="1.19546E-4" table:style-name="ce9">
            <text:p>1,20E-04</text:p>
          </table:table-cell>
          <table:table-cell office:value-type="float" office:value="1.5554499999999999E-4" table:style-name="ce9">
            <text:p>1,56E-04</text:p>
          </table:table-cell>
          <table:table-cell table:style-name="ce1"/>
          <table:table-cell table:style-name="ce6"/>
          <table:table-cell office:value-type="float" office:value="18" table:style-name="ce7">
            <text:p>18</text:p>
          </table:table-cell>
          <table:table-cell office:value-type="float" office:value="8.9936000000000001E-5" table:style-name="ce8">
            <text:p>0,000089936</text:p>
          </table:table-cell>
          <table:table-cell office:value-type="float" office:value="1.4232599999999999E-4" table:style-name="ce8">
            <text:p>0,000142326</text:p>
          </table:table-cell>
          <table:table-cell office:value-type="float" office:value="1.7702199999999999E-4" table:style-name="ce8">
            <text:p>0,000177022</text:p>
          </table:table-cell>
          <table:table-cell office:value-type="float" office:value="1.0555100000000001E-4" table:style-name="ce8">
            <text:p>0,00010555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.3767800000000001E-4" table:style-name="ce9">
            <text:p>2,38E-04</text:p>
          </table:table-cell>
          <table:table-cell office:value-type="float" office:value="2.6061600000000003E-4" table:style-name="ce9">
            <text:p>2,61E-04</text:p>
          </table:table-cell>
          <table:table-cell office:value-type="float" office:value="3.0145200000000001E-4" table:style-name="ce9">
            <text:p>3,01E-04</text:p>
          </table:table-cell>
          <table:table-cell office:value-type="float" office:value="3.0681600000000001E-4" table:style-name="ce9">
            <text:p>3,0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8343999999999999E-5" table:style-name="ce8">
            <text:p>0,000018344</text:p>
          </table:table-cell>
          <table:table-cell office:value-type="float" office:value="1.8561999999999999E-5" table:style-name="ce8">
            <text:p>0,000018562</text:p>
          </table:table-cell>
          <table:table-cell office:value-type="float" office:value="2.3918E-5" table:style-name="ce8">
            <text:p>0,000023918</text:p>
          </table:table-cell>
          <table:table-cell office:value-type="float" office:value="2.1793E-5" table:style-name="ce8">
            <text:p>0,00002179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4688000000000001E-5" table:style-name="ce8">
            <text:p>0,000064688</text:p>
          </table:table-cell>
          <table:table-cell office:value-type="float" office:value="8.5442E-5" table:style-name="ce8">
            <text:p>0,000085442</text:p>
          </table:table-cell>
          <table:table-cell office:value-type="float" office:value="1.18309E-4" table:style-name="ce8">
            <text:p>0,000118309</text:p>
          </table:table-cell>
          <table:table-cell office:value-type="float" office:value="8.3794000000000004E-5" table:style-name="ce8">
            <text:p>0,000083794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6526999999999993E-5" table:style-name="ce9">
            <text:p>8,65E-05</text:p>
          </table:table-cell>
          <table:table-cell office:value-type="float" office:value="1.0909299999999999E-4" table:style-name="ce9">
            <text:p>1,09E-04</text:p>
          </table:table-cell>
          <table:table-cell office:value-type="float" office:value="9.7319999999999997E-5" table:style-name="ce9">
            <text:p>9,73E-05</text:p>
          </table:table-cell>
          <table:table-cell office:value-type="float" office:value="1.1692E-4" table:style-name="ce9">
            <text:p>1,17E-04</text:p>
          </table:table-cell>
          <table:table-cell table:style-name="ce1"/>
          <table:table-cell table:style-name="ce6"/>
          <table:table-cell office:value-type="float" office:value="19" table:style-name="ce7">
            <text:p>19</text:p>
          </table:table-cell>
          <table:table-cell office:value-type="float" office:value="8.8115000000000006E-5" table:style-name="ce8">
            <text:p>0,000088115</text:p>
          </table:table-cell>
          <table:table-cell office:value-type="float" office:value="1.4929900000000001E-4" table:style-name="ce8">
            <text:p>0,000149299</text:p>
          </table:table-cell>
          <table:table-cell office:value-type="float" office:value="1.2443600000000001E-4" table:style-name="ce8">
            <text:p>0,000124436</text:p>
          </table:table-cell>
          <table:table-cell office:value-type="float" office:value="1.2817899999999999E-4" table:style-name="ce8">
            <text:p>0,000128179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.3646799999999998E-4" table:style-name="ce9">
            <text:p>3,36E-04</text:p>
          </table:table-cell>
          <table:table-cell office:value-type="float" office:value="1.8387000000000001E-4" table:style-name="ce9">
            <text:p>1,84E-04</text:p>
          </table:table-cell>
          <table:table-cell office:value-type="float" office:value="2.37879E-4" table:style-name="ce9">
            <text:p>2,38E-04</text:p>
          </table:table-cell>
          <table:table-cell office:value-type="float" office:value="2.4879500000000001E-4" table:style-name="ce9">
            <text:p>2,49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1.8029E-5" table:style-name="ce8">
            <text:p>0,000018029</text:p>
          </table:table-cell>
          <table:table-cell office:value-type="float" office:value="3.6822000000000001E-5" table:style-name="ce8">
            <text:p>0,000036822</text:p>
          </table:table-cell>
          <table:table-cell office:value-type="float" office:value="3.7871999999999999E-5" table:style-name="ce8">
            <text:p>0,000037872</text:p>
          </table:table-cell>
          <table:table-cell office:value-type="float" office:value="4.1063999999999999E-5" table:style-name="ce8">
            <text:p>0,00004106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0408000000000002E-5" table:style-name="ce8">
            <text:p>0,000060408</text:p>
          </table:table-cell>
          <table:table-cell office:value-type="float" office:value="9.5451000000000005E-5" table:style-name="ce8">
            <text:p>0,000095451</text:p>
          </table:table-cell>
          <table:table-cell office:value-type="float" office:value="1.1082900000000001E-4" table:style-name="ce8">
            <text:p>0,000110829</text:p>
          </table:table-cell>
          <table:table-cell office:value-type="float" office:value="1.02346E-4" table:style-name="ce8">
            <text:p>0,000102346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065999999999999E-5" table:style-name="ce9">
            <text:p>8,11E-05</text:p>
          </table:table-cell>
          <table:table-cell office:value-type="float" office:value="9.1566999999999999E-5" table:style-name="ce9">
            <text:p>9,16E-05</text:p>
          </table:table-cell>
          <table:table-cell office:value-type="float" office:value="1.32411E-4" table:style-name="ce9">
            <text:p>1,32E-04</text:p>
          </table:table-cell>
          <table:table-cell office:value-type="float" office:value="2.3310299999999999E-4" table:style-name="ce9">
            <text:p>2,33E-04</text:p>
          </table:table-cell>
          <table:table-cell table:style-name="ce1"/>
          <table:table-cell table:style-name="ce6"/>
          <table:table-cell office:value-type="float" office:value="20" table:style-name="ce7">
            <text:p>20</text:p>
          </table:table-cell>
          <table:table-cell office:value-type="float" office:value="1.4931699999999999E-4" table:style-name="ce8">
            <text:p>0,000149317</text:p>
          </table:table-cell>
          <table:table-cell office:value-type="float" office:value="1.024E-4" table:style-name="ce8">
            <text:p>0,0001024</text:p>
          </table:table-cell>
          <table:table-cell office:value-type="float" office:value="1.17885E-4" table:style-name="ce8">
            <text:p>0,000117885</text:p>
          </table:table-cell>
          <table:table-cell office:value-type="float" office:value="1.9749599999999999E-4" table:style-name="ce8">
            <text:p>0,000197496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.6216500000000002E-4" table:style-name="ce9">
            <text:p>2,62E-04</text:p>
          </table:table-cell>
          <table:table-cell office:value-type="float" office:value="2.7530300000000002E-4" table:style-name="ce9">
            <text:p>2,75E-04</text:p>
          </table:table-cell>
          <table:table-cell office:value-type="float" office:value="3.3774500000000003E-4" table:style-name="ce9">
            <text:p>3,38E-04</text:p>
          </table:table-cell>
          <table:table-cell office:value-type="float" office:value="2.8923600000000001E-4" table:style-name="ce9">
            <text:p>2,89E-04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.2885850000000006E-5" table:formula="of:=AVERAGE([.C4:.C23])" table:style-name="ce2">
            <text:p>3,28859E-05</text:p>
          </table:table-cell>
          <table:table-cell office:value-type="float" office:value="2.5014600000000003E-5" table:formula="of:=AVERAGE([.D4:.D23])" table:style-name="ce2">
            <text:p>2,50146E-05</text:p>
          </table:table-cell>
          <table:table-cell office:value-type="float" office:value="3.2086199999999998E-5" table:formula="of:=AVERAGE([.E4:.E23])" table:style-name="ce2">
            <text:p>3,20862E-05</text:p>
          </table:table-cell>
          <table:table-cell office:value-type="float" office:value="3.1428599999999999E-5" table:formula="of:=AVERAGE([.F4:.F23])" table:style-name="ce2">
            <text:p>3,14286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1996264999999998E-4" table:formula="of:=AVERAGE([.J4:.J23])" table:style-name="ce2">
            <text:p>0,000119963</text:p>
          </table:table-cell>
          <table:table-cell office:value-type="float" office:value="8.3785050000000015E-5" table:formula="of:=AVERAGE([.K4:.K23])" table:style-name="ce2">
            <text:p>8,37851E-05</text:p>
          </table:table-cell>
          <table:table-cell office:value-type="float" office:value="9.9933899999999989E-5" table:formula="of:=AVERAGE([.L4:.L23])" table:style-name="ce2">
            <text:p>9,99339E-05</text:p>
          </table:table-cell>
          <table:table-cell office:value-type="float" office:value="9.2760350000000011E-5" table:formula="of:=AVERAGE([.M4:.M23])" table:style-name="ce2">
            <text:p>9,27604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3145824999999996E-4" table:formula="of:=AVERAGE([.Q4:.Q23])" table:style-name="ce2">
            <text:p>0,000131458</text:p>
          </table:table-cell>
          <table:table-cell office:value-type="float" office:value="1.154788E-4" table:formula="of:=AVERAGE([.R4:.R23])" table:style-name="ce2">
            <text:p>0,000115479</text:p>
          </table:table-cell>
          <table:table-cell office:value-type="float" office:value="1.3557874999999998E-4" table:formula="of:=AVERAGE([.S4:.S23])" table:style-name="ce2">
            <text:p>0,000135579</text:p>
          </table:table-cell>
          <table:table-cell office:value-type="float" office:value="1.52612E-4" table:formula="of:=AVERAGE([.T4:.T23])" table:style-name="ce2">
            <text:p>0,000152612</text:p>
          </table:table-cell>
          <table:table-cell table:style-name="ce1"/>
          <table:table-cell office:value-type="string" table:style-name="ce3">
            <text:p>média</text:p>
          </table:table-cell>
          <table:table-cell table:style-name="ce3"/>
          <table:table-cell office:value-type="float" office:value="1.3584965000000001E-4" table:formula="of:=AVERAGE([.X4:.X23])" table:style-name="ce2">
            <text:p>0,00013585</text:p>
          </table:table-cell>
          <table:table-cell office:value-type="float" office:value="1.4397119999999999E-4" table:formula="of:=AVERAGE([.Y4:.Y23])" table:style-name="ce2">
            <text:p>0,000143971</text:p>
          </table:table-cell>
          <table:table-cell office:value-type="float" office:value="1.5075439999999999E-4" table:formula="of:=AVERAGE([.Z4:.Z23])" table:style-name="ce2">
            <text:p>0,000150754</text:p>
          </table:table-cell>
          <table:table-cell office:value-type="float" office:value="1.5971245E-4" table:formula="of:=AVERAGE([.AA4:.AA23])" table:style-name="ce2">
            <text:p>0,00015971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712368E-4" table:formula="of:=AVERAGE([.AE4:.AE23])" table:style-name="ce2">
            <text:p>0,000271237</text:p>
          </table:table-cell>
          <table:table-cell office:value-type="float" office:value="2.6821910000000002E-4" table:formula="of:=AVERAGE([.AF4:.AF23])" table:style-name="ce2">
            <text:p>0,000268219</text:p>
          </table:table-cell>
          <table:table-cell office:value-type="float" office:value="2.7881850000000007E-4" table:formula="of:=AVERAGE([.AG4:.AG23])" table:style-name="ce2">
            <text:p>0,000278819</text:p>
          </table:table-cell>
          <table:table-cell office:value-type="float" office:value="2.9716184999999996E-4" table:formula="of:=AVERAGE([.AH4:.AH23])" table:style-name="ce2">
            <text:p>0,00029716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3.6093210808266976E-5" table:formula="of:=STDEV([.C4:.C23])" table:style-name="ce2">
            <text:p>3,60932E-05</text:p>
          </table:table-cell>
          <table:table-cell office:value-type="float" office:value="7.2591606836864394E-6" table:formula="of:=STDEV([.D4:.D23])" table:style-name="ce2">
            <text:p>7,25916E-06</text:p>
          </table:table-cell>
          <table:table-cell office:value-type="float" office:value="7.8718449893809575E-6" table:formula="of:=STDEV([.E4:.E23])" table:style-name="ce2">
            <text:p>7,87184E-06</text:p>
          </table:table-cell>
          <table:table-cell office:value-type="float" office:value="1.2702215320254387E-5" table:formula="of:=STDEV([.F4:.F23])" table:style-name="ce2">
            <text:p>1,27022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2948177651711821E-4" table:formula="of:=STDEV([.J4:.J23])" table:style-name="ce2">
            <text:p>0,000129482</text:p>
          </table:table-cell>
          <table:table-cell office:value-type="float" office:value="2.193268537204114E-5" table:formula="of:=STDEV([.K4:.K23])" table:style-name="ce2">
            <text:p>2,19327E-05</text:p>
          </table:table-cell>
          <table:table-cell office:value-type="float" office:value="2.9167117914925325E-5" table:formula="of:=STDEV([.L4:.L23])" table:style-name="ce2">
            <text:p>2,91671E-05</text:p>
          </table:table-cell>
          <table:table-cell office:value-type="float" office:value="2.0988031035944976E-5" table:formula="of:=STDEV([.M4:.M23])" table:style-name="ce2">
            <text:p>2,0988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8.1705210995237725E-5" table:formula="of:=STDEV([.Q4:.Q23])" table:style-name="ce2">
            <text:p>8,17052E-05</text:p>
          </table:table-cell>
          <table:table-cell office:value-type="float" office:value="3.9339941154800392E-5" table:formula="of:=STDEV([.R4:.R23])" table:style-name="ce2">
            <text:p>3,93399E-05</text:p>
          </table:table-cell>
          <table:table-cell office:value-type="float" office:value="3.9668778529050303E-5" table:formula="of:=STDEV([.S4:.S23])" table:style-name="ce2">
            <text:p>3,96688E-05</text:p>
          </table:table-cell>
          <table:table-cell office:value-type="float" office:value="4.4684124610542907E-5" table:formula="of:=STDEV([.T4:.T23])" table:style-name="ce2">
            <text:p>4,46841E-05</text:p>
          </table:table-cell>
          <table:table-cell table:style-name="ce1"/>
          <table:table-cell office:value-type="string" table:style-name="ce3">
            <text:p>stdev</text:p>
          </table:table-cell>
          <table:table-cell table:style-name="ce3"/>
          <table:table-cell office:value-type="float" office:value="6.7595487664936081E-5" table:formula="of:=STDEV([.X4:.X23])" table:style-name="ce2">
            <text:p>6,75955E-05</text:p>
          </table:table-cell>
          <table:table-cell office:value-type="float" office:value="5.1818682708479821E-5" table:formula="of:=STDEV([.Y4:.Y23])" table:style-name="ce2">
            <text:p>5,18187E-05</text:p>
          </table:table-cell>
          <table:table-cell office:value-type="float" office:value="3.1088442009345227E-5" table:formula="of:=STDEV([.Z4:.Z23])" table:style-name="ce2">
            <text:p>3,10884E-05</text:p>
          </table:table-cell>
          <table:table-cell office:value-type="float" office:value="4.4539494688451859E-5" table:formula="of:=STDEV([.AA4:.AA23])" table:style-name="ce2">
            <text:p>4,45395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320226533343107E-4" table:formula="of:=STDEV([.AE4:.AE23])" table:style-name="ce2">
            <text:p>0,000132023</text:p>
          </table:table-cell>
          <table:table-cell office:value-type="float" office:value="7.9467169064635545E-5" table:formula="of:=STDEV([.AF4:.AF23])" table:style-name="ce2">
            <text:p>7,94672E-05</text:p>
          </table:table-cell>
          <table:table-cell office:value-type="float" office:value="8.2497569275515135E-5" table:formula="of:=STDEV([.AG4:.AG23])" table:style-name="ce2">
            <text:p>8,24976E-05</text:p>
          </table:table-cell>
          <table:table-cell office:value-type="float" office:value="5.6633389487748766E-5" table:formula="of:=STDEV([.AH4:.AH23])" table:style-name="ce2">
            <text:p>5,66334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975301173078078" table:formula="of:=[.C25]/[.C24]" table:style-name="ce2">
            <text:p>1,097530117</text:p>
          </table:table-cell>
          <table:table-cell office:value-type="float" office:value="0.29019695232729842" table:formula="of:=[.D25]/[.D24]" table:style-name="ce2">
            <text:p>0,290196952</text:p>
          </table:table-cell>
          <table:table-cell office:value-type="float" office:value="0.24533428668340151" table:formula="of:=[.E25]/[.E24]" table:style-name="ce2">
            <text:p>0,245334287</text:p>
          </table:table-cell>
          <table:table-cell office:value-type="float" office:value="0.4041610291344313" table:formula="of:=[.F25]/[.F24]" table:style-name="ce2">
            <text:p>0,40416102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793507522309504" table:formula="of:=[.J25]/[.J24]" table:style-name="ce2">
            <text:p>1,079350752</text:p>
          </table:table-cell>
          <table:table-cell office:value-type="float" office:value="0.26177325635111676" table:formula="of:=[.K25]/[.K24]" table:style-name="ce2">
            <text:p>0,261773256</text:p>
          </table:table-cell>
          <table:table-cell office:value-type="float" office:value="0.29186410132022594" table:formula="of:=[.L25]/[.L24]" table:style-name="ce2">
            <text:p>0,291864101</text:p>
          </table:table-cell>
          <table:table-cell office:value-type="float" office:value="0.22626080039526558" table:formula="of:=[.M25]/[.M24]" table:style-name="ce2">
            <text:p>0,22626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62152973278769308" table:formula="of:=[.Q25]/[.Q24]" table:style-name="ce2">
            <text:p>0,621529733</text:p>
          </table:table-cell>
          <table:table-cell office:value-type="float" office:value="0.3406680806762834" table:formula="of:=[.R25]/[.R24]" table:style-name="ce2">
            <text:p>0,340668081</text:p>
          </table:table-cell>
          <table:table-cell office:value-type="float" office:value="0.29258846632713686" table:formula="of:=[.S25]/[.S24]" table:style-name="ce2">
            <text:p>0,292588466</text:p>
          </table:table-cell>
          <table:table-cell office:value-type="float" office:value="0.29279561640331631" table:formula="of:=[.T25]/[.T24]" table:style-name="ce2">
            <text:p>0,292795616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9757572187293875" table:formula="of:=[.X25]/[.X24]" table:style-name="ce2">
            <text:p>0,497575722</text:p>
          </table:table-cell>
          <table:table-cell office:value-type="float" office:value="0.3599239480429407" table:formula="of:=[.Y25]/[.Y24]" table:style-name="ce2">
            <text:p>0,359923948</text:p>
          </table:table-cell>
          <table:table-cell office:value-type="float" office:value="0.20621913529121028" table:formula="of:=[.Z25]/[.Z24]" table:style-name="ce2">
            <text:p>0,206219135</text:p>
          </table:table-cell>
          <table:table-cell office:value-type="float" office:value="0.27887302892449434" table:formula="of:=[.AA25]/[.AA24]" table:style-name="ce2">
            <text:p>0,27887302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8674314596806445" table:formula="of:=[.AE25]/[.AE24]" table:style-name="ce2">
            <text:p>0,486743146</text:p>
          </table:table-cell>
          <table:table-cell office:value-type="float" office:value="0.29627706999477493" table:formula="of:=[.AF25]/[.AF24]" table:style-name="ce2">
            <text:p>0,29627707</text:p>
          </table:table-cell>
          <table:table-cell office:value-type="float" office:value="0.29588269528569699" table:formula="of:=[.AG25]/[.AG24]" table:style-name="ce2">
            <text:p>0,295882695</text:p>
          </table:table-cell>
          <table:table-cell office:value-type="float" office:value="0.19058095609429263" table:formula="of:=[.AH25]/[.AH24]" table:style-name="ce2">
            <text:p>0,190580956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6">
            <text:p>média dos tempos de <text:s/>inicialização</text:p>
          </table:table-cell>
          <table:covered-table-cell table:number-columns-repeated="3"/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style-name="ce1">
            <draw:frame draw:z-index="1" draw:id="id0" draw:style-name="a0" draw:name="Gráfico 1" svg:x="0.57292in" svg:y="0.10937in" svg:width="8in" svg:height="4.0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.2885850000000006E-5" table:formula="of:=[.C24]" table:style-name="ce2">
            <text:p>3,28859E-05</text:p>
          </table:table-cell>
          <table:table-cell office:value-type="float" office:value="2.5014600000000003E-5" table:formula="of:=[.D24]" table:style-name="ce2">
            <text:p>2,50146E-05</text:p>
          </table:table-cell>
          <table:table-cell office:value-type="float" office:value="3.2086199999999998E-5" table:formula="of:=[.E24]" table:style-name="ce2">
            <text:p>3,20862E-05</text:p>
          </table:table-cell>
          <table:table-cell office:value-type="float" office:value="3.1428599999999999E-5" table:formula="of:=[.F24]" table:style-name="ce2">
            <text:p>3,14286E-05</text:p>
          </table:table-cell>
          <table:table-cell table:style-name="ce16"/>
          <table:table-cell table:number-columns-repeated="3" table:style-name="ce1"/>
          <table:table-cell table:style-name="ce17"/>
          <table:table-cell table:number-columns-repeated="16373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1.1996264999999998E-4" table:formula="of:=[.J24]" table:style-name="ce2">
            <text:p>0,000119963</text:p>
          </table:table-cell>
          <table:table-cell office:value-type="float" office:value="8.3785050000000015E-5" table:formula="of:=[.K24]" table:style-name="ce2">
            <text:p>8,37851E-05</text:p>
          </table:table-cell>
          <table:table-cell office:value-type="float" office:value="9.9933899999999989E-5" table:formula="of:=[.L24]" table:style-name="ce2">
            <text:p>9,99339E-05</text:p>
          </table:table-cell>
          <table:table-cell office:value-type="float" office:value="9.2760350000000011E-5" table:formula="of:=[.M24]" table:style-name="ce2">
            <text:p>9,27604E-0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.3145824999999996E-4" table:formula="of:=[.Q24]" table:style-name="ce2">
            <text:p>0,000131458</text:p>
          </table:table-cell>
          <table:table-cell office:value-type="float" office:value="1.154788E-4" table:formula="of:=[.R24]" table:style-name="ce2">
            <text:p>0,000115479</text:p>
          </table:table-cell>
          <table:table-cell office:value-type="float" office:value="1.3557874999999998E-4" table:formula="of:=[.S24]" table:style-name="ce2">
            <text:p>0,000135579</text:p>
          </table:table-cell>
          <table:table-cell office:value-type="float" office:value="1.52612E-4" table:formula="of:=[.T24]" table:style-name="ce2">
            <text:p>0,000152612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1.3584965000000001E-4" table:formula="of:=[.X24]" table:style-name="ce2">
            <text:p>0,00013585</text:p>
          </table:table-cell>
          <table:table-cell office:value-type="float" office:value="1.4397119999999999E-4" table:formula="of:=[.Y24]" table:style-name="ce2">
            <text:p>0,000143971</text:p>
          </table:table-cell>
          <table:table-cell office:value-type="float" office:value="1.5075439999999999E-4" table:formula="of:=[.Z24]" table:style-name="ce2">
            <text:p>0,000150754</text:p>
          </table:table-cell>
          <table:table-cell office:value-type="float" office:value="1.5971245E-4" table:formula="of:=[.AA24]" table:style-name="ce2">
            <text:p>0,000159712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.712368E-4" table:formula="of:=[.AE24]" table:style-name="ce2">
            <text:p>0,000271237</text:p>
          </table:table-cell>
          <table:table-cell office:value-type="float" office:value="2.6821910000000002E-4" table:formula="of:=[.AF24]" table:style-name="ce2">
            <text:p>0,000268219</text:p>
          </table:table-cell>
          <table:table-cell office:value-type="float" office:value="2.7881850000000007E-4" table:formula="of:=[.AG24]" table:style-name="ce2">
            <text:p>0,000278819</text:p>
          </table:table-cell>
          <table:table-cell office:value-type="float" office:value="2.9716184999999996E-4" table:formula="of:=[.AH24]" table:style-name="ce2">
            <text:p>0,000297162</text:p>
          </table:table-cell>
          <table:table-cell table:style-name="ce19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336790" table:style-name="ce20">
            <text:p>336790,0</text:p>
          </table:table-cell>
          <table:table-cell office:value-type="float" office:value="336860" table:style-name="ce20">
            <text:p>336860,0</text:p>
          </table:table-cell>
          <table:table-cell office:value-type="float" office:value="336965" table:style-name="ce20">
            <text:p>336965,0</text:p>
          </table:table-cell>
          <table:table-cell office:value-type="float" office:value="337070" table:style-name="ce20">
            <text:p>33707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25432" table:style-name="ce11">
            <text:p>225432</text:p>
          </table:table-cell>
          <table:table-cell office:value-type="float" office:value="1127210" table:style-name="ce20">
            <text:p>1127210,0</text:p>
          </table:table-cell>
          <table:table-cell office:value-type="float" office:value="1127280" table:style-name="ce20">
            <text:p>1127280,0</text:p>
          </table:table-cell>
          <table:table-cell office:value-type="float" office:value="1127385" table:style-name="ce20">
            <text:p>1127385,0</text:p>
          </table:table-cell>
          <table:table-cell office:value-type="float" office:value="1127490" table:style-name="ce20">
            <text:p>112749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88864" table:style-name="ce11">
            <text:p>288864</text:p>
          </table:table-cell>
          <table:table-cell office:value-type="float" office:value="1444370" table:style-name="ce20">
            <text:p>1444370,0</text:p>
          </table:table-cell>
          <table:table-cell office:value-type="float" office:value="1444440" table:style-name="ce20">
            <text:p>1444440,0</text:p>
          </table:table-cell>
          <table:table-cell office:value-type="float" office:value="1444545" table:style-name="ce20">
            <text:p>1444545,0</text:p>
          </table:table-cell>
          <table:table-cell office:value-type="float" office:value="1444650" table:style-name="ce20">
            <text:p>1444650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1580300" table:style-name="ce20">
            <text:p>1580300,0</text:p>
          </table:table-cell>
          <table:table-cell office:value-type="float" office:value="1580370" table:style-name="ce20">
            <text:p>1580370,0</text:p>
          </table:table-cell>
          <table:table-cell office:value-type="float" office:value="1580475" table:style-name="ce20">
            <text:p>1580475,0</text:p>
          </table:table-cell>
          <table:table-cell office:value-type="float" office:value="1580580" table:style-name="ce20">
            <text:p>1580580,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2700050" table:style-name="ce20">
            <text:p>2700050,0</text:p>
          </table:table-cell>
          <table:table-cell office:value-type="float" office:value="2700120" table:style-name="ce20">
            <text:p>2700120,0</text:p>
          </table:table-cell>
          <table:table-cell office:value-type="float" office:value="2700225" table:style-name="ce20">
            <text:p>2700225,0</text:p>
          </table:table-cell>
          <table:table-cell office:value-type="float" office:value="2700330" table:style-name="ce20">
            <text:p>2700330,0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iterativo_-_tempo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9" table:number-columns-repeated="5" table:default-cell-style-name="ce1"/>
        <table:table-column table:style-name="co10" table:default-cell-style-name="ce1"/>
        <table:table-column table:style-name="co20" table:default-cell-style-name="ce1"/>
        <table:table-column table:style-name="co19" table:default-cell-style-name="ce1"/>
        <table:table-column table:style-name="co9" table:default-cell-style-name="ce1"/>
        <table:table-column table:style-name="co19" table:number-columns-repeated="5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5" table:default-cell-style-name="ce1"/>
        <table:table-column table:style-name="co23" table:default-cell-style-name="ce1"/>
        <table:table-column table:style-name="co19" table:default-cell-style-name="ce1"/>
        <table:table-column table:style-name="co22" table:default-cell-style-name="ce1"/>
        <table:table-column table:style-name="co3" table:default-cell-style-name="ce1"/>
        <table:table-column table:style-name="co19" table:number-columns-repeated="4" table:default-cell-style-name="ce1"/>
        <table:table-column table:style-name="co24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6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28" table:default-cell-style-name="ce1"/>
        <table:table-column table:style-name="co19" table:number-columns-repeated="5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31" table:default-cell-style-name="ce1"/>
        <table:table-column table:style-name="co19" table:default-cell-style-name="ce1"/>
        <table:table-column table:style-name="co32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6" table:default-cell-style-name="ce1"/>
        <table:table-column table:style-name="co33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9" table:number-columns-repeated="2" table:default-cell-style-name="ce1"/>
        <table:table-column table:style-name="co33" table:default-cell-style-name="ce1"/>
        <table:table-column table:style-name="co9" table:default-cell-style-name="ce1"/>
        <table:table-column table:style-name="co19" table:number-columns-repeated="872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8">
            <text:p>tempo/iteraçã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3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3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49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.0197499999999998E-3" table:style-name="ce8">
            <text:p>0,00201975</text:p>
          </table:table-cell>
          <table:table-cell office:value-type="float" office:value="4.8022200000000003E-3" table:style-name="ce8">
            <text:p>0,00480222</text:p>
          </table:table-cell>
          <table:table-cell office:value-type="float" office:value="8.7374199999999992E-3" table:style-name="ce8">
            <text:p>0,00873742</text:p>
          </table:table-cell>
          <table:table-cell office:value-type="float" office:value="1.2980800000000001E-2" table:style-name="ce8">
            <text:p>0,0129808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812899999999997E-3" table:style-name="ce8">
            <text:p>0,00678129</text:p>
          </table:table-cell>
          <table:table-cell office:value-type="float" office:value="1.5391200000000001E-2" table:style-name="ce8">
            <text:p>0,0153912</text:p>
          </table:table-cell>
          <table:table-cell office:value-type="float" office:value="2.8450699999999999E-2" table:style-name="ce8">
            <text:p>0,0284507</text:p>
          </table:table-cell>
          <table:table-cell office:value-type="float" office:value="4.1623100000000003E-2" table:style-name="ce8">
            <text:p>0,041623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04028E-2" table:style-name="ce8">
            <text:p>0,0104028</text:p>
          </table:table-cell>
          <table:table-cell office:value-type="float" office:value="2.0149899999999998E-2" table:style-name="ce8">
            <text:p>0,0201499</text:p>
          </table:table-cell>
          <table:table-cell office:value-type="float" office:value="3.7754200000000002E-2" table:style-name="ce8">
            <text:p>0,0377542</text:p>
          </table:table-cell>
          <table:table-cell office:value-type="float" office:value="5.5073200000000003E-2" table:style-name="ce8">
            <text:p>0,055073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8.7813300000000004E-3" table:style-name="ce8">
            <text:p>0,00878133</text:p>
          </table:table-cell>
          <table:table-cell office:value-type="float" office:value="1.4907E-2" table:style-name="ce8">
            <text:p>0,014907</text:p>
          </table:table-cell>
          <table:table-cell office:value-type="float" office:value="2.1043300000000001E-2" table:style-name="ce8">
            <text:p>0,0210433</text:p>
          </table:table-cell>
          <table:table-cell office:value-type="float" office:value="2.5292599999999998E-2" table:style-name="ce8">
            <text:p>0,0252926</text:p>
          </table:table-cell>
          <table:table-cell table:number-columns-repeated="2"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4527399999999999E-2" table:style-name="ce8">
            <text:p>0,0145274</text:p>
          </table:table-cell>
          <table:table-cell office:value-type="float" office:value="3.4640400000000002E-2" table:style-name="ce8">
            <text:p>0,0346404</text:p>
          </table:table-cell>
          <table:table-cell office:value-type="float" office:value="6.8137699999999995E-2" table:style-name="ce8">
            <text:p>0,0681377</text:p>
          </table:table-cell>
          <table:table-cell office:value-type="float" office:value="9.8120899999999997E-2" table:style-name="ce8">
            <text:p>0,098120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2.1008699999999999E-3" table:style-name="ce8">
            <text:p>0,00210087</text:p>
          </table:table-cell>
          <table:table-cell office:value-type="float" office:value="5.2516500000000001E-3" table:style-name="ce8">
            <text:p>0,00525165</text:p>
          </table:table-cell>
          <table:table-cell office:value-type="float" office:value="8.92161E-3" table:style-name="ce8">
            <text:p>0,00892161</text:p>
          </table:table-cell>
          <table:table-cell office:value-type="float" office:value="1.36288E-2" table:style-name="ce8">
            <text:p>0,0136288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.0844699999999998E-3" table:style-name="ce8">
            <text:p>0,00608447</text:p>
          </table:table-cell>
          <table:table-cell office:value-type="float" office:value="1.5397900000000001E-2" table:style-name="ce8">
            <text:p>0,0153979</text:p>
          </table:table-cell>
          <table:table-cell office:value-type="float" office:value="2.8672E-2" table:style-name="ce8">
            <text:p>0,028672</text:p>
          </table:table-cell>
          <table:table-cell office:value-type="float" office:value="4.1709400000000001E-2" table:style-name="ce8">
            <text:p>0,041709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8.9668300000000003E-3" table:style-name="ce8">
            <text:p>0,00896683</text:p>
          </table:table-cell>
          <table:table-cell office:value-type="float" office:value="1.9797700000000001E-2" table:style-name="ce8">
            <text:p>0,0197977</text:p>
          </table:table-cell>
          <table:table-cell office:value-type="float" office:value="3.83036E-2" table:style-name="ce8">
            <text:p>0,0383036</text:p>
          </table:table-cell>
          <table:table-cell office:value-type="float" office:value="5.4977100000000001E-2" table:style-name="ce8">
            <text:p>0,0549771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0235599999999999E-2" table:style-name="ce8">
            <text:p>0,0102356</text:p>
          </table:table-cell>
          <table:table-cell office:value-type="float" office:value="1.4935500000000001E-2" table:style-name="ce8">
            <text:p>0,0149355</text:p>
          </table:table-cell>
          <table:table-cell office:value-type="float" office:value="2.0360799999999998E-2" table:style-name="ce8">
            <text:p>0,0203608</text:p>
          </table:table-cell>
          <table:table-cell office:value-type="float" office:value="2.5485500000000001E-2" table:style-name="ce8">
            <text:p>0,0254855</text:p>
          </table:table-cell>
          <table:table-cell table:number-columns-repeated="2"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6679099999999999E-2" table:style-name="ce8">
            <text:p>0,0166791</text:p>
          </table:table-cell>
          <table:table-cell office:value-type="float" office:value="3.6227299999999997E-2" table:style-name="ce8">
            <text:p>0,0362273</text:p>
          </table:table-cell>
          <table:table-cell office:value-type="float" office:value="6.8246899999999999E-2" table:style-name="ce8">
            <text:p>0,0682469</text:p>
          </table:table-cell>
          <table:table-cell office:value-type="float" office:value="9.7172800000000004E-2" table:style-name="ce8">
            <text:p>0,097172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2.00241E-3" table:style-name="ce8">
            <text:p>0,00200241</text:p>
          </table:table-cell>
          <table:table-cell office:value-type="float" office:value="5.4638300000000002E-3" table:style-name="ce8">
            <text:p>0,00546383</text:p>
          </table:table-cell>
          <table:table-cell office:value-type="float" office:value="9.5155099999999996E-3" table:style-name="ce8">
            <text:p>0,00951551</text:p>
          </table:table-cell>
          <table:table-cell office:value-type="float" office:value="1.28909E-2" table:style-name="ce8">
            <text:p>0,01289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6192500000000001E-3" table:style-name="ce8">
            <text:p>0,00661925</text:p>
          </table:table-cell>
          <table:table-cell office:value-type="float" office:value="1.57155E-2" table:style-name="ce8">
            <text:p>0,0157155</text:p>
          </table:table-cell>
          <table:table-cell office:value-type="float" office:value="2.8878399999999999E-2" table:style-name="ce8">
            <text:p>0,0288784</text:p>
          </table:table-cell>
          <table:table-cell office:value-type="float" office:value="4.1458700000000001E-2" table:style-name="ce8">
            <text:p>0,041458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351099999999992E-3" table:style-name="ce8">
            <text:p>0,00813511</text:p>
          </table:table-cell>
          <table:table-cell office:value-type="float" office:value="2.0247600000000001E-2" table:style-name="ce8">
            <text:p>0,0202476</text:p>
          </table:table-cell>
          <table:table-cell office:value-type="float" office:value="3.7694900000000003E-2" table:style-name="ce8">
            <text:p>0,0376949</text:p>
          </table:table-cell>
          <table:table-cell office:value-type="float" office:value="5.5045700000000003E-2" table:style-name="ce8">
            <text:p>0,055045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998599999999998E-3" table:style-name="ce8">
            <text:p>0,00819986</text:p>
          </table:table-cell>
          <table:table-cell office:value-type="float" office:value="1.48288E-2" table:style-name="ce8">
            <text:p>0,0148288</text:p>
          </table:table-cell>
          <table:table-cell office:value-type="float" office:value="2.0714900000000001E-2" table:style-name="ce8">
            <text:p>0,0207149</text:p>
          </table:table-cell>
          <table:table-cell office:value-type="float" office:value="2.55734E-2" table:style-name="ce8">
            <text:p>0,0255734</text:p>
          </table:table-cell>
          <table:table-cell table:number-columns-repeated="2"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4581800000000001E-2" table:style-name="ce8">
            <text:p>0,0145818</text:p>
          </table:table-cell>
          <table:table-cell office:value-type="float" office:value="3.5224100000000001E-2" table:style-name="ce8">
            <text:p>0,0352241</text:p>
          </table:table-cell>
          <table:table-cell office:value-type="float" office:value="6.5301300000000007E-2" table:style-name="ce8">
            <text:p>0,0653013</text:p>
          </table:table-cell>
          <table:table-cell office:value-type="float" office:value="9.7017599999999996E-2" table:style-name="ce8">
            <text:p>0,0970176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97853E-3" table:style-name="ce8">
            <text:p>0,00197853</text:p>
          </table:table-cell>
          <table:table-cell office:value-type="float" office:value="4.9129200000000003E-3" table:style-name="ce8">
            <text:p>0,00491292</text:p>
          </table:table-cell>
          <table:table-cell office:value-type="float" office:value="9.0799100000000001E-3" table:style-name="ce8">
            <text:p>0,00907991</text:p>
          </table:table-cell>
          <table:table-cell office:value-type="float" office:value="1.3403699999999999E-2" table:style-name="ce8">
            <text:p>0,013403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6.0920699999999998E-3" table:style-name="ce8">
            <text:p>0,00609207</text:p>
          </table:table-cell>
          <table:table-cell office:value-type="float" office:value="1.55135E-2" table:style-name="ce8">
            <text:p>0,0155135</text:p>
          </table:table-cell>
          <table:table-cell office:value-type="float" office:value="2.8359800000000001E-2" table:style-name="ce8">
            <text:p>0,0283598</text:p>
          </table:table-cell>
          <table:table-cell office:value-type="float" office:value="4.1895399999999999E-2" table:style-name="ce8">
            <text:p>0,0418954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1481399999999999E-3" table:style-name="ce8">
            <text:p>0,00814814</text:p>
          </table:table-cell>
          <table:table-cell office:value-type="float" office:value="2.11392E-2" table:style-name="ce8">
            <text:p>0,0211392</text:p>
          </table:table-cell>
          <table:table-cell office:value-type="float" office:value="3.7800599999999997E-2" table:style-name="ce8">
            <text:p>0,0378006</text:p>
          </table:table-cell>
          <table:table-cell office:value-type="float" office:value="5.5945799999999997E-2" table:style-name="ce8">
            <text:p>0,0559458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5755599999999994E-3" table:style-name="ce8">
            <text:p>0,00857556</text:p>
          </table:table-cell>
          <table:table-cell office:value-type="float" office:value="1.5252399999999999E-2" table:style-name="ce8">
            <text:p>0,0152524</text:p>
          </table:table-cell>
          <table:table-cell office:value-type="float" office:value="2.0047499999999999E-2" table:style-name="ce8">
            <text:p>0,0200475</text:p>
          </table:table-cell>
          <table:table-cell office:value-type="float" office:value="2.5184399999999999E-2" table:style-name="ce8">
            <text:p>0,0251844</text:p>
          </table:table-cell>
          <table:table-cell table:number-columns-repeated="2"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4267999999999999E-2" table:style-name="ce8">
            <text:p>0,014268</text:p>
          </table:table-cell>
          <table:table-cell office:value-type="float" office:value="3.5820999999999999E-2" table:style-name="ce8">
            <text:p>0,035821</text:p>
          </table:table-cell>
          <table:table-cell office:value-type="float" office:value="6.7951499999999998E-2" table:style-name="ce8">
            <text:p>0,0679515</text:p>
          </table:table-cell>
          <table:table-cell office:value-type="float" office:value="9.8274500000000001E-2" table:style-name="ce8">
            <text:p>0,098274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2.1580200000000001E-3" table:style-name="ce8">
            <text:p>0,00215802</text:p>
          </table:table-cell>
          <table:table-cell office:value-type="float" office:value="5.0299000000000003E-3" table:style-name="ce8">
            <text:p>0,0050299</text:p>
          </table:table-cell>
          <table:table-cell office:value-type="float" office:value="1.0699200000000001E-2" table:style-name="ce8">
            <text:p>0,0106992</text:p>
          </table:table-cell>
          <table:table-cell office:value-type="float" office:value="1.32766E-2" table:style-name="ce8">
            <text:p>0,01327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9423100000000001E-3" table:style-name="ce8">
            <text:p>0,00694231</text:p>
          </table:table-cell>
          <table:table-cell office:value-type="float" office:value="1.57482E-2" table:style-name="ce8">
            <text:p>0,0157482</text:p>
          </table:table-cell>
          <table:table-cell office:value-type="float" office:value="2.8476000000000001E-2" table:style-name="ce8">
            <text:p>0,028476</text:p>
          </table:table-cell>
          <table:table-cell office:value-type="float" office:value="4.1996600000000002E-2" table:style-name="ce8">
            <text:p>0,04199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8845299999999999E-3" table:style-name="ce8">
            <text:p>0,00888453</text:p>
          </table:table-cell>
          <table:table-cell office:value-type="float" office:value="2.0217800000000001E-2" table:style-name="ce8">
            <text:p>0,0202178</text:p>
          </table:table-cell>
          <table:table-cell office:value-type="float" office:value="3.8475500000000003E-2" table:style-name="ce8">
            <text:p>0,0384755</text:p>
          </table:table-cell>
          <table:table-cell office:value-type="float" office:value="5.5628900000000002E-2" table:style-name="ce8">
            <text:p>0,05562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6771699999999997E-3" table:style-name="ce8">
            <text:p>0,00867717</text:p>
          </table:table-cell>
          <table:table-cell office:value-type="float" office:value="1.41607E-2" table:style-name="ce8">
            <text:p>0,0141607</text:p>
          </table:table-cell>
          <table:table-cell office:value-type="float" office:value="2.04154E-2" table:style-name="ce8">
            <text:p>0,0204154</text:p>
          </table:table-cell>
          <table:table-cell office:value-type="float" office:value="2.57158E-2" table:style-name="ce8">
            <text:p>0,0257158</text:p>
          </table:table-cell>
          <table:table-cell table:number-columns-repeated="2"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6794900000000001E-2" table:style-name="ce8">
            <text:p>0,0167949</text:p>
          </table:table-cell>
          <table:table-cell office:value-type="float" office:value="3.5308600000000002E-2" table:style-name="ce8">
            <text:p>0,0353086</text:p>
          </table:table-cell>
          <table:table-cell office:value-type="float" office:value="6.7210099999999995E-2" table:style-name="ce8">
            <text:p>0,0672101</text:p>
          </table:table-cell>
          <table:table-cell office:value-type="float" office:value="9.7672700000000001E-2" table:style-name="ce8">
            <text:p>0,097672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2.0366300000000002E-3" table:style-name="ce8">
            <text:p>0,00203663</text:p>
          </table:table-cell>
          <table:table-cell office:value-type="float" office:value="4.8984099999999997E-3" table:style-name="ce8">
            <text:p>0,00489841</text:p>
          </table:table-cell>
          <table:table-cell office:value-type="float" office:value="9.5207099999999999E-3" table:style-name="ce8">
            <text:p>0,00952071</text:p>
          </table:table-cell>
          <table:table-cell office:value-type="float" office:value="1.40118E-2" table:style-name="ce8">
            <text:p>0,0140118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6.7456499999999997E-3" table:style-name="ce8">
            <text:p>0,00674565</text:p>
          </table:table-cell>
          <table:table-cell office:value-type="float" office:value="1.54322E-2" table:style-name="ce8">
            <text:p>0,0154322</text:p>
          </table:table-cell>
          <table:table-cell office:value-type="float" office:value="2.8567800000000001E-2" table:style-name="ce8">
            <text:p>0,0285678</text:p>
          </table:table-cell>
          <table:table-cell office:value-type="float" office:value="4.14519E-2" table:style-name="ce8">
            <text:p>0,041451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4330899999999999E-3" table:style-name="ce8">
            <text:p>0,00943309</text:p>
          </table:table-cell>
          <table:table-cell office:value-type="float" office:value="2.0416E-2" table:style-name="ce8">
            <text:p>0,020416</text:p>
          </table:table-cell>
          <table:table-cell office:value-type="float" office:value="3.7625600000000002E-2" table:style-name="ce8">
            <text:p>0,0376256</text:p>
          </table:table-cell>
          <table:table-cell office:value-type="float" office:value="5.5466099999999997E-2" table:style-name="ce8">
            <text:p>0,055466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9880699999999999E-3" table:style-name="ce8">
            <text:p>0,00998807</text:p>
          </table:table-cell>
          <table:table-cell office:value-type="float" office:value="1.42673E-2" table:style-name="ce8">
            <text:p>0,0142673</text:p>
          </table:table-cell>
          <table:table-cell office:value-type="float" office:value="2.0324499999999999E-2" table:style-name="ce8">
            <text:p>0,0203245</text:p>
          </table:table-cell>
          <table:table-cell office:value-type="float" office:value="2.5118399999999999E-2" table:style-name="ce8">
            <text:p>0,0251184</text:p>
          </table:table-cell>
          <table:table-cell table:number-columns-repeated="2"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47989E-2" table:style-name="ce8">
            <text:p>0,0147989</text:p>
          </table:table-cell>
          <table:table-cell office:value-type="float" office:value="3.6602799999999998E-2" table:style-name="ce8">
            <text:p>0,0366028</text:p>
          </table:table-cell>
          <table:table-cell office:value-type="float" office:value="6.7106799999999994E-2" table:style-name="ce8">
            <text:p>0,0671068</text:p>
          </table:table-cell>
          <table:table-cell office:value-type="float" office:value="0.100532" table:style-name="ce8">
            <text:p>0,10053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06332E-3" table:style-name="ce8">
            <text:p>0,00206332</text:p>
          </table:table-cell>
          <table:table-cell office:value-type="float" office:value="4.8213099999999997E-3" table:style-name="ce8">
            <text:p>0,00482131</text:p>
          </table:table-cell>
          <table:table-cell office:value-type="float" office:value="8.9027599999999991E-3" table:style-name="ce8">
            <text:p>0,00890276</text:p>
          </table:table-cell>
          <table:table-cell office:value-type="float" office:value="1.3243700000000001E-2" table:style-name="ce8">
            <text:p>0,013243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6.3393599999999996E-3" table:style-name="ce8">
            <text:p>0,00633936</text:p>
          </table:table-cell>
          <table:table-cell office:value-type="float" office:value="1.55573E-2" table:style-name="ce8">
            <text:p>0,0155573</text:p>
          </table:table-cell>
          <table:table-cell office:value-type="float" office:value="2.87035E-2" table:style-name="ce8">
            <text:p>0,0287035</text:p>
          </table:table-cell>
          <table:table-cell office:value-type="float" office:value="4.1978099999999997E-2" table:style-name="ce8">
            <text:p>0,041978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0731599999999994E-3" table:style-name="ce8">
            <text:p>0,00807316</text:p>
          </table:table-cell>
          <table:table-cell office:value-type="float" office:value="2.0605399999999999E-2" table:style-name="ce8">
            <text:p>0,0206054</text:p>
          </table:table-cell>
          <table:table-cell office:value-type="float" office:value="3.7979100000000002E-2" table:style-name="ce8">
            <text:p>0,0379791</text:p>
          </table:table-cell>
          <table:table-cell office:value-type="float" office:value="5.4977400000000003E-2" table:style-name="ce8">
            <text:p>0,054977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3453899999999994E-3" table:style-name="ce8">
            <text:p>0,00834539</text:p>
          </table:table-cell>
          <table:table-cell office:value-type="float" office:value="1.4164400000000001E-2" table:style-name="ce8">
            <text:p>0,0141644</text:p>
          </table:table-cell>
          <table:table-cell office:value-type="float" office:value="1.9723000000000001E-2" table:style-name="ce8">
            <text:p>0,019723</text:p>
          </table:table-cell>
          <table:table-cell office:value-type="float" office:value="2.5456800000000002E-2" table:style-name="ce8">
            <text:p>0,0254568</text:p>
          </table:table-cell>
          <table:table-cell table:number-columns-repeated="2"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44469E-2" table:style-name="ce8">
            <text:p>0,0144469</text:p>
          </table:table-cell>
          <table:table-cell office:value-type="float" office:value="3.8321099999999997E-2" table:style-name="ce8">
            <text:p>0,0383211</text:p>
          </table:table-cell>
          <table:table-cell office:value-type="float" office:value="6.7195299999999999E-2" table:style-name="ce8">
            <text:p>0,0671953</text:p>
          </table:table-cell>
          <table:table-cell office:value-type="float" office:value="9.7244800000000006E-2" table:style-name="ce8">
            <text:p>0,0972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.1822199999999999E-3" table:style-name="ce8">
            <text:p>0,00218222</text:p>
          </table:table-cell>
          <table:table-cell office:value-type="float" office:value="5.1288200000000001E-3" table:style-name="ce8">
            <text:p>0,00512882</text:p>
          </table:table-cell>
          <table:table-cell office:value-type="float" office:value="9.2229300000000007E-3" table:style-name="ce8">
            <text:p>0,00922293</text:p>
          </table:table-cell>
          <table:table-cell office:value-type="float" office:value="1.45346E-2" table:style-name="ce8">
            <text:p>0,01453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195E-3" table:style-name="ce8">
            <text:p>0,006195</text:p>
          </table:table-cell>
          <table:table-cell office:value-type="float" office:value="1.51287E-2" table:style-name="ce8">
            <text:p>0,0151287</text:p>
          </table:table-cell>
          <table:table-cell office:value-type="float" office:value="2.8540099999999999E-2" table:style-name="ce8">
            <text:p>0,0285401</text:p>
          </table:table-cell>
          <table:table-cell office:value-type="float" office:value="4.1468499999999998E-2" table:style-name="ce8">
            <text:p>0,0414685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4399899999999996E-3" table:style-name="ce8">
            <text:p>0,00843999</text:p>
          </table:table-cell>
          <table:table-cell office:value-type="float" office:value="2.0223999999999999E-2" table:style-name="ce8">
            <text:p>0,020224</text:p>
          </table:table-cell>
          <table:table-cell office:value-type="float" office:value="3.8307899999999999E-2" table:style-name="ce8">
            <text:p>0,0383079</text:p>
          </table:table-cell>
          <table:table-cell office:value-type="float" office:value="5.50777E-2" table:style-name="ce8">
            <text:p>0,0550777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3634499999999997E-3" table:style-name="ce8">
            <text:p>0,00836345</text:p>
          </table:table-cell>
          <table:table-cell office:value-type="float" office:value="1.46693E-2" table:style-name="ce8">
            <text:p>0,0146693</text:p>
          </table:table-cell>
          <table:table-cell office:value-type="float" office:value="2.0929199999999998E-2" table:style-name="ce8">
            <text:p>0,0209292</text:p>
          </table:table-cell>
          <table:table-cell office:value-type="float" office:value="2.55751E-2" table:style-name="ce8">
            <text:p>0,0255751</text:p>
          </table:table-cell>
          <table:table-cell table:number-columns-repeated="2"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4814799999999999E-2" table:style-name="ce8">
            <text:p>0,0148148</text:p>
          </table:table-cell>
          <table:table-cell office:value-type="float" office:value="3.4786299999999999E-2" table:style-name="ce8">
            <text:p>0,0347863</text:p>
          </table:table-cell>
          <table:table-cell office:value-type="float" office:value="6.4444699999999994E-2" table:style-name="ce8">
            <text:p>0,0644447</text:p>
          </table:table-cell>
          <table:table-cell office:value-type="float" office:value="9.7562099999999999E-2" table:style-name="ce8">
            <text:p>0,0975621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9709699999999998E-3" table:style-name="ce8">
            <text:p>0,00197097</text:p>
          </table:table-cell>
          <table:table-cell office:value-type="float" office:value="6.0313900000000002E-3" table:style-name="ce8">
            <text:p>0,00603139</text:p>
          </table:table-cell>
          <table:table-cell office:value-type="float" office:value="9.0213099999999994E-3" table:style-name="ce8">
            <text:p>0,00902131</text:p>
          </table:table-cell>
          <table:table-cell office:value-type="float" office:value="1.29493E-2" table:style-name="ce8">
            <text:p>0,012949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6.0021299999999996E-3" table:style-name="ce8">
            <text:p>0,00600213</text:p>
          </table:table-cell>
          <table:table-cell office:value-type="float" office:value="1.56183E-2" table:style-name="ce8">
            <text:p>0,0156183</text:p>
          </table:table-cell>
          <table:table-cell office:value-type="float" office:value="2.8249900000000001E-2" table:style-name="ce8">
            <text:p>0,0282499</text:p>
          </table:table-cell>
          <table:table-cell office:value-type="float" office:value="4.1522000000000003E-2" table:style-name="ce8">
            <text:p>0,04152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82317E-3" table:style-name="ce8">
            <text:p>0,00882317</text:p>
          </table:table-cell>
          <table:table-cell office:value-type="float" office:value="1.9271199999999999E-2" table:style-name="ce8">
            <text:p>0,0192712</text:p>
          </table:table-cell>
          <table:table-cell office:value-type="float" office:value="3.7442400000000001E-2" table:style-name="ce8">
            <text:p>0,0374424</text:p>
          </table:table-cell>
          <table:table-cell office:value-type="float" office:value="5.5620000000000003E-2" table:style-name="ce8">
            <text:p>0,0556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4086300000000003E-3" table:style-name="ce8">
            <text:p>0,00840863</text:p>
          </table:table-cell>
          <table:table-cell office:value-type="float" office:value="1.4384900000000001E-2" table:style-name="ce8">
            <text:p>0,0143849</text:p>
          </table:table-cell>
          <table:table-cell office:value-type="float" office:value="2.0806399999999999E-2" table:style-name="ce8">
            <text:p>0,0208064</text:p>
          </table:table-cell>
          <table:table-cell office:value-type="float" office:value="2.5088300000000001E-2" table:style-name="ce8">
            <text:p>0,0250883</text:p>
          </table:table-cell>
          <table:table-cell table:number-columns-repeated="2"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55941E-2" table:style-name="ce8">
            <text:p>0,0155941</text:p>
          </table:table-cell>
          <table:table-cell office:value-type="float" office:value="3.5148899999999997E-2" table:style-name="ce8">
            <text:p>0,0351489</text:p>
          </table:table-cell>
          <table:table-cell office:value-type="float" office:value="6.7995700000000006E-2" table:style-name="ce8">
            <text:p>0,0679957</text:p>
          </table:table-cell>
          <table:table-cell office:value-type="float" office:value="9.8744799999999994E-2" table:style-name="ce8">
            <text:p>0,0987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2.0826E-3" table:style-name="ce8">
            <text:p>0,0020826</text:p>
          </table:table-cell>
          <table:table-cell office:value-type="float" office:value="4.8011599999999996E-3" table:style-name="ce8">
            <text:p>0,00480116</text:p>
          </table:table-cell>
          <table:table-cell office:value-type="float" office:value="8.8662199999999993E-3" table:style-name="ce8">
            <text:p>0,00886622</text:p>
          </table:table-cell>
          <table:table-cell office:value-type="float" office:value="1.3199199999999999E-2" table:style-name="ce8">
            <text:p>0,013199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7.6115799999999997E-3" table:style-name="ce8">
            <text:p>0,00761158</text:p>
          </table:table-cell>
          <table:table-cell office:value-type="float" office:value="1.5224700000000001E-2" table:style-name="ce8">
            <text:p>0,0152247</text:p>
          </table:table-cell>
          <table:table-cell office:value-type="float" office:value="2.8654200000000001E-2" table:style-name="ce8">
            <text:p>0,0286542</text:p>
          </table:table-cell>
          <table:table-cell office:value-type="float" office:value="4.1328499999999997E-2" table:style-name="ce8">
            <text:p>0,041328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3665700000000003E-3" table:style-name="ce8">
            <text:p>0,00836657</text:p>
          </table:table-cell>
          <table:table-cell office:value-type="float" office:value="2.0010199999999999E-2" table:style-name="ce8">
            <text:p>0,0200102</text:p>
          </table:table-cell>
          <table:table-cell office:value-type="float" office:value="3.81219E-2" table:style-name="ce8">
            <text:p>0,0381219</text:p>
          </table:table-cell>
          <table:table-cell office:value-type="float" office:value="5.5039999999999999E-2" table:style-name="ce8">
            <text:p>0,0550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9.6612699999999996E-3" table:style-name="ce8">
            <text:p>0,00966127</text:p>
          </table:table-cell>
          <table:table-cell office:value-type="float" office:value="1.47137E-2" table:style-name="ce8">
            <text:p>0,0147137</text:p>
          </table:table-cell>
          <table:table-cell office:value-type="float" office:value="2.1658899999999998E-2" table:style-name="ce8">
            <text:p>0,0216589</text:p>
          </table:table-cell>
          <table:table-cell office:value-type="float" office:value="2.5096799999999999E-2" table:style-name="ce8">
            <text:p>0,0250968</text:p>
          </table:table-cell>
          <table:table-cell table:number-columns-repeated="2"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4187399999999999E-2" table:style-name="ce8">
            <text:p>0,0141874</text:p>
          </table:table-cell>
          <table:table-cell office:value-type="float" office:value="3.55339E-2" table:style-name="ce8">
            <text:p>0,0355339</text:p>
          </table:table-cell>
          <table:table-cell office:value-type="float" office:value="6.6522399999999995E-2" table:style-name="ce8">
            <text:p>0,0665224</text:p>
          </table:table-cell>
          <table:table-cell office:value-type="float" office:value="9.7293500000000005E-2" table:style-name="ce8">
            <text:p>0,097293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2.0975899999999999E-3" table:style-name="ce8">
            <text:p>0,00209759</text:p>
          </table:table-cell>
          <table:table-cell office:value-type="float" office:value="4.8476500000000002E-3" table:style-name="ce8">
            <text:p>0,00484765</text:p>
          </table:table-cell>
          <table:table-cell office:value-type="float" office:value="9.5446799999999998E-3" table:style-name="ce8">
            <text:p>0,00954468</text:p>
          </table:table-cell>
          <table:table-cell office:value-type="float" office:value="1.3861E-2" table:style-name="ce8">
            <text:p>0,01386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6.0522600000000003E-3" table:style-name="ce8">
            <text:p>0,00605226</text:p>
          </table:table-cell>
          <table:table-cell office:value-type="float" office:value="1.5516200000000001E-2" table:style-name="ce8">
            <text:p>0,0155162</text:p>
          </table:table-cell>
          <table:table-cell office:value-type="float" office:value="2.8318599999999999E-2" table:style-name="ce8">
            <text:p>0,0283186</text:p>
          </table:table-cell>
          <table:table-cell office:value-type="float" office:value="4.1899699999999998E-2" table:style-name="ce8">
            <text:p>0,04189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5729099999999996E-3" table:style-name="ce8">
            <text:p>0,00857291</text:p>
          </table:table-cell>
          <table:table-cell office:value-type="float" office:value="2.0858000000000002E-2" table:style-name="ce8">
            <text:p>0,020858</text:p>
          </table:table-cell>
          <table:table-cell office:value-type="float" office:value="3.7999900000000003E-2" table:style-name="ce8">
            <text:p>0,0379999</text:p>
          </table:table-cell>
          <table:table-cell office:value-type="float" office:value="5.50258E-2" table:style-name="ce8">
            <text:p>0,055025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4328500000000004E-3" table:style-name="ce8">
            <text:p>0,00843285</text:p>
          </table:table-cell>
          <table:table-cell office:value-type="float" office:value="1.4780400000000001E-2" table:style-name="ce8">
            <text:p>0,0147804</text:p>
          </table:table-cell>
          <table:table-cell office:value-type="float" office:value="2.22486E-2" table:style-name="ce8">
            <text:p>0,0222486</text:p>
          </table:table-cell>
          <table:table-cell office:value-type="float" office:value="2.6488500000000002E-2" table:style-name="ce8">
            <text:p>0,0264885</text:p>
          </table:table-cell>
          <table:table-cell table:number-columns-repeated="2"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46129E-2" table:style-name="ce8">
            <text:p>0,0146129</text:p>
          </table:table-cell>
          <table:table-cell office:value-type="float" office:value="3.7015800000000001E-2" table:style-name="ce8">
            <text:p>0,0370158</text:p>
          </table:table-cell>
          <table:table-cell office:value-type="float" office:value="6.5970000000000001E-2" table:style-name="ce8">
            <text:p>0,06597</text:p>
          </table:table-cell>
          <table:table-cell office:value-type="float" office:value="9.7328399999999995E-2" table:style-name="ce8">
            <text:p>0,0973284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61159E-3" table:style-name="ce8">
            <text:p>0,00261159</text:p>
          </table:table-cell>
          <table:table-cell office:value-type="float" office:value="4.7202399999999997E-3" table:style-name="ce8">
            <text:p>0,00472024</text:p>
          </table:table-cell>
          <table:table-cell office:value-type="float" office:value="9.2151899999999998E-3" table:style-name="ce8">
            <text:p>0,00921519</text:p>
          </table:table-cell>
          <table:table-cell office:value-type="float" office:value="1.26394E-2" table:style-name="ce8">
            <text:p>0,012639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7329E-3" table:style-name="ce8">
            <text:p>0,0067329</text:p>
          </table:table-cell>
          <table:table-cell office:value-type="float" office:value="1.5089699999999999E-2" table:style-name="ce8">
            <text:p>0,0150897</text:p>
          </table:table-cell>
          <table:table-cell office:value-type="float" office:value="2.8926400000000001E-2" table:style-name="ce8">
            <text:p>0,0289264</text:p>
          </table:table-cell>
          <table:table-cell office:value-type="float" office:value="4.1383900000000001E-2" table:style-name="ce8">
            <text:p>0,0413839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37899999999996E-3" table:style-name="ce8">
            <text:p>0,00861379</text:p>
          </table:table-cell>
          <table:table-cell office:value-type="float" office:value="2.0643999999999999E-2" table:style-name="ce8">
            <text:p>0,020644</text:p>
          </table:table-cell>
          <table:table-cell office:value-type="float" office:value="3.7856399999999998E-2" table:style-name="ce8">
            <text:p>0,0378564</text:p>
          </table:table-cell>
          <table:table-cell office:value-type="float" office:value="5.52121E-2" table:style-name="ce8">
            <text:p>0,055212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45000000000006E-3" table:style-name="ce8">
            <text:p>0,0086145</text:p>
          </table:table-cell>
          <table:table-cell office:value-type="float" office:value="1.44574E-2" table:style-name="ce8">
            <text:p>0,0144574</text:p>
          </table:table-cell>
          <table:table-cell office:value-type="float" office:value="2.0821200000000002E-2" table:style-name="ce8">
            <text:p>0,0208212</text:p>
          </table:table-cell>
          <table:table-cell office:value-type="float" office:value="2.52772E-2" table:style-name="ce8">
            <text:p>0,0252772</text:p>
          </table:table-cell>
          <table:table-cell table:number-columns-repeated="2"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667700000000001E-2" table:style-name="ce8">
            <text:p>0,0166677</text:p>
          </table:table-cell>
          <table:table-cell office:value-type="float" office:value="3.6105900000000003E-2" table:style-name="ce8">
            <text:p>0,0361059</text:p>
          </table:table-cell>
          <table:table-cell office:value-type="float" office:value="6.6720199999999993E-2" table:style-name="ce8">
            <text:p>0,0667202</text:p>
          </table:table-cell>
          <table:table-cell office:value-type="float" office:value="9.7646200000000002E-2" table:style-name="ce8">
            <text:p>0,097646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.80796E-3" table:style-name="ce8">
            <text:p>0,00280796</text:p>
          </table:table-cell>
          <table:table-cell office:value-type="float" office:value="4.8927700000000003E-3" table:style-name="ce8">
            <text:p>0,00489277</text:p>
          </table:table-cell>
          <table:table-cell office:value-type="float" office:value="8.8666600000000002E-3" table:style-name="ce8">
            <text:p>0,00886666</text:p>
          </table:table-cell>
          <table:table-cell office:value-type="float" office:value="1.32777E-2" table:style-name="ce8">
            <text:p>0,013277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2419499999999996E-3" table:style-name="ce8">
            <text:p>0,00624195</text:p>
          </table:table-cell>
          <table:table-cell office:value-type="float" office:value="1.50394E-2" table:style-name="ce8">
            <text:p>0,0150394</text:p>
          </table:table-cell>
          <table:table-cell office:value-type="float" office:value="2.84838E-2" table:style-name="ce8">
            <text:p>0,0284838</text:p>
          </table:table-cell>
          <table:table-cell office:value-type="float" office:value="4.2265700000000003E-2" table:style-name="ce8">
            <text:p>0,042265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3377E-3" table:style-name="ce8">
            <text:p>0,0083377</text:p>
          </table:table-cell>
          <table:table-cell office:value-type="float" office:value="2.0154200000000001E-2" table:style-name="ce8">
            <text:p>0,0201542</text:p>
          </table:table-cell>
          <table:table-cell office:value-type="float" office:value="3.8168300000000002E-2" table:style-name="ce8">
            <text:p>0,0381683</text:p>
          </table:table-cell>
          <table:table-cell office:value-type="float" office:value="5.5215300000000002E-2" table:style-name="ce8">
            <text:p>0,0552153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9.6761499999999997E-3" table:style-name="ce8">
            <text:p>0,00967615</text:p>
          </table:table-cell>
          <table:table-cell office:value-type="float" office:value="1.44347E-2" table:style-name="ce8">
            <text:p>0,0144347</text:p>
          </table:table-cell>
          <table:table-cell office:value-type="float" office:value="2.1682900000000001E-2" table:style-name="ce8">
            <text:p>0,0216829</text:p>
          </table:table-cell>
          <table:table-cell office:value-type="float" office:value="2.5498199999999999E-2" table:style-name="ce8">
            <text:p>0,0254982</text:p>
          </table:table-cell>
          <table:table-cell table:number-columns-repeated="2"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5139400000000001E-2" table:style-name="ce8">
            <text:p>0,0151394</text:p>
          </table:table-cell>
          <table:table-cell office:value-type="float" office:value="3.58775E-2" table:style-name="ce8">
            <text:p>0,0358775</text:p>
          </table:table-cell>
          <table:table-cell office:value-type="float" office:value="6.7547099999999999E-2" table:style-name="ce8">
            <text:p>0,0675471</text:p>
          </table:table-cell>
          <table:table-cell office:value-type="float" office:value="9.8111699999999996E-2" table:style-name="ce8">
            <text:p>0,098111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2.2268399999999999E-3" table:style-name="ce8">
            <text:p>0,00222684</text:p>
          </table:table-cell>
          <table:table-cell office:value-type="float" office:value="5.6806399999999998E-3" table:style-name="ce8">
            <text:p>0,00568064</text:p>
          </table:table-cell>
          <table:table-cell office:value-type="float" office:value="9.1375799999999993E-3" table:style-name="ce8">
            <text:p>0,00913758</text:p>
          </table:table-cell>
          <table:table-cell office:value-type="float" office:value="1.3689700000000001E-2" table:style-name="ce8">
            <text:p>0,013689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6.9405999999999999E-3" table:style-name="ce8">
            <text:p>0,0069406</text:p>
          </table:table-cell>
          <table:table-cell office:value-type="float" office:value="1.5465E-2" table:style-name="ce8">
            <text:p>0,015465</text:p>
          </table:table-cell>
          <table:table-cell office:value-type="float" office:value="2.8493600000000001E-2" table:style-name="ce8">
            <text:p>0,0284936</text:p>
          </table:table-cell>
          <table:table-cell office:value-type="float" office:value="4.1580899999999997E-2" table:style-name="ce8">
            <text:p>0,0415809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11761E-2" table:style-name="ce8">
            <text:p>0,0111761</text:p>
          </table:table-cell>
          <table:table-cell office:value-type="float" office:value="2.0045299999999999E-2" table:style-name="ce8">
            <text:p>0,0200453</text:p>
          </table:table-cell>
          <table:table-cell office:value-type="float" office:value="3.7727400000000001E-2" table:style-name="ce8">
            <text:p>0,0377274</text:p>
          </table:table-cell>
          <table:table-cell office:value-type="float" office:value="5.5158800000000001E-2" table:style-name="ce8">
            <text:p>0,0551588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5537400000000006E-3" table:style-name="ce8">
            <text:p>0,00855374</text:p>
          </table:table-cell>
          <table:table-cell office:value-type="float" office:value="1.54672E-2" table:style-name="ce8">
            <text:p>0,0154672</text:p>
          </table:table-cell>
          <table:table-cell office:value-type="float" office:value="2.1185499999999999E-2" table:style-name="ce8">
            <text:p>0,0211855</text:p>
          </table:table-cell>
          <table:table-cell office:value-type="float" office:value="2.5019799999999998E-2" table:style-name="ce8">
            <text:p>0,0250198</text:p>
          </table:table-cell>
          <table:table-cell table:number-columns-repeated="2"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49699E-2" table:style-name="ce8">
            <text:p>0,0149699</text:p>
          </table:table-cell>
          <table:table-cell office:value-type="float" office:value="3.5626999999999999E-2" table:style-name="ce8">
            <text:p>0,035627</text:p>
          </table:table-cell>
          <table:table-cell office:value-type="float" office:value="6.5460299999999999E-2" table:style-name="ce8">
            <text:p>0,0654603</text:p>
          </table:table-cell>
          <table:table-cell office:value-type="float" office:value="9.8446000000000006E-2" table:style-name="ce8">
            <text:p>0,09844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2.01082E-3" table:style-name="ce8">
            <text:p>0,00201082</text:p>
          </table:table-cell>
          <table:table-cell office:value-type="float" office:value="4.8404900000000002E-3" table:style-name="ce8">
            <text:p>0,00484049</text:p>
          </table:table-cell>
          <table:table-cell office:value-type="float" office:value="9.7141099999999998E-3" table:style-name="ce8">
            <text:p>0,00971411</text:p>
          </table:table-cell>
          <table:table-cell office:value-type="float" office:value="1.3147300000000001E-2" table:style-name="ce8">
            <text:p>0,013147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7.1792000000000002E-3" table:style-name="ce8">
            <text:p>0,0071792</text:p>
          </table:table-cell>
          <table:table-cell office:value-type="float" office:value="1.58833E-2" table:style-name="ce8">
            <text:p>0,0158833</text:p>
          </table:table-cell>
          <table:table-cell office:value-type="float" office:value="2.84826E-2" table:style-name="ce8">
            <text:p>0,0284826</text:p>
          </table:table-cell>
          <table:table-cell office:value-type="float" office:value="4.1705199999999998E-2" table:style-name="ce8">
            <text:p>0,0417052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9.2088799999999991E-3" table:style-name="ce8">
            <text:p>0,00920888</text:p>
          </table:table-cell>
          <table:table-cell office:value-type="float" office:value="2.00006E-2" table:style-name="ce8">
            <text:p>0,0200006</text:p>
          </table:table-cell>
          <table:table-cell office:value-type="float" office:value="3.7719299999999997E-2" table:style-name="ce8">
            <text:p>0,0377193</text:p>
          </table:table-cell>
          <table:table-cell office:value-type="float" office:value="5.5596699999999999E-2" table:style-name="ce8">
            <text:p>0,055596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8.3399100000000007E-3" table:style-name="ce8">
            <text:p>0,00833991</text:p>
          </table:table-cell>
          <table:table-cell office:value-type="float" office:value="1.43552E-2" table:style-name="ce8">
            <text:p>0,0143552</text:p>
          </table:table-cell>
          <table:table-cell office:value-type="float" office:value="2.0565400000000001E-2" table:style-name="ce8">
            <text:p>0,0205654</text:p>
          </table:table-cell>
          <table:table-cell office:value-type="float" office:value="2.6108900000000001E-2" table:style-name="ce8">
            <text:p>0,0261089</text:p>
          </table:table-cell>
          <table:table-cell table:number-columns-repeated="2"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05294E-2" table:style-name="ce8">
            <text:p>0,0205294</text:p>
          </table:table-cell>
          <table:table-cell office:value-type="float" office:value="3.5318799999999997E-2" table:style-name="ce8">
            <text:p>0,0353188</text:p>
          </table:table-cell>
          <table:table-cell office:value-type="float" office:value="6.7595100000000005E-2" table:style-name="ce8">
            <text:p>0,0675951</text:p>
          </table:table-cell>
          <table:table-cell office:value-type="float" office:value="9.7246399999999997E-2" table:style-name="ce8">
            <text:p>0,097246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2.0656699999999999E-3" table:style-name="ce8">
            <text:p>0,00206567</text:p>
          </table:table-cell>
          <table:table-cell office:value-type="float" office:value="4.7944900000000002E-3" table:style-name="ce8">
            <text:p>0,00479449</text:p>
          </table:table-cell>
          <table:table-cell office:value-type="float" office:value="8.8444400000000003E-3" table:style-name="ce8">
            <text:p>0,00884444</text:p>
          </table:table-cell>
          <table:table-cell office:value-type="float" office:value="1.372E-2" table:style-name="ce8">
            <text:p>0,01372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7.3780699999999996E-3" table:style-name="ce8">
            <text:p>0,00737807</text:p>
          </table:table-cell>
          <table:table-cell office:value-type="float" office:value="1.46941E-2" table:style-name="ce8">
            <text:p>0,0146941</text:p>
          </table:table-cell>
          <table:table-cell office:value-type="float" office:value="2.8961799999999999E-2" table:style-name="ce8">
            <text:p>0,0289618</text:p>
          </table:table-cell>
          <table:table-cell office:value-type="float" office:value="4.1740699999999999E-2" table:style-name="ce8">
            <text:p>0,0417407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607299999999996E-3" table:style-name="ce8">
            <text:p>0,00846073</text:p>
          </table:table-cell>
          <table:table-cell office:value-type="float" office:value="2.0513E-2" table:style-name="ce8">
            <text:p>0,020513</text:p>
          </table:table-cell>
          <table:table-cell office:value-type="float" office:value="3.8036300000000002E-2" table:style-name="ce8">
            <text:p>0,0380363</text:p>
          </table:table-cell>
          <table:table-cell office:value-type="float" office:value="5.5891000000000003E-2" table:style-name="ce8">
            <text:p>0,0558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824500000000008E-3" table:style-name="ce8">
            <text:p>0,00848245</text:p>
          </table:table-cell>
          <table:table-cell office:value-type="float" office:value="1.47291E-2" table:style-name="ce8">
            <text:p>0,0147291</text:p>
          </table:table-cell>
          <table:table-cell office:value-type="float" office:value="2.0798299999999999E-2" table:style-name="ce8">
            <text:p>0,0207983</text:p>
          </table:table-cell>
          <table:table-cell office:value-type="float" office:value="2.59729E-2" table:style-name="ce8">
            <text:p>0,0259729</text:p>
          </table:table-cell>
          <table:table-cell table:number-columns-repeated="2"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4479000000000001E-2" table:style-name="ce8">
            <text:p>0,014479</text:p>
          </table:table-cell>
          <table:table-cell office:value-type="float" office:value="3.4582099999999998E-2" table:style-name="ce8">
            <text:p>0,0345821</text:p>
          </table:table-cell>
          <table:table-cell office:value-type="float" office:value="6.84699E-2" table:style-name="ce8">
            <text:p>0,0684699</text:p>
          </table:table-cell>
          <table:table-cell office:value-type="float" office:value="9.6772399999999995E-2" table:style-name="ce8">
            <text:p>0,096772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2.0638700000000002E-3" table:style-name="ce8">
            <text:p>0,00206387</text:p>
          </table:table-cell>
          <table:table-cell office:value-type="float" office:value="4.8089600000000001E-3" table:style-name="ce8">
            <text:p>0,00480896</text:p>
          </table:table-cell>
          <table:table-cell office:value-type="float" office:value="9.9909400000000002E-3" table:style-name="ce8">
            <text:p>0,00999094</text:p>
          </table:table-cell>
          <table:table-cell office:value-type="float" office:value="1.299E-2" table:style-name="ce8">
            <text:p>0,0129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2180899999999999E-3" table:style-name="ce8">
            <text:p>0,00621809</text:p>
          </table:table-cell>
          <table:table-cell office:value-type="float" office:value="1.54366E-2" table:style-name="ce8">
            <text:p>0,0154366</text:p>
          </table:table-cell>
          <table:table-cell office:value-type="float" office:value="2.9068900000000002E-2" table:style-name="ce8">
            <text:p>0,0290689</text:p>
          </table:table-cell>
          <table:table-cell office:value-type="float" office:value="4.1744099999999999E-2" table:style-name="ce8">
            <text:p>0,04174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8.5743199999999999E-3" table:style-name="ce8">
            <text:p>0,00857432</text:p>
          </table:table-cell>
          <table:table-cell office:value-type="float" office:value="2.0458500000000001E-2" table:style-name="ce8">
            <text:p>0,0204585</text:p>
          </table:table-cell>
          <table:table-cell office:value-type="float" office:value="3.8603600000000002E-2" table:style-name="ce8">
            <text:p>0,0386036</text:p>
          </table:table-cell>
          <table:table-cell office:value-type="float" office:value="5.5306899999999999E-2" table:style-name="ce8">
            <text:p>0,055306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2323E-2" table:style-name="ce8">
            <text:p>0,0102323</text:p>
          </table:table-cell>
          <table:table-cell office:value-type="float" office:value="1.47116E-2" table:style-name="ce8">
            <text:p>0,0147116</text:p>
          </table:table-cell>
          <table:table-cell office:value-type="float" office:value="1.9850799999999998E-2" table:style-name="ce8">
            <text:p>0,0198508</text:p>
          </table:table-cell>
          <table:table-cell office:value-type="float" office:value="2.5628000000000001E-2" table:style-name="ce8">
            <text:p>0,025628</text:p>
          </table:table-cell>
          <table:table-cell table:number-columns-repeated="2"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4172499999999999E-2" table:style-name="ce8">
            <text:p>0,0141725</text:p>
          </table:table-cell>
          <table:table-cell office:value-type="float" office:value="3.59697E-2" table:style-name="ce8">
            <text:p>0,0359697</text:p>
          </table:table-cell>
          <table:table-cell office:value-type="float" office:value="6.7550600000000002E-2" table:style-name="ce8">
            <text:p>0,0675506</text:p>
          </table:table-cell>
          <table:table-cell office:value-type="float" office:value="0.102307" table:style-name="ce8">
            <text:p>0,10230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98379E-3" table:style-name="ce8">
            <text:p>0,00198379</text:p>
          </table:table-cell>
          <table:table-cell office:value-type="float" office:value="4.8016100000000004E-3" table:style-name="ce8">
            <text:p>0,00480161</text:p>
          </table:table-cell>
          <table:table-cell office:value-type="float" office:value="8.8033499999999997E-3" table:style-name="ce8">
            <text:p>0,00880335</text:p>
          </table:table-cell>
          <table:table-cell office:value-type="float" office:value="1.33613E-2" table:style-name="ce8">
            <text:p>0,013361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1274199999999997E-3" table:style-name="ce8">
            <text:p>0,00612742</text:p>
          </table:table-cell>
          <table:table-cell office:value-type="float" office:value="1.54723E-2" table:style-name="ce8">
            <text:p>0,0154723</text:p>
          </table:table-cell>
          <table:table-cell office:value-type="float" office:value="2.8389999999999999E-2" table:style-name="ce8">
            <text:p>0,02839</text:p>
          </table:table-cell>
          <table:table-cell office:value-type="float" office:value="4.1382299999999997E-2" table:style-name="ce8">
            <text:p>0,041382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5962599999999997E-3" table:style-name="ce8">
            <text:p>0,00859626</text:p>
          </table:table-cell>
          <table:table-cell office:value-type="float" office:value="2.09483E-2" table:style-name="ce8">
            <text:p>0,0209483</text:p>
          </table:table-cell>
          <table:table-cell office:value-type="float" office:value="3.7657700000000002E-2" table:style-name="ce8">
            <text:p>0,0376577</text:p>
          </table:table-cell>
          <table:table-cell office:value-type="float" office:value="5.5800900000000001E-2" table:style-name="ce8">
            <text:p>0,0558009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7216199999999994E-3" table:style-name="ce8">
            <text:p>0,00872162</text:p>
          </table:table-cell>
          <table:table-cell office:value-type="float" office:value="1.5033599999999999E-2" table:style-name="ce8">
            <text:p>0,0150336</text:p>
          </table:table-cell>
          <table:table-cell office:value-type="float" office:value="2.0077399999999999E-2" table:style-name="ce8">
            <text:p>0,0200774</text:p>
          </table:table-cell>
          <table:table-cell office:value-type="float" office:value="2.52736E-2" table:style-name="ce8">
            <text:p>0,0252736</text:p>
          </table:table-cell>
          <table:table-cell table:number-columns-repeated="2"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.6061700000000002E-2" table:style-name="ce8">
            <text:p>0,0160617</text:p>
          </table:table-cell>
          <table:table-cell office:value-type="float" office:value="3.80992E-2" table:style-name="ce8">
            <text:p>0,0380992</text:p>
          </table:table-cell>
          <table:table-cell office:value-type="float" office:value="6.6374699999999995E-2" table:style-name="ce8">
            <text:p>0,0663747</text:p>
          </table:table-cell>
          <table:table-cell office:value-type="float" office:value="9.76191E-2" table:style-name="ce8">
            <text:p>0,097619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93654E-3" table:style-name="ce8">
            <text:p>0,00193654</text:p>
          </table:table-cell>
          <table:table-cell office:value-type="float" office:value="5.2961500000000003E-3" table:style-name="ce8">
            <text:p>0,00529615</text:p>
          </table:table-cell>
          <table:table-cell office:value-type="float" office:value="9.4033399999999996E-3" table:style-name="ce8">
            <text:p>0,00940334</text:p>
          </table:table-cell>
          <table:table-cell office:value-type="float" office:value="1.44163E-2" table:style-name="ce8">
            <text:p>0,014416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1383000000000002E-3" table:style-name="ce8">
            <text:p>0,0061383</text:p>
          </table:table-cell>
          <table:table-cell office:value-type="float" office:value="1.5129200000000001E-2" table:style-name="ce8">
            <text:p>0,0151292</text:p>
          </table:table-cell>
          <table:table-cell office:value-type="float" office:value="2.85943E-2" table:style-name="ce8">
            <text:p>0,0285943</text:p>
          </table:table-cell>
          <table:table-cell office:value-type="float" office:value="4.1873800000000003E-2" table:style-name="ce8">
            <text:p>0,0418738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1633699999999997E-3" table:style-name="ce8">
            <text:p>0,00816337</text:p>
          </table:table-cell>
          <table:table-cell office:value-type="float" office:value="1.9820299999999999E-2" table:style-name="ce8">
            <text:p>0,0198203</text:p>
          </table:table-cell>
          <table:table-cell office:value-type="float" office:value="3.81115E-2" table:style-name="ce8">
            <text:p>0,0381115</text:p>
          </table:table-cell>
          <table:table-cell office:value-type="float" office:value="5.5000500000000001E-2" table:style-name="ce8">
            <text:p>0,0550005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9.3805699999999995E-3" table:style-name="ce8">
            <text:p>0,00938057</text:p>
          </table:table-cell>
          <table:table-cell office:value-type="float" office:value="1.4186900000000001E-2" table:style-name="ce8">
            <text:p>0,0141869</text:p>
          </table:table-cell>
          <table:table-cell office:value-type="float" office:value="2.1555999999999999E-2" table:style-name="ce8">
            <text:p>0,021556</text:p>
          </table:table-cell>
          <table:table-cell office:value-type="float" office:value="2.5517700000000001E-2" table:style-name="ce8">
            <text:p>0,0255177</text:p>
          </table:table-cell>
          <table:table-cell table:number-columns-repeated="2"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4300999999999999E-2" table:style-name="ce8">
            <text:p>0,014301</text:p>
          </table:table-cell>
          <table:table-cell office:value-type="float" office:value="3.52605E-2" table:style-name="ce8">
            <text:p>0,0352605</text:p>
          </table:table-cell>
          <table:table-cell office:value-type="float" office:value="6.5875500000000003E-2" table:style-name="ce8">
            <text:p>0,0658755</text:p>
          </table:table-cell>
          <table:table-cell office:value-type="float" office:value="9.7531800000000002E-2" table:style-name="ce8">
            <text:p>0,097531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2.0156100000000001E-3" table:style-name="ce8">
            <text:p>0,00201561</text:p>
          </table:table-cell>
          <table:table-cell office:value-type="float" office:value="6.1121500000000002E-3" table:style-name="ce8">
            <text:p>0,00611215</text:p>
          </table:table-cell>
          <table:table-cell office:value-type="float" office:value="9.0898400000000001E-3" table:style-name="ce8">
            <text:p>0,00908984</text:p>
          </table:table-cell>
          <table:table-cell office:value-type="float" office:value="1.3644399999999999E-2" table:style-name="ce8">
            <text:p>0,01364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58013E-3" table:style-name="ce8">
            <text:p>0,00658013</text:p>
          </table:table-cell>
          <table:table-cell office:value-type="float" office:value="1.5528399999999999E-2" table:style-name="ce8">
            <text:p>0,0155284</text:p>
          </table:table-cell>
          <table:table-cell office:value-type="float" office:value="2.82279E-2" table:style-name="ce8">
            <text:p>0,0282279</text:p>
          </table:table-cell>
          <table:table-cell office:value-type="float" office:value="4.16488E-2" table:style-name="ce8">
            <text:p>0,0416488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4529099999999992E-3" table:style-name="ce8">
            <text:p>0,00845291</text:p>
          </table:table-cell>
          <table:table-cell office:value-type="float" office:value="2.0457800000000002E-2" table:style-name="ce8">
            <text:p>0,0204578</text:p>
          </table:table-cell>
          <table:table-cell office:value-type="float" office:value="3.7596900000000003E-2" table:style-name="ce8">
            <text:p>0,0375969</text:p>
          </table:table-cell>
          <table:table-cell office:value-type="float" office:value="5.4969999999999998E-2" table:style-name="ce8">
            <text:p>0,0549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368199999999995E-3" table:style-name="ce8">
            <text:p>0,00813682</text:p>
          </table:table-cell>
          <table:table-cell office:value-type="float" office:value="1.4423800000000001E-2" table:style-name="ce8">
            <text:p>0,0144238</text:p>
          </table:table-cell>
          <table:table-cell office:value-type="float" office:value="2.0244000000000002E-2" table:style-name="ce8">
            <text:p>0,020244</text:p>
          </table:table-cell>
          <table:table-cell office:value-type="float" office:value="2.5901400000000002E-2" table:style-name="ce8">
            <text:p>0,0259014</text:p>
          </table:table-cell>
          <table:table-cell table:number-columns-repeated="2"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5869000000000001E-2" table:style-name="ce8">
            <text:p>0,015869</text:p>
          </table:table-cell>
          <table:table-cell office:value-type="float" office:value="3.5172299999999997E-2" table:style-name="ce8">
            <text:p>0,0351723</text:p>
          </table:table-cell>
          <table:table-cell office:value-type="float" office:value="6.7796599999999999E-2" table:style-name="ce8">
            <text:p>0,0677966</text:p>
          </table:table-cell>
          <table:table-cell office:value-type="float" office:value="9.8603399999999994E-2" table:style-name="ce8">
            <text:p>0,098603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1207800000000001E-3" table:formula="of:=AVERAGE([.C4:.C23])" table:style-name="ce2">
            <text:p>0,00212078</text:p>
          </table:table-cell>
          <table:table-cell office:value-type="float" office:value="5.0968380000000002E-3" table:formula="of:=AVERAGE([.D4:.D23])" table:style-name="ce2">
            <text:p>0,005096838</text:p>
          </table:table-cell>
          <table:table-cell office:value-type="float" office:value="9.2548855000000006E-3" table:formula="of:=AVERAGE([.E4:.E23])" table:style-name="ce2">
            <text:p>0,009254886</text:p>
          </table:table-cell>
          <table:table-cell office:value-type="float" office:value="1.3443325000000001E-2" table:formula="of:=AVERAGE([.F4:.F23])" table:style-name="ce2">
            <text:p>0,01344332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6.5501014999999998E-3" table:formula="of:=AVERAGE([.J4:.J23])" table:style-name="ce2">
            <text:p>0,006550102</text:p>
          </table:table-cell>
          <table:table-cell office:value-type="float" office:value="1.5399085000000002E-2" table:formula="of:=AVERAGE([.K4:.K23])" table:style-name="ce2">
            <text:p>0,015399085</text:p>
          </table:table-cell>
          <table:table-cell office:value-type="float" office:value="2.8575014999999999E-2" table:formula="of:=AVERAGE([.L4:.L23])" table:style-name="ce2">
            <text:p>0,028575015</text:p>
          </table:table-cell>
          <table:table-cell office:value-type="float" office:value="4.1682865E-2" table:formula="of:=AVERAGE([.M4:.M23])" table:style-name="ce2">
            <text:p>0,04168286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7915179999999999E-3" table:formula="of:=AVERAGE([.Q4:.Q23])" table:style-name="ce2">
            <text:p>0,008791518</text:p>
          </table:table-cell>
          <table:table-cell office:value-type="float" office:value="2.029895E-2" table:formula="of:=AVERAGE([.R4:.R23])" table:style-name="ce2">
            <text:p>0,02029895</text:p>
          </table:table-cell>
          <table:table-cell office:value-type="float" office:value="3.7949150000000001E-2" table:formula="of:=AVERAGE([.S4:.S23])" table:style-name="ce2">
            <text:p>0,03794915</text:p>
          </table:table-cell>
          <table:table-cell office:value-type="float" office:value="5.5301494999999999E-2" table:formula="of:=AVERAGE([.T4:.T23])" table:style-name="ce2">
            <text:p>0,05530149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8903620000000006E-3" table:formula="of:=AVERAGE([.X4:.X23])" table:style-name="ce2">
            <text:p>0,008890362</text:p>
          </table:table-cell>
          <table:table-cell office:value-type="float" office:value="1.4643194999999998E-2" table:formula="of:=AVERAGE([.Y4:.Y23])" table:style-name="ce2">
            <text:p>0,014643195</text:p>
          </table:table-cell>
          <table:table-cell office:value-type="float" office:value="2.0752700000000006E-2" table:formula="of:=AVERAGE([.Z4:.Z23])" table:style-name="ce2">
            <text:p>0,0207527</text:p>
          </table:table-cell>
          <table:table-cell office:value-type="float" office:value="2.5513664999999998E-2" table:formula="of:=AVERAGE([.AA4:.AA23])" table:style-name="ce2">
            <text:p>0,025513665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5374790000000003E-2" table:formula="of:=AVERAGE([.AF4:.AF23])" table:style-name="ce2">
            <text:p>0,01537479</text:p>
          </table:table-cell>
          <table:table-cell office:value-type="float" office:value="3.5832160000000002E-2" table:formula="of:=AVERAGE([.AG4:.AG23])" table:style-name="ce2">
            <text:p>0,03583216</text:p>
          </table:table-cell>
          <table:table-cell office:value-type="float" office:value="6.6973619999999984E-2" table:formula="of:=AVERAGE([.AH4:.AH23])" table:style-name="ce2">
            <text:p>0,06697362</text:p>
          </table:table-cell>
          <table:table-cell office:value-type="float" office:value="9.8062405000000005E-2" table:formula="of:=AVERAGE([.AI4:.AI23])" table:style-name="ce2">
            <text:p>0,09806240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2.1659215114320761E-4" table:formula="of:=STDEV([.C4:.C23])" table:style-name="ce2">
            <text:p>0,000216592</text:p>
          </table:table-cell>
          <table:table-cell office:value-type="float" office:value="4.1958727761054861E-4" table:formula="of:=STDEV([.D4:.D23])" table:style-name="ce2">
            <text:p>0,000419587</text:p>
          </table:table-cell>
          <table:table-cell office:value-type="float" office:value="4.8062742705403229E-4" table:formula="of:=STDEV([.E4:.E23])" table:style-name="ce2">
            <text:p>0,000480627</text:p>
          </table:table-cell>
          <table:table-cell office:value-type="float" office:value="4.9803968439958879E-4" table:formula="of:=STDEV([.F4:.F23])" table:style-name="ce2">
            <text:p>0,0004980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7814325337733582E-4" table:formula="of:=STDEV([.J4:.J23])" table:style-name="ce2">
            <text:p>0,000478143</text:p>
          </table:table-cell>
          <table:table-cell office:value-type="float" office:value="2.7945485328817563E-4" table:formula="of:=STDEV([.K4:.K23])" table:style-name="ce2">
            <text:p>0,000279455</text:p>
          </table:table-cell>
          <table:table-cell office:value-type="float" office:value="2.3665422983754175E-4" table:formula="of:=STDEV([.L4:.L23])" table:style-name="ce2">
            <text:p>0,000236654</text:p>
          </table:table-cell>
          <table:table-cell office:value-type="float" office:value="2.4688374053814392E-4" table:formula="of:=STDEV([.M4:.M23])" table:style-name="ce2">
            <text:p>0,00024688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7.8011219966037419E-4" table:formula="of:=STDEV([.Q4:.Q23])" table:style-name="ce2">
            <text:p>0,000780112</text:p>
          </table:table-cell>
          <table:table-cell office:value-type="float" office:value="4.3496849795189374E-4" table:formula="of:=STDEV([.R4:.R23])" table:style-name="ce2">
            <text:p>0,000434968</text:p>
          </table:table-cell>
          <table:table-cell office:value-type="float" office:value="3.1462639749391661E-4" table:formula="of:=STDEV([.S4:.S23])" table:style-name="ce2">
            <text:p>0,000314626</text:p>
          </table:table-cell>
          <table:table-cell office:value-type="float" office:value="3.3194171091830013E-4" table:formula="of:=STDEV([.T4:.T23])" table:style-name="ce2">
            <text:p>0,000331942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478662246310122E-4" table:formula="of:=STDEV([.X4:.X23])" table:style-name="ce2">
            <text:p>0,000694787</text:p>
          </table:table-cell>
          <table:table-cell office:value-type="float" office:value="3.6388849430762932E-4" table:formula="of:=STDEV([.Y4:.Y23])" table:style-name="ce2">
            <text:p>0,000363888</text:p>
          </table:table-cell>
          <table:table-cell office:value-type="float" office:value="6.670867820132867E-4" table:formula="of:=STDEV([.Z4:.Z23])" table:style-name="ce2">
            <text:p>0,000667087</text:p>
          </table:table-cell>
          <table:table-cell office:value-type="float" office:value="3.8093237868626952E-4" table:formula="of:=STDEV([.AA4:.AA23])" table:style-name="ce2">
            <text:p>0,000380932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4940677420349703E-3" table:formula="of:=STDEV([.AF4:.AF23])" table:style-name="ce2">
            <text:p>0,001494068</text:p>
          </table:table-cell>
          <table:table-cell office:value-type="float" office:value="1.0240684827017956E-3" table:formula="of:=STDEV([.AG4:.AG23])" table:style-name="ce2">
            <text:p>0,001024068</text:p>
          </table:table-cell>
          <table:table-cell office:value-type="float" office:value="1.1094349024331454E-3" table:formula="of:=STDEV([.AH4:.AH23])" table:style-name="ce2">
            <text:p>0,001109435</text:p>
          </table:table-cell>
          <table:table-cell office:value-type="float" office:value="1.3005407019167456E-3" table:formula="of:=STDEV([.AI4:.AI23])" table:style-name="ce2">
            <text:p>0,001300541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10212853343732382" table:formula="of:=[.C25]/[.C24]" table:style-name="ce2">
            <text:p>0,102128533</text:p>
          </table:table-cell>
          <table:table-cell office:value-type="float" office:value="8.2323055512172172E-2" table:formula="of:=[.D25]/[.D24]" table:style-name="ce2">
            <text:p>0,082323056</text:p>
          </table:table-cell>
          <table:table-cell office:value-type="float" office:value="5.19322931714317E-2" table:formula="of:=[.E25]/[.E24]" table:style-name="ce2">
            <text:p>0,051932293</text:p>
          </table:table-cell>
          <table:table-cell office:value-type="float" office:value="3.7047358774677304E-2" table:formula="of:=[.F25]/[.F24]" table:style-name="ce2">
            <text:p>0,03704735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2997838793389058E-2" table:formula="of:=[.J25]/[.J24]" table:style-name="ce2">
            <text:p>0,072997839</text:p>
          </table:table-cell>
          <table:table-cell office:value-type="float" office:value="1.8147497288843826E-2" table:formula="of:=[.K25]/[.K24]" table:style-name="ce2">
            <text:p>0,018147497</text:p>
          </table:table-cell>
          <table:table-cell office:value-type="float" office:value="8.2818584640302652E-3" table:formula="of:=[.L25]/[.L24]" table:style-name="ce2">
            <text:p>0,008281858</text:p>
          </table:table-cell>
          <table:table-cell office:value-type="float" office:value="5.9229071835187894E-3" table:formula="of:=[.M25]/[.M24]" table:style-name="ce2">
            <text:p>0,00592290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8.8734641692182648E-2" table:formula="of:=[.Q25]/[.Q24]" table:style-name="ce2">
            <text:p>0,088734642</text:p>
          </table:table-cell>
          <table:table-cell office:value-type="float" office:value="2.1428127954987511E-2" table:formula="of:=[.R25]/[.R24]" table:style-name="ce2">
            <text:p>0,021428128</text:p>
          </table:table-cell>
          <table:table-cell office:value-type="float" office:value="8.2907363536183706E-3" table:formula="of:=[.S25]/[.S24]" table:style-name="ce2">
            <text:p>0,008290736</text:p>
          </table:table-cell>
          <table:table-cell office:value-type="float" office:value="6.0024003133785104E-3" table:formula="of:=[.T25]/[.T24]" table:style-name="ce2">
            <text:p>0,0060024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8150543528272665E-2" table:formula="of:=[.X25]/[.X24]" table:style-name="ce2">
            <text:p>0,078150544</text:p>
          </table:table-cell>
          <table:table-cell office:value-type="float" office:value="2.4850348186145808E-2" table:formula="of:=[.Y25]/[.Y24]" table:style-name="ce2">
            <text:p>0,024850348</text:p>
          </table:table-cell>
          <table:table-cell office:value-type="float" office:value="3.2144577910984427E-2" table:formula="of:=[.Z25]/[.Z24]" table:style-name="ce2">
            <text:p>0,032144578</text:p>
          </table:table-cell>
          <table:table-cell office:value-type="float" office:value="1.4930523650219189E-2" table:formula="of:=[.AA25]/[.AA24]" table:style-name="ce2">
            <text:p>0,014930524</text:p>
          </table:table-cell>
          <table:table-cell office:value-type="string" table:style-name="ce1">
            <text:p>&lt; controle &lt;0.1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9.717646498163357E-2" table:formula="of:=[.AF25]/[.AF24]" table:style-name="ce2">
            <text:p>0,097176465</text:p>
          </table:table-cell>
          <table:table-cell office:value-type="float" office:value="2.8579591146662538E-2" table:formula="of:=[.AG25]/[.AG24]" table:style-name="ce2">
            <text:p>0,028579591</text:p>
          </table:table-cell>
          <table:table-cell office:value-type="float" office:value="1.6565252146041168E-2" table:formula="of:=[.AH25]/[.AH24]" table:style-name="ce2">
            <text:p>0,016565252</text:p>
          </table:table-cell>
          <table:table-cell office:value-type="float" office:value="1.3262378195973732E-2" table:formula="of:=[.AI25]/[.AI24]" table:style-name="ce2">
            <text:p>0,013262378</text:p>
          </table:table-cell>
          <table:table-cell office:value-type="string" table:style-name="ce1">
            <text:p>&lt; controle &lt;0.15</text:p>
          </table:table-cell>
          <table:table-cell table:number-columns-repeated="16348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style-name="ro4">
          <table:table-cell table:style-name="ce27"/>
          <table:table-cell table:number-columns-repeated="5" table:style-name="ce1"/>
          <table:table-cell table:number-columns-repeated="16378" table:style-name="ce27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27"/>
          <table:table-cell office:value-type="string" table:number-columns-spanned="4" table:number-rows-spanned="1" table:style-name="ce26">
            <text:p>média dos tempos por iteração</text:p>
          </table:table-cell>
          <table:covered-table-cell table:number-columns-repeated="3"/>
          <table:table-cell table:style-name="ce16"/>
          <table:table-cell/>
          <table:table-cell table:style-name="ce1">
            <draw:frame draw:z-index="1" draw:id="id1" draw:style-name="a1" draw:name="Gráfico 2" svg:x="0.04167in" svg:y="0.14583in" svg:width="8.28125in" svg:height="4.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2.1207800000000001E-3" table:formula="of:=[.C24]" table:style-name="ce2">
            <text:p>0,00212078</text:p>
          </table:table-cell>
          <table:table-cell office:value-type="float" office:value="5.0968380000000002E-3" table:formula="of:=[.D24]" table:style-name="ce2">
            <text:p>0,005096838</text:p>
          </table:table-cell>
          <table:table-cell office:value-type="float" office:value="9.2548855000000006E-3" table:formula="of:=[.E24]" table:style-name="ce2">
            <text:p>0,009254886</text:p>
          </table:table-cell>
          <table:table-cell office:value-type="float" office:value="1.3443325000000001E-2" table:formula="of:=[.F24]" table:style-name="ce2">
            <text:p>0,01344332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6.5501014999999998E-3" table:formula="of:=[.J24]" table:style-name="ce2">
            <text:p>0,006550102</text:p>
          </table:table-cell>
          <table:table-cell office:value-type="float" office:value="1.5399085000000002E-2" table:formula="of:=[.K24]" table:style-name="ce2">
            <text:p>0,015399085</text:p>
          </table:table-cell>
          <table:table-cell office:value-type="float" office:value="2.8575014999999999E-2" table:formula="of:=[.L24]" table:style-name="ce2">
            <text:p>0,028575015</text:p>
          </table:table-cell>
          <table:table-cell office:value-type="float" office:value="4.1682865E-2" table:formula="of:=[.M24]" table:style-name="ce2">
            <text:p>0,0416828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casal_moreno01.jpg</text:p>
          </table:table-cell>
          <table:table-cell office:value-type="float" office:value="8.7915179999999999E-3" table:formula="of:=[.Q24]" table:style-name="ce2">
            <text:p>0,008791518</text:p>
          </table:table-cell>
          <table:table-cell office:value-type="float" office:value="2.029895E-2" table:formula="of:=[.R24]" table:style-name="ce2">
            <text:p>0,02029895</text:p>
          </table:table-cell>
          <table:table-cell office:value-type="float" office:value="3.7949150000000001E-2" table:formula="of:=[.S24]" table:style-name="ce2">
            <text:p>0,03794915</text:p>
          </table:table-cell>
          <table:table-cell office:value-type="float" office:value="5.5301494999999999E-2" table:formula="of:=[.T24]" table:style-name="ce2">
            <text:p>0,05530149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8.8903620000000006E-3" table:formula="of:=[.X24]" table:style-name="ce2">
            <text:p>0,008890362</text:p>
          </table:table-cell>
          <table:table-cell office:value-type="float" office:value="1.4643194999999998E-2" table:formula="of:=[.Y24]" table:style-name="ce2">
            <text:p>0,014643195</text:p>
          </table:table-cell>
          <table:table-cell office:value-type="float" office:value="2.0752700000000006E-2" table:formula="of:=[.Z24]" table:style-name="ce2">
            <text:p>0,0207527</text:p>
          </table:table-cell>
          <table:table-cell office:value-type="float" office:value="2.5513664999999998E-2" table:formula="of:=[.AA24]" table:style-name="ce2">
            <text:p>0,0255136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E3]" table:style-name="ce5">
            <text:p>homem_moreno02.jpg</text:p>
          </table:table-cell>
          <table:table-cell office:value-type="float" office:value="1.5374790000000003E-2" table:formula="of:=[.AF24]" table:style-name="ce2">
            <text:p>0,01537479</text:p>
          </table:table-cell>
          <table:table-cell office:value-type="float" office:value="3.5832160000000002E-2" table:formula="of:=[.AG24]" table:style-name="ce2">
            <text:p>0,03583216</text:p>
          </table:table-cell>
          <table:table-cell office:value-type="float" office:value="6.6973619999999984E-2" table:formula="of:=[.AH24]" table:style-name="ce2">
            <text:p>0,06697362</text:p>
          </table:table-cell>
          <table:table-cell office:value-type="float" office:value="9.8062405000000005E-2" table:formula="of:=[.AI24]" table:style-name="ce2">
            <text:p>0,098062405</text:p>
          </table:table-cell>
          <table:table-cell table:style-name="ce19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15086063" table:style-name="ce20">
            <text:p>15086063,0</text:p>
          </table:table-cell>
          <table:table-cell office:value-type="float" office:value="44719373" table:style-name="ce20">
            <text:p>44719373,0</text:p>
          </table:table-cell>
          <table:table-cell office:value-type="float" office:value="89169338" table:style-name="ce20">
            <text:p>89169338,0</text:p>
          </table:table-cell>
          <table:table-cell office:value-type="float" office:value="148772603" table:style-name="ce20">
            <text:p>148772603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25432" table:style-name="ce11">
            <text:p>225432</text:p>
          </table:table-cell>
          <table:table-cell office:value-type="float" office:value="50496879" table:style-name="ce20">
            <text:p>50496879,0</text:p>
          </table:table-cell>
          <table:table-cell office:value-type="float" office:value="149687149" table:style-name="ce20">
            <text:p>149687149,0</text:p>
          </table:table-cell>
          <table:table-cell office:value-type="float" office:value="298472554" table:style-name="ce20">
            <text:p>298472554,0</text:p>
          </table:table-cell>
          <table:table-cell office:value-type="float" office:value="497980159" table:style-name="ce20">
            <text:p>497980159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88864" table:style-name="ce11">
            <text:p>288864</text:p>
          </table:table-cell>
          <table:table-cell office:value-type="float" office:value="64705647" table:style-name="ce20">
            <text:p>64705647,0</text:p>
          </table:table-cell>
          <table:table-cell office:value-type="float" office:value="191805997" table:style-name="ce20">
            <text:p>191805997,0</text:p>
          </table:table-cell>
          <table:table-cell office:value-type="float" office:value="382456522" table:style-name="ce20">
            <text:p>382456522,0</text:p>
          </table:table-cell>
          <table:table-cell office:value-type="float" office:value="638101447" table:style-name="ce20">
            <text:p>638101447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70795311" table:style-name="ce20">
            <text:p>70795311,0</text:p>
          </table:table-cell>
          <table:table-cell office:value-type="float" office:value="209857501" table:style-name="ce20">
            <text:p>209857501,0</text:p>
          </table:table-cell>
          <table:table-cell office:value-type="float" office:value="418450786" table:style-name="ce20">
            <text:p>418450786,0</text:p>
          </table:table-cell>
          <table:table-cell office:value-type="float" office:value="698155321" table:style-name="ce20">
            <text:p>698155321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120960111" table:style-name="ce20">
            <text:p>120960111,0</text:p>
          </table:table-cell>
          <table:table-cell office:value-type="float" office:value="358560301" table:style-name="ce20">
            <text:p>358560301,0</text:p>
          </table:table-cell>
          <table:table-cell office:value-type="float" office:value="714960586" table:style-name="ce20">
            <text:p>714960586,0</text:p>
          </table:table-cell>
          <table:table-cell office:value-type="float" office:value="1192860871" table:style-name="ce20">
            <text:p>1192860871,0</text:p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LOPS</text:p>
          </table:table-cell>
          <table:table-cell office:value-type="float" office:value="12500000000" table:formula="of:=1/0.00000000008" table:style-name="ce1">
            <text:p>12500000000</text:p>
          </table:table-cell>
          <table:table-cell office:value-type="string" table:style-name="ce1">
            <text:p>12.5GFLOPS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5" table:style-name="ce1"/>
          <table:table-cell table:style-name="ce11"/>
          <table:table-cell table:number-columns-repeated="16357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iterativo_-_número_iterações" table:style-name="ta2">
        <table:table-column table:style-name="co1" table:default-cell-style-name="ce1"/>
        <table:table-column table:style-name="co14" table:default-cell-style-name="ce11"/>
        <table:table-column table:style-name="co3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29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5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635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4" table:style-name="ce8">
            <text:p>44</text:p>
          </table:table-cell>
          <table:table-cell office:value-type="float" office:value="70" table:style-name="ce8">
            <text:p>70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float" office:value="146" table:style-name="ce8">
            <text:p>146</text:p>
          </table:table-cell>
          <table:table-cell office:value-type="float" office:value="123" table:style-name="ce8">
            <text:p>123</text:p>
          </table:table-cell>
          <table:table-cell office:value-type="float" office:value="222" table:style-name="ce8">
            <text:p>22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05" table:style-name="ce8">
            <text:p>105</text:p>
          </table:table-cell>
          <table:table-cell office:value-type="float" office:value="95" table:style-name="ce8">
            <text:p>95</text:p>
          </table:table-cell>
          <table:table-cell office:value-type="float" office:value="155" table:style-name="ce8">
            <text:p>155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57" table:style-name="ce8">
            <text:p>57</text:p>
          </table:table-cell>
          <table:table-cell office:value-type="float" office:value="78" table:style-name="ce8">
            <text:p>78</text:p>
          </table:table-cell>
          <table:table-cell office:value-type="float" office:value="64" table:style-name="ce8">
            <text:p>6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43" table:style-name="ce8">
            <text:p>43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38" table:style-name="ce8">
            <text:p>38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8" table:style-name="ce8">
            <text:p>38</text:p>
          </table:table-cell>
          <table:table-cell office:value-type="float" office:value="92" table:style-name="ce8">
            <text:p>92</text:p>
          </table:table-cell>
          <table:table-cell office:value-type="float" office:value="166" table:style-name="ce8">
            <text:p>166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00" table:style-name="ce8">
            <text:p>100</text:p>
          </table:table-cell>
          <table:table-cell office:value-type="float" office:value="140" table:style-name="ce8">
            <text:p>140</text:p>
          </table:table-cell>
          <table:table-cell office:value-type="float" office:value="179" table:style-name="ce8">
            <text:p>17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48" table:style-name="ce8">
            <text:p>48</text:p>
          </table:table-cell>
          <table:table-cell office:value-type="float" office:value="54" table:style-name="ce8">
            <text:p>54</text:p>
          </table:table-cell>
          <table:table-cell office:value-type="float" office:value="59" table:style-name="ce8">
            <text:p>5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5" table:style-name="ce8">
            <text:p>25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01" table:style-name="ce8">
            <text:p>101</text:p>
          </table:table-cell>
          <table:table-cell office:value-type="float" office:value="221" table:style-name="ce8">
            <text:p>221</text:p>
          </table:table-cell>
          <table:table-cell office:value-type="float" office:value="376" table:style-name="ce8">
            <text:p>37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04" table:style-name="ce8">
            <text:p>104</text:p>
          </table:table-cell>
          <table:table-cell office:value-type="float" office:value="130" table:style-name="ce8">
            <text:p>130</text:p>
          </table:table-cell>
          <table:table-cell office:value-type="float" office:value="153" table:style-name="ce8">
            <text:p>15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115" table:style-name="ce8">
            <text:p>115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office:value-type="float" office:value="73" table:style-name="ce8">
            <text:p>73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37" table:style-name="ce8">
            <text:p>37</text:p>
          </table:table-cell>
          <table:table-cell office:value-type="float" office:value="52" table:style-name="ce8">
            <text:p>52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38" table:style-name="ce8">
            <text:p>38</text:p>
          </table:table-cell>
          <table:table-cell office:value-type="float" office:value="112" table:style-name="ce8">
            <text:p>112</text:p>
          </table:table-cell>
          <table:table-cell office:value-type="float" office:value="250" table:style-name="ce8">
            <text:p>250</text:p>
          </table:table-cell>
          <table:table-cell office:value-type="float" office:value="140" table:style-name="ce8">
            <text:p>140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33" table:style-name="ce8">
            <text:p>33</text:p>
          </table:table-cell>
          <table:table-cell office:value-type="float" office:value="148" table:style-name="ce8">
            <text:p>148</text:p>
          </table:table-cell>
          <table:table-cell office:value-type="float" office:value="152" table:style-name="ce8">
            <text:p>152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67" table:style-name="ce8">
            <text:p>67</text:p>
          </table:table-cell>
          <table:table-cell office:value-type="float" office:value="63" table:style-name="ce8">
            <text:p>63</text:p>
          </table:table-cell>
          <table:table-cell office:value-type="float" office:value="43" table:style-name="ce8">
            <text:p>43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32" table:style-name="ce8">
            <text:p>32</text:p>
          </table:table-cell>
          <table:table-cell office:value-type="float" office:value="28" table:style-name="ce8">
            <text:p>2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8">
            <text:p>43</text:p>
          </table:table-cell>
          <table:table-cell office:value-type="float" office:value="27" table:style-name="ce8">
            <text:p>27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142" table:style-name="ce8">
            <text:p>142</text:p>
          </table:table-cell>
          <table:table-cell office:value-type="float" office:value="162" table:style-name="ce8">
            <text:p>162</text:p>
          </table:table-cell>
          <table:table-cell office:value-type="float" office:value="318" table:style-name="ce8">
            <text:p>318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116" table:style-name="ce8">
            <text:p>116</text:p>
          </table:table-cell>
          <table:table-cell office:value-type="float" office:value="145" table:style-name="ce8">
            <text:p>145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82" table:style-name="ce8">
            <text:p>82</text:p>
          </table:table-cell>
          <table:table-cell office:value-type="float" office:value="69" table:style-name="ce8">
            <text:p>69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42" table:style-name="ce8">
            <text:p>42</text:p>
          </table:table-cell>
          <table:table-cell office:value-type="float" office:value="51" table:style-name="ce8">
            <text:p>51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float" office:value="35" table:style-name="ce8">
            <text:p>35</text:p>
          </table:table-cell>
          <table:table-cell office:value-type="float" office:value="49" table:style-name="ce8">
            <text:p>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8" table:style-name="ce8">
            <text:p>38</text:p>
          </table:table-cell>
          <table:table-cell office:value-type="float" office:value="91" table:style-name="ce8">
            <text:p>91</text:p>
          </table:table-cell>
          <table:table-cell office:value-type="float" office:value="239" table:style-name="ce8">
            <text:p>239</text:p>
          </table:table-cell>
          <table:table-cell office:value-type="float" office:value="237" table:style-name="ce8">
            <text:p>237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78" table:style-name="ce8">
            <text:p>78</text:p>
          </table:table-cell>
          <table:table-cell office:value-type="float" office:value="102" table:style-name="ce8">
            <text:p>102</text:p>
          </table:table-cell>
          <table:table-cell office:value-type="float" office:value="149" table:style-name="ce8">
            <text:p>1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46" table:style-name="ce8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17" table:style-name="ce8">
            <text:p>17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71" table:style-name="ce8">
            <text:p>7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00" table:style-name="ce8">
            <text:p>100</text:p>
          </table:table-cell>
          <table:table-cell office:value-type="float" office:value="148" table:style-name="ce8">
            <text:p>148</text:p>
          </table:table-cell>
          <table:table-cell office:value-type="float" office:value="147" table:style-name="ce8">
            <text:p>14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91" table:style-name="ce8">
            <text:p>91</text:p>
          </table:table-cell>
          <table:table-cell office:value-type="float" office:value="121" table:style-name="ce8">
            <text:p>12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3" table:style-name="ce8">
            <text:p>33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75" table:style-name="ce8">
            <text:p>75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59" table:style-name="ce8">
            <text:p>5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44" table:style-name="ce8">
            <text:p>44</text:p>
          </table:table-cell>
          <table:table-cell office:value-type="float" office:value="65" table:style-name="ce8">
            <text:p>65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151" table:style-name="ce8">
            <text:p>151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39" table:style-name="ce8">
            <text:p>39</text:p>
          </table:table-cell>
          <table:table-cell office:value-type="float" office:value="84" table:style-name="ce8">
            <text:p>84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2" table:style-name="ce8">
            <text:p>32</text:p>
          </table:table-cell>
          <table:table-cell office:value-type="float" office:value="70" table:style-name="ce8">
            <text:p>70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1" table:style-name="ce8">
            <text:p>21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82" table:style-name="ce8">
            <text:p>8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26" table:style-name="ce8">
            <text:p>26</text:p>
          </table:table-cell>
          <table:table-cell office:value-type="float" office:value="42" table:style-name="ce8">
            <text:p>42</text:p>
          </table:table-cell>
          <table:table-cell office:value-type="float" office:value="39" table:style-name="ce8">
            <text:p>39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127" table:style-name="ce8">
            <text:p>127</text:p>
          </table:table-cell>
          <table:table-cell office:value-type="float" office:value="246" table:style-name="ce8">
            <text:p>246</text:p>
          </table:table-cell>
          <table:table-cell office:value-type="float" office:value="243" table:style-name="ce8">
            <text:p>24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float" office:value="84" table:style-name="ce8">
            <text:p>84</text:p>
          </table:table-cell>
          <table:table-cell office:value-type="float" office:value="186" table:style-name="ce8">
            <text:p>18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1" table:style-name="ce8">
            <text:p>31</text:p>
          </table:table-cell>
          <table:table-cell office:value-type="float" office:value="71" table:style-name="ce8">
            <text:p>71</text:p>
          </table:table-cell>
          <table:table-cell office:value-type="float" office:value="42" table:style-name="ce8">
            <text:p>42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3" table:style-name="ce8">
            <text:p>23</text:p>
          </table:table-cell>
          <table:table-cell office:value-type="float" office:value="31" table:style-name="ce8">
            <text:p>31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1" table:style-name="ce8">
            <text:p>51</text:p>
          </table:table-cell>
          <table:table-cell office:value-type="float" office:value="33" table:style-name="ce8">
            <text:p>33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1" table:style-name="ce8">
            <text:p>31</text:p>
          </table:table-cell>
          <table:table-cell office:value-type="float" office:value="132" table:style-name="ce8">
            <text:p>132</text:p>
          </table:table-cell>
          <table:table-cell office:value-type="float" office:value="236" table:style-name="ce8">
            <text:p>236</text:p>
          </table:table-cell>
          <table:table-cell office:value-type="float" office:value="260" table:style-name="ce8">
            <text:p>260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00" table:style-name="ce8">
            <text:p>100</text:p>
          </table:table-cell>
          <table:table-cell office:value-type="float" office:value="89" table:style-name="ce8">
            <text:p>89</text:p>
          </table:table-cell>
          <table:table-cell office:value-type="float" office:value="142" table:style-name="ce8">
            <text:p>14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7" table:style-name="ce8">
            <text:p>37</text:p>
          </table:table-cell>
          <table:table-cell office:value-type="float" office:value="81" table:style-name="ce8">
            <text:p>81</text:p>
          </table:table-cell>
          <table:table-cell office:value-type="float" office:value="46" table:style-name="ce8">
            <text:p>46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2" table:style-name="ce8">
            <text:p>22</text:p>
          </table:table-cell>
          <table:table-cell office:value-type="float" office:value="37" table:style-name="ce8">
            <text:p>37</text:p>
          </table:table-cell>
          <table:table-cell office:value-type="float" office:value="32" table:style-name="ce8">
            <text:p>32</text:p>
          </table:table-cell>
          <table:table-cell office:value-type="float" office:value="65" table:style-name="ce8">
            <text:p>6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42" table:style-name="ce8">
            <text:p>42</text:p>
          </table:table-cell>
          <table:table-cell office:value-type="float" office:value="40" table:style-name="ce8">
            <text:p>40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99" table:style-name="ce8">
            <text:p>99</text:p>
          </table:table-cell>
          <table:table-cell office:value-type="float" office:value="219" table:style-name="ce8">
            <text:p>219</text:p>
          </table:table-cell>
          <table:table-cell office:value-type="float" office:value="242" table:style-name="ce8">
            <text:p>242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131" table:style-name="ce8">
            <text:p>131</text:p>
          </table:table-cell>
          <table:table-cell office:value-type="float" office:value="151" table:style-name="ce8">
            <text:p>15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36" table:style-name="ce8">
            <text:p>36</text:p>
          </table:table-cell>
          <table:table-cell office:value-type="float" office:value="48" table:style-name="ce8">
            <text:p>48</text:p>
          </table:table-cell>
          <table:table-cell office:value-type="float" office:value="20" table:style-name="ce8">
            <text:p>20</text:p>
          </table:table-cell>
          <table:table-cell office:value-type="float" office:value="64" table:style-name="ce8">
            <text:p>64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2" table:style-name="ce8">
            <text:p>2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45" table:style-name="ce8">
            <text:p>4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89" table:style-name="ce8">
            <text:p>89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230" table:style-name="ce8">
            <text:p>230</text:p>
          </table:table-cell>
          <table:table-cell office:value-type="float" office:value="307" table:style-name="ce8">
            <text:p>30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55" table:style-name="ce8">
            <text:p>55</text:p>
          </table:table-cell>
          <table:table-cell office:value-type="float" office:value="195" table:style-name="ce8">
            <text:p>195</text:p>
          </table:table-cell>
          <table:table-cell office:value-type="float" office:value="134" table:style-name="ce8">
            <text:p>13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34" table:style-name="ce8">
            <text:p>34</text:p>
          </table:table-cell>
          <table:table-cell office:value-type="float" office:value="76" table:style-name="ce8">
            <text:p>76</text:p>
          </table:table-cell>
          <table:table-cell office:value-type="float" office:value="34" table:style-name="ce8">
            <text:p>34</text:p>
          </table:table-cell>
          <table:table-cell office:value-type="float" office:value="51" table:style-name="ce8">
            <text:p>5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8">
            <text:p>26</text:p>
          </table:table-cell>
          <table:table-cell office:value-type="float" office:value="62" table:style-name="ce8">
            <text:p>6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41" table:style-name="ce8">
            <text:p>4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242" table:style-name="ce8">
            <text:p>242</text:p>
          </table:table-cell>
          <table:table-cell office:value-type="float" office:value="222" table:style-name="ce8">
            <text:p>22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101" table:style-name="ce8">
            <text:p>101</text:p>
          </table:table-cell>
          <table:table-cell office:value-type="float" office:value="100" table:style-name="ce8">
            <text:p>100</text:p>
          </table:table-cell>
          <table:table-cell office:value-type="float" office:value="155" table:style-name="ce8">
            <text:p>15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7" table:style-name="ce8">
            <text:p>37</text:p>
          </table:table-cell>
          <table:table-cell office:value-type="float" office:value="74" table:style-name="ce8">
            <text:p>74</text:p>
          </table:table-cell>
          <table:table-cell office:value-type="float" office:value="83" table:style-name="ce8">
            <text:p>83</text:p>
          </table:table-cell>
          <table:table-cell office:value-type="float" office:value="105" table:style-name="ce8">
            <text:p>10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5" table:style-name="ce8">
            <text:p>25</text:p>
          </table:table-cell>
          <table:table-cell office:value-type="float" office:value="94" table:style-name="ce8">
            <text:p>94</text:p>
          </table:table-cell>
          <table:table-cell office:value-type="float" office:value="44" table:style-name="ce8">
            <text:p>4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7" table:style-name="ce8">
            <text:p>37</text:p>
          </table:table-cell>
          <table:table-cell office:value-type="float" office:value="45" table:style-name="ce8">
            <text:p>45</text:p>
          </table:table-cell>
          <table:table-cell office:value-type="float" office:value="26" table:style-name="ce8">
            <text:p>26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91" table:style-name="ce8">
            <text:p>91</text:p>
          </table:table-cell>
          <table:table-cell office:value-type="float" office:value="193" table:style-name="ce8">
            <text:p>193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99" table:style-name="ce8">
            <text:p>99</text:p>
          </table:table-cell>
          <table:table-cell office:value-type="float" office:value="153" table:style-name="ce8">
            <text:p>153</text:p>
          </table:table-cell>
          <table:table-cell office:value-type="float" office:value="182" table:style-name="ce8">
            <text:p>182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23" table:style-name="ce8">
            <text:p>23</text:p>
          </table:table-cell>
          <table:table-cell office:value-type="float" office:value="23" table:style-name="ce8">
            <text:p>23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1" table:style-name="ce8">
            <text:p>31</text:p>
          </table:table-cell>
          <table:table-cell office:value-type="float" office:value="24" table:style-name="ce8">
            <text:p>2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45" table:style-name="ce8">
            <text:p>45</text:p>
          </table:table-cell>
          <table:table-cell office:value-type="float" office:value="40" table:style-name="ce8">
            <text:p>40</text:p>
          </table:table-cell>
          <table:table-cell office:value-type="float" office:value="61" table:style-name="ce8">
            <text:p>61</text:p>
          </table:table-cell>
          <table:table-cell office:value-type="float" office:value="108" table:style-name="ce8">
            <text:p>1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8" table:style-name="ce8">
            <text:p>38</text:p>
          </table:table-cell>
          <table:table-cell office:value-type="float" office:value="125" table:style-name="ce8">
            <text:p>125</text:p>
          </table:table-cell>
          <table:table-cell office:value-type="float" office:value="239" table:style-name="ce8">
            <text:p>239</text:p>
          </table:table-cell>
          <table:table-cell office:value-type="float" office:value="228" table:style-name="ce8">
            <text:p>22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113" table:style-name="ce8">
            <text:p>113</text:p>
          </table:table-cell>
          <table:table-cell office:value-type="float" office:value="137" table:style-name="ce8">
            <text:p>137</text:p>
          </table:table-cell>
          <table:table-cell office:value-type="float" office:value="183" table:style-name="ce8">
            <text:p>18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float" office:value="15" table:style-name="ce8">
            <text:p>15</text:p>
          </table:table-cell>
          <table:table-cell office:value-type="float" office:value="51" table:style-name="ce8">
            <text:p>5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43" table:style-name="ce8">
            <text:p>43</text:p>
          </table:table-cell>
          <table:table-cell office:value-type="float" office:value="19" table:style-name="ce8">
            <text:p>19</text:p>
          </table:table-cell>
          <table:table-cell office:value-type="float" office:value="61" table:style-name="ce8">
            <text:p>61</text:p>
          </table:table-cell>
          <table:table-cell office:value-type="float" office:value="34" table:style-name="ce8">
            <text:p>3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2" table:style-name="ce8">
            <text:p>32</text:p>
          </table:table-cell>
          <table:table-cell office:value-type="float" office:value="107" table:style-name="ce8">
            <text:p>107</text:p>
          </table:table-cell>
          <table:table-cell office:value-type="float" office:value="147" table:style-name="ce8">
            <text:p>147</text:p>
          </table:table-cell>
          <table:table-cell office:value-type="float" office:value="265" table:style-name="ce8">
            <text:p>265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90" table:style-name="ce8">
            <text:p>90</text:p>
          </table:table-cell>
          <table:table-cell office:value-type="float" office:value="99" table:style-name="ce8">
            <text:p>99</text:p>
          </table:table-cell>
          <table:table-cell office:value-type="float" office:value="138" table:style-name="ce8">
            <text:p>138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4" table:style-name="ce8">
            <text:p>24</text:p>
          </table:table-cell>
          <table:table-cell office:value-type="float" office:value="59" table:style-name="ce8">
            <text:p>59</text:p>
          </table:table-cell>
          <table:table-cell office:value-type="float" office:value="62" table:style-name="ce8">
            <text:p>62</text:p>
          </table:table-cell>
          <table:table-cell office:value-type="float" office:value="91" table:style-name="ce8">
            <text:p>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43" table:style-name="ce8">
            <text:p>43</text:p>
          </table:table-cell>
          <table:table-cell office:value-type="float" office:value="29" table:style-name="ce8">
            <text:p>29</text:p>
          </table:table-cell>
          <table:table-cell office:value-type="float" office:value="62" table:style-name="ce8">
            <text:p>6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33" table:style-name="ce8">
            <text:p>33</text:p>
          </table:table-cell>
          <table:table-cell office:value-type="float" office:value="27" table:style-name="ce8">
            <text:p>27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113" table:style-name="ce8">
            <text:p>113</text:p>
          </table:table-cell>
          <table:table-cell office:value-type="float" office:value="139" table:style-name="ce8">
            <text:p>139</text:p>
          </table:table-cell>
          <table:table-cell office:value-type="float" office:value="192" table:style-name="ce8">
            <text:p>192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91" table:style-name="ce8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158" table:style-name="ce8">
            <text:p>158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60" table:style-name="ce8">
            <text:p>60</text:p>
          </table:table-cell>
          <table:table-cell office:value-type="float" office:value="33" table:style-name="ce8">
            <text:p>33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9" table:style-name="ce8">
            <text:p>2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28" table:style-name="ce8">
            <text:p>28</text:p>
          </table:table-cell>
          <table:table-cell office:value-type="float" office:value="40" table:style-name="ce8">
            <text:p>40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8" table:style-name="ce8">
            <text:p>38</text:p>
          </table:table-cell>
          <table:table-cell office:value-type="float" office:value="134" table:style-name="ce8">
            <text:p>134</text:p>
          </table:table-cell>
          <table:table-cell office:value-type="float" office:value="163" table:style-name="ce8">
            <text:p>163</text:p>
          </table:table-cell>
          <table:table-cell office:value-type="float" office:value="230" table:style-name="ce8">
            <text:p>2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87" table:style-name="ce8">
            <text:p>87</text:p>
          </table:table-cell>
          <table:table-cell office:value-type="float" office:value="159" table:style-name="ce8">
            <text:p>159</text:p>
          </table:table-cell>
          <table:table-cell office:value-type="float" office:value="130" table:style-name="ce8">
            <text:p>1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3" table:style-name="ce8">
            <text:p>33</text:p>
          </table:table-cell>
          <table:table-cell office:value-type="float" office:value="47" table:style-name="ce8">
            <text:p>47</text:p>
          </table:table-cell>
          <table:table-cell office:value-type="float" office:value="57" table:style-name="ce8">
            <text:p>57</text:p>
          </table:table-cell>
          <table:table-cell office:value-type="float" office:value="31" table:style-name="ce8">
            <text:p>3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1" table:style-name="ce8">
            <text:p>21</text:p>
          </table:table-cell>
          <table:table-cell office:value-type="float" office:value="24" table:style-name="ce8">
            <text:p>24</text:p>
          </table:table-cell>
          <table:table-cell office:value-type="float" office:value="50" table:style-name="ce8">
            <text:p>50</text:p>
          </table:table-cell>
          <table:table-cell office:value-type="float" office:value="33" table:style-name="ce8">
            <text:p>3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0" table:style-name="ce8">
            <text:p>4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3" table:style-name="ce8">
            <text:p>33</text:p>
          </table:table-cell>
          <table:table-cell office:value-type="float" office:value="118" table:style-name="ce8">
            <text:p>118</text:p>
          </table:table-cell>
          <table:table-cell office:value-type="float" office:value="160" table:style-name="ce8">
            <text:p>160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85" table:style-name="ce8">
            <text:p>85</text:p>
          </table:table-cell>
          <table:table-cell office:value-type="float" office:value="113" table:style-name="ce8">
            <text:p>113</text:p>
          </table:table-cell>
          <table:table-cell office:value-type="float" office:value="123" table:style-name="ce8">
            <text:p>12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56" table:style-name="ce8">
            <text:p>56</text:p>
          </table:table-cell>
          <table:table-cell office:value-type="float" office:value="62" table:style-name="ce8">
            <text:p>62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44" table:style-name="ce8">
            <text:p>44</text:p>
          </table:table-cell>
          <table:table-cell office:value-type="float" office:value="43" table:style-name="ce8">
            <text:p>43</text:p>
          </table:table-cell>
          <table:table-cell office:value-type="float" office:value="59" table:style-name="ce8">
            <text:p>59</text:p>
          </table:table-cell>
          <table:table-cell office:value-type="float" office:value="28" table:style-name="ce8">
            <text:p>28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33" table:style-name="ce8">
            <text:p>33</text:p>
          </table:table-cell>
          <table:table-cell office:value-type="float" office:value="22" table:style-name="ce8">
            <text:p>22</text:p>
          </table:table-cell>
          <table:table-cell office:value-type="float" office:value="53" table:style-name="ce8">
            <text:p>53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112" table:style-name="ce8">
            <text:p>112</text:p>
          </table:table-cell>
          <table:table-cell office:value-type="float" office:value="219" table:style-name="ce8">
            <text:p>219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64" table:style-name="ce8">
            <text:p>64</text:p>
          </table:table-cell>
          <table:table-cell office:value-type="float" office:value="97" table:style-name="ce8">
            <text:p>97</text:p>
          </table:table-cell>
          <table:table-cell office:value-type="float" office:value="127" table:style-name="ce8">
            <text:p>12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35" table:style-name="ce8">
            <text:p>35</text:p>
          </table:table-cell>
          <table:table-cell office:value-type="float" office:value="64" table:style-name="ce8">
            <text:p>64</text:p>
          </table:table-cell>
          <table:table-cell office:value-type="float" office:value="51" table:style-name="ce8">
            <text:p>51</text:p>
          </table:table-cell>
          <table:table-cell office:value-type="float" office:value="42" table:style-name="ce8">
            <text:p>4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36" table:style-name="ce8">
            <text:p>36</text:p>
          </table:table-cell>
          <table:table-cell office:value-type="float" office:value="35" table:style-name="ce8">
            <text:p>3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0.05" table:formula="of:=AVERAGE([.C4:.C23])" table:style-name="ce2">
            <text:p>30,05</text:p>
          </table:table-cell>
          <table:table-cell office:value-type="float" office:value="35.1" table:formula="of:=AVERAGE([.D4:.D23])" table:style-name="ce2">
            <text:p>35,1</text:p>
          </table:table-cell>
          <table:table-cell office:value-type="float" office:value="46.85" table:formula="of:=AVERAGE([.E4:.E23])" table:style-name="ce2">
            <text:p>46,85</text:p>
          </table:table-cell>
          <table:table-cell office:value-type="float" office:value="53.2" table:formula="of:=AVERAGE([.F4:.F23])" table:style-name="ce2">
            <text:p>53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.95" table:formula="of:=AVERAGE([.J4:.J23])" table:style-name="ce2">
            <text:p>29,95</text:p>
          </table:table-cell>
          <table:table-cell office:value-type="float" office:value="114.6" table:formula="of:=AVERAGE([.K4:.K23])" table:style-name="ce2">
            <text:p>114,6</text:p>
          </table:table-cell>
          <table:table-cell office:value-type="float" office:value="194.65" table:formula="of:=AVERAGE([.L4:.L23])" table:style-name="ce2">
            <text:p>194,65</text:p>
          </table:table-cell>
          <table:table-cell office:value-type="float" office:value="234.1" table:formula="of:=AVERAGE([.M4:.M23])" table:style-name="ce2">
            <text:p>234,1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2.05" table:formula="of:=AVERAGE([.Q4:.Q23])" table:style-name="ce2">
            <text:p>12,05</text:p>
          </table:table-cell>
          <table:table-cell office:value-type="float" office:value="85.2" table:formula="of:=AVERAGE([.R4:.R23])" table:style-name="ce2">
            <text:p>85,2</text:p>
          </table:table-cell>
          <table:table-cell office:value-type="float" office:value="120.7" table:formula="of:=AVERAGE([.S4:.S23])" table:style-name="ce2">
            <text:p>120,7</text:p>
          </table:table-cell>
          <table:table-cell office:value-type="float" office:value="150.19999999999999" table:formula="of:=AVERAGE([.T4:.T23])" table:style-name="ce2">
            <text:p>150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" table:formula="of:=AVERAGE([.X4:.X23])" table:style-name="ce2">
            <text:p>29</text:p>
          </table:table-cell>
          <table:table-cell office:value-type="float" office:value="61.9" table:formula="of:=AVERAGE([.Y4:.Y23])" table:style-name="ce2">
            <text:p>61,9</text:p>
          </table:table-cell>
          <table:table-cell office:value-type="float" office:value="51.5" table:formula="of:=AVERAGE([.Z4:.Z23])" table:style-name="ce2">
            <text:p>51,5</text:p>
          </table:table-cell>
          <table:table-cell office:value-type="float" office:value="60.05" table:formula="of:=AVERAGE([.AA4:.AA23])" table:style-name="ce2">
            <text:p>60,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2.15" table:formula="of:=AVERAGE([.AE4:.AE23])" table:style-name="ce2">
            <text:p>22,15</text:p>
          </table:table-cell>
          <table:table-cell office:value-type="float" office:value="32" table:formula="of:=AVERAGE([.AF4:.AF23])" table:style-name="ce2">
            <text:p>32</text:p>
          </table:table-cell>
          <table:table-cell office:value-type="float" office:value="39.6" table:formula="of:=AVERAGE([.AG4:.AG23])" table:style-name="ce2">
            <text:p>39,6</text:p>
          </table:table-cell>
          <table:table-cell office:value-type="float" office:value="45.9" table:formula="of:=AVERAGE([.AH4:.AH23])" table:style-name="ce2">
            <text:p>45,9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0.860236500284204" table:formula="of:=STDEV([.C4:.C23])" table:style-name="ce2">
            <text:p>10,8602365</text:p>
          </table:table-cell>
          <table:table-cell office:value-type="float" office:value="11.461147182409013" table:formula="of:=STDEV([.D4:.D23])" table:style-name="ce2">
            <text:p>11,46114718</text:p>
          </table:table-cell>
          <table:table-cell office:value-type="float" office:value="16.556998838144427" table:formula="of:=STDEV([.E4:.E23])" table:style-name="ce2">
            <text:p>16,55699884</text:p>
          </table:table-cell>
          <table:table-cell office:value-type="float" office:value="19.543743109671748" table:formula="of:=STDEV([.F4:.F23])" table:style-name="ce2">
            <text:p>19,5437431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1.161376070604991" table:formula="of:=STDEV([.J4:.J23])" table:style-name="ce2">
            <text:p>11,16137607</text:p>
          </table:table-cell>
          <table:table-cell office:value-type="float" office:value="16.343033281557762" table:formula="of:=STDEV([.K4:.K23])" table:style-name="ce2">
            <text:p>16,34303328</text:p>
          </table:table-cell>
          <table:table-cell office:value-type="float" office:value="43.158551021967732" table:formula="of:=STDEV([.L4:.L23])" table:style-name="ce2">
            <text:p>43,15855102</text:p>
          </table:table-cell>
          <table:table-cell office:value-type="float" office:value="54.384498565404911" table:formula="of:=STDEV([.M4:.M23])" table:style-name="ce2">
            <text:p>54,38449857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2485291572495996" table:formula="of:=STDEV([.Q4:.Q23])" table:style-name="ce2">
            <text:p>4,248529157</text:p>
          </table:table-cell>
          <table:table-cell office:value-type="float" office:value="25.529343282212594" table:formula="of:=STDEV([.R4:.R23])" table:style-name="ce2">
            <text:p>25,52934328</text:p>
          </table:table-cell>
          <table:table-cell office:value-type="float" office:value="30.131466329368958" table:formula="of:=STDEV([.S4:.S23])" table:style-name="ce2">
            <text:p>30,13146633</text:p>
          </table:table-cell>
          <table:table-cell office:value-type="float" office:value="26.798664538604012" table:formula="of:=STDEV([.T4:.T23])" table:style-name="ce2">
            <text:p>26,7986645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509560114910967" table:formula="of:=STDEV([.X4:.X23])" table:style-name="ce2">
            <text:p>6,950956011</text:p>
          </table:table-cell>
          <table:table-cell office:value-type="float" office:value="20.369998578921486" table:formula="of:=STDEV([.Y4:.Y23])" table:style-name="ce2">
            <text:p>20,36999858</text:p>
          </table:table-cell>
          <table:table-cell office:value-type="float" office:value="18.071495438076536" table:formula="of:=STDEV([.Z4:.Z23])" table:style-name="ce2">
            <text:p>18,07149544</text:p>
          </table:table-cell>
          <table:table-cell office:value-type="float" office:value="26.414659008329366" table:formula="of:=STDEV([.AA4:.AA23])" table:style-name="ce2">
            <text:p>26,4146590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0894645862644099" table:formula="of:=STDEV([.AE4:.AE23])" table:style-name="ce2">
            <text:p>6,089464586</text:p>
          </table:table-cell>
          <table:table-cell office:value-type="float" office:value="8.8257995015808763" table:formula="of:=STDEV([.AF4:.AF23])" table:style-name="ce2">
            <text:p>8,825799502</text:p>
          </table:table-cell>
          <table:table-cell office:value-type="float" office:value="16.484123142875195" table:formula="of:=STDEV([.AG4:.AG23])" table:style-name="ce2">
            <text:p>16,48412314</text:p>
          </table:table-cell>
          <table:table-cell office:value-type="float" office:value="17.522616963888641" table:formula="of:=STDEV([.AH4:.AH23])" table:style-name="ce2">
            <text:p>17,52261696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6140554077484871" table:formula="of:=[.C25]/[.C24]" table:style-name="ce2">
            <text:p>0,361405541</text:p>
          </table:table-cell>
          <table:table-cell office:value-type="float" office:value="0.3265284097552425" table:formula="of:=[.D25]/[.D24]" table:style-name="ce2">
            <text:p>0,32652841</text:p>
          </table:table-cell>
          <table:table-cell office:value-type="float" office:value="0.35340445759112971" table:formula="of:=[.E25]/[.E24]" table:style-name="ce2">
            <text:p>0,353404458</text:p>
          </table:table-cell>
          <table:table-cell office:value-type="float" office:value="0.36736359228706289" table:formula="of:=[.F25]/[.F24]" table:style-name="ce2">
            <text:p>0,367363592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726669806545907" table:formula="of:=[.J25]/[.J24]" table:style-name="ce2">
            <text:p>0,372666981</text:p>
          </table:table-cell>
          <table:table-cell office:value-type="float" office:value="0.14260936545861921" table:formula="of:=[.K25]/[.K24]" table:style-name="ce2">
            <text:p>0,142609365</text:p>
          </table:table-cell>
          <table:table-cell office:value-type="float" office:value="0.22172386859474816" table:formula="of:=[.L25]/[.L24]" table:style-name="ce2">
            <text:p>0,221723869</text:p>
          </table:table-cell>
          <table:table-cell office:value-type="float" office:value="0.23231310792569376" table:formula="of:=[.M25]/[.M24]" table:style-name="ce2">
            <text:p>0,2323131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5257503379664723" table:formula="of:=[.Q25]/[.Q24]" table:style-name="ce2">
            <text:p>0,352575034</text:p>
          </table:table-cell>
          <table:table-cell office:value-type="float" office:value="0.29964017936869242" table:formula="of:=[.R25]/[.R24]" table:style-name="ce2">
            <text:p>0,299640179</text:p>
          </table:table-cell>
          <table:table-cell office:value-type="float" office:value="0.24963932335848349" table:formula="of:=[.S25]/[.S24]" table:style-name="ce2">
            <text:p>0,249639323</text:p>
          </table:table-cell>
          <table:table-cell office:value-type="float" office:value="0.17841987043011992" table:formula="of:=[.T25]/[.T24]" table:style-name="ce2">
            <text:p>0,1784198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396881383272792" table:formula="of:=[.X25]/[.X24]" table:style-name="ce2">
            <text:p>0,239688138</text:p>
          </table:table-cell>
          <table:table-cell office:value-type="float" office:value="0.32907913697773" table:formula="of:=[.Y25]/[.Y24]" table:style-name="ce2">
            <text:p>0,329079137</text:p>
          </table:table-cell>
          <table:table-cell office:value-type="float" office:value="0.35090282404032108" table:formula="of:=[.Z25]/[.Z24]" table:style-name="ce2">
            <text:p>0,350902824</text:p>
          </table:table-cell>
          <table:table-cell office:value-type="float" office:value="0.43987775201214602" table:formula="of:=[.AA25]/[.AA24]" table:style-name="ce2">
            <text:p>0,439877752</text:p>
          </table:table-cell>
          <table:table-cell office:value-type="string" table:style-name="ce1">
            <text:p>&lt; controle &lt;0.15</text:p>
          </table:table-cell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7491939441374313" table:formula="of:=[.AE25]/[.AE24]" table:style-name="ce2">
            <text:p>0,274919394</text:p>
          </table:table-cell>
          <table:table-cell office:value-type="float" office:value="0.27580623442440239" table:formula="of:=[.AF25]/[.AF24]" table:style-name="ce2">
            <text:p>0,275806234</text:p>
          </table:table-cell>
          <table:table-cell office:value-type="float" office:value="0.41626573593119176" table:formula="of:=[.AG25]/[.AG24]" table:style-name="ce2">
            <text:p>0,416265736</text:p>
          </table:table-cell>
          <table:table-cell office:value-type="float" office:value="0.38175636086903358" table:formula="of:=[.AH25]/[.AH24]" table:style-name="ce2">
            <text:p>0,381756361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1">
            <text:p>média das iterações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/>
          <table:table-cell table:style-name="ce1">
            <draw:frame draw:z-index="1" draw:id="id2" draw:style-name="a2" draw:name="Gráfico 1" svg:x="0.67708in" svg:y="0.07292in" svg:width="5in" svg:height="3.5989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0.05" table:formula="of:=[.C24]" table:style-name="ce2">
            <text:p>30,05</text:p>
          </table:table-cell>
          <table:table-cell office:value-type="float" office:value="35.1" table:formula="of:=[.D24]" table:style-name="ce2">
            <text:p>35,1</text:p>
          </table:table-cell>
          <table:table-cell office:value-type="float" office:value="46.85" table:formula="of:=[.E24]" table:style-name="ce2">
            <text:p>46,85</text:p>
          </table:table-cell>
          <table:table-cell office:value-type="float" office:value="53.2" table:formula="of:=[.F24]" table:style-name="ce2">
            <text:p>53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29.95" table:formula="of:=[.J24]" table:style-name="ce2">
            <text:p>29,95</text:p>
          </table:table-cell>
          <table:table-cell office:value-type="float" office:value="114.6" table:formula="of:=[.K24]" table:style-name="ce2">
            <text:p>114,6</text:p>
          </table:table-cell>
          <table:table-cell office:value-type="float" office:value="194.65" table:formula="of:=[.L24]" table:style-name="ce2">
            <text:p>194,65</text:p>
          </table:table-cell>
          <table:table-cell office:value-type="float" office:value="234.1" table:formula="of:=[.M24]" table:style-name="ce2">
            <text:p>234,1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2.05" table:formula="of:=[.Q24]" table:style-name="ce2">
            <text:p>12,05</text:p>
          </table:table-cell>
          <table:table-cell office:value-type="float" office:value="85.2" table:formula="of:=[.R24]" table:style-name="ce2">
            <text:p>85,2</text:p>
          </table:table-cell>
          <table:table-cell office:value-type="float" office:value="120.7" table:formula="of:=[.S24]" table:style-name="ce2">
            <text:p>120,7</text:p>
          </table:table-cell>
          <table:table-cell office:value-type="float" office:value="150.19999999999999" table:formula="of:=[.T24]" table:style-name="ce2">
            <text:p>150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29" table:formula="of:=[.X24]" table:style-name="ce2">
            <text:p>29</text:p>
          </table:table-cell>
          <table:table-cell office:value-type="float" office:value="61.9" table:formula="of:=[.Y24]" table:style-name="ce2">
            <text:p>61,9</text:p>
          </table:table-cell>
          <table:table-cell office:value-type="float" office:value="51.5" table:formula="of:=[.Z24]" table:style-name="ce2">
            <text:p>51,5</text:p>
          </table:table-cell>
          <table:table-cell office:value-type="float" office:value="60.05" table:formula="of:=[.AA24]" table:style-name="ce2">
            <text:p>60,0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2.15" table:formula="of:=[.AE24]" table:style-name="ce2">
            <text:p>22,15</text:p>
          </table:table-cell>
          <table:table-cell office:value-type="float" office:value="32" table:formula="of:=[.AF24]" table:style-name="ce2">
            <text:p>32</text:p>
          </table:table-cell>
          <table:table-cell office:value-type="float" office:value="39.6" table:formula="of:=[.AG24]" table:style-name="ce2">
            <text:p>39,6</text:p>
          </table:table-cell>
          <table:table-cell office:value-type="float" office:value="45.9" table:formula="of:=[.AH24]" table:style-name="ce2">
            <text:p>45,9</text:p>
          </table:table-cell>
          <table:table-cell table:style-name="ce19"/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6" table:style-name="ce11"/>
          <table:table-cell table:number-columns-repeated="16377"/>
        </table:table-row>
        <table:table-row table:number-rows-repeated="4" table:style-name="ro1">
          <table:table-cell table:style-name="ce1"/>
          <table:table-cell table:number-columns-repeated="5" table:style-name="ce11"/>
          <table:table-cell table:number-columns-repeated="16378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29T13:43:40Z</dc:date>
    <meta:editing-cycles>33</meta:editing-cycles>
    <meta:editing-duration>PT192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8.3751181102362pt" svg:width="576.0pt" chart:style-name="Crt0">
        <chart:title chart:style-name="CT00">
          <text:p text:style-name="a0" text:class-names="" text:cond-style-name="">Comparativo da inicialização entre qualitativo e experimental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mbined</text:p>
              </table:table-cell>
            </table:table-row>
          </table:table-header-rows>
          <table:table-row>
            <table:table-cell office:value-type="string">
              <text:p>336790,0</text:p>
            </table:table-cell>
            <table:table-cell office:value-type="float" office:value="336790"/>
            <table:table-cell office:value-type="float" office:value="3.2885850000000006E-5"/>
          </table:table-row>
          <table:table-row>
            <table:table-cell office:value-type="string">
              <text:p>336860,0</text:p>
            </table:table-cell>
            <table:table-cell office:value-type="float" office:value="336860"/>
            <table:table-cell office:value-type="float" office:value="2.5014600000000003E-5"/>
          </table:table-row>
          <table:table-row>
            <table:table-cell office:value-type="string">
              <text:p>336965,0</text:p>
            </table:table-cell>
            <table:table-cell office:value-type="float" office:value="336965"/>
            <table:table-cell office:value-type="float" office:value="3.2086199999999998E-5"/>
          </table:table-row>
          <table:table-row>
            <table:table-cell office:value-type="string">
              <text:p>337070,0</text:p>
            </table:table-cell>
            <table:table-cell office:value-type="float" office:value="337070"/>
            <table:table-cell office:value-type="float" office:value="3.1428599999999999E-5"/>
          </table:table-row>
          <table:table-row>
            <table:table-cell office:value-type="string">
              <text:p>1127210,0</text:p>
            </table:table-cell>
            <table:table-cell office:value-type="float" office:value="1127210"/>
            <table:table-cell office:value-type="float" office:value="1.1996264999999998E-4"/>
          </table:table-row>
          <table:table-row>
            <table:table-cell office:value-type="string">
              <text:p>1127280,0</text:p>
            </table:table-cell>
            <table:table-cell office:value-type="float" office:value="1127280"/>
            <table:table-cell office:value-type="float" office:value="8.3785050000000015E-5"/>
          </table:table-row>
          <table:table-row>
            <table:table-cell office:value-type="string">
              <text:p>1127385,0</text:p>
            </table:table-cell>
            <table:table-cell office:value-type="float" office:value="1127385"/>
            <table:table-cell office:value-type="float" office:value="9.9933899999999989E-5"/>
          </table:table-row>
          <table:table-row>
            <table:table-cell office:value-type="string">
              <text:p>1127490,0</text:p>
            </table:table-cell>
            <table:table-cell office:value-type="float" office:value="1127490"/>
            <table:table-cell office:value-type="float" office:value="9.2760350000000011E-5"/>
          </table:table-row>
          <table:table-row>
            <table:table-cell office:value-type="string">
              <text:p>1444370,0</text:p>
            </table:table-cell>
            <table:table-cell office:value-type="float" office:value="1444370"/>
            <table:table-cell office:value-type="float" office:value="1.3145824999999996E-4"/>
          </table:table-row>
          <table:table-row>
            <table:table-cell office:value-type="string">
              <text:p>1444440,0</text:p>
            </table:table-cell>
            <table:table-cell office:value-type="float" office:value="1444440"/>
            <table:table-cell office:value-type="float" office:value="1.154788E-4"/>
          </table:table-row>
          <table:table-row>
            <table:table-cell office:value-type="string">
              <text:p>1444545,0</text:p>
            </table:table-cell>
            <table:table-cell office:value-type="float" office:value="1444545"/>
            <table:table-cell office:value-type="float" office:value="1.3557874999999998E-4"/>
          </table:table-row>
          <table:table-row>
            <table:table-cell office:value-type="string">
              <text:p>1444650,0</text:p>
            </table:table-cell>
            <table:table-cell office:value-type="float" office:value="1444650"/>
            <table:table-cell office:value-type="float" office:value="1.52612E-4"/>
          </table:table-row>
          <table:table-row>
            <table:table-cell office:value-type="string">
              <text:p>1580300,0</text:p>
            </table:table-cell>
            <table:table-cell office:value-type="float" office:value="1580300"/>
            <table:table-cell office:value-type="float" office:value="1.3584965000000001E-4"/>
          </table:table-row>
          <table:table-row>
            <table:table-cell office:value-type="string">
              <text:p>1580370,0</text:p>
            </table:table-cell>
            <table:table-cell office:value-type="float" office:value="1580370"/>
            <table:table-cell office:value-type="float" office:value="1.4397119999999999E-4"/>
          </table:table-row>
          <table:table-row>
            <table:table-cell office:value-type="string">
              <text:p>1580475,0</text:p>
            </table:table-cell>
            <table:table-cell office:value-type="float" office:value="1580475"/>
            <table:table-cell office:value-type="float" office:value="1.5075439999999999E-4"/>
          </table:table-row>
          <table:table-row>
            <table:table-cell office:value-type="string">
              <text:p>1580580,0</text:p>
            </table:table-cell>
            <table:table-cell office:value-type="float" office:value="1580580"/>
            <table:table-cell office:value-type="float" office:value="1.5971245E-4"/>
          </table:table-row>
          <table:table-row>
            <table:table-cell office:value-type="string">
              <text:p>2700050,0</text:p>
            </table:table-cell>
            <table:table-cell office:value-type="float" office:value="2700050"/>
            <table:table-cell office:value-type="float" office:value="2.712368E-4"/>
          </table:table-row>
          <table:table-row>
            <table:table-cell office:value-type="string">
              <text:p>2700120,0</text:p>
            </table:table-cell>
            <table:table-cell office:value-type="float" office:value="2700120"/>
            <table:table-cell office:value-type="float" office:value="2.6821910000000002E-4"/>
          </table:table-row>
          <table:table-row>
            <table:table-cell office:value-type="string">
              <text:p>2700225,0</text:p>
            </table:table-cell>
            <table:table-cell office:value-type="float" office:value="2700225"/>
            <table:table-cell office:value-type="float" office:value="2.7881850000000007E-4"/>
          </table:table-row>
          <table:table-row>
            <table:table-cell office:value-type="string">
              <text:p>2700330,0</text:p>
            </table:table-cell>
            <table:table-cell office:value-type="float" office:value="2700330"/>
            <table:table-cell office:value-type="float" office:value="2.9716184999999996E-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9.5pt" svg:width="596.2499212598424pt" chart:style-name="Crt0">
        <chart:title chart:style-name="CT00">
          <text:p text:style-name="a0" text:class-names="" text:cond-style-name="">Comparativo da iteração entre qualitativo e experimental</text:p>
        </chart:title>
        <chart:plot-area svg:x="3.0pt" svg:y="32.59748031496063pt" svg:width="586.2499212598424pt" svg:height="282.9025196850394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15086063.0 44719373.0 89169338.0 148772603.0</text:p>
              </table:table-cell>
            </table:table-row>
          </table:table-header-rows>
          <table:table-row>
            <table:table-cell office:value-type="string">
              <text:p>15086063,0</text:p>
            </table:table-cell>
            <table:table-cell office:value-type="float" office:value="15086063"/>
            <table:table-cell office:value-type="float" office:value="2.1207800000000001E-3"/>
          </table:table-row>
          <table:table-row>
            <table:table-cell office:value-type="string">
              <text:p>44719373,0</text:p>
            </table:table-cell>
            <table:table-cell office:value-type="float" office:value="44719373"/>
            <table:table-cell office:value-type="float" office:value="5.0968380000000002E-3"/>
          </table:table-row>
          <table:table-row>
            <table:table-cell office:value-type="string">
              <text:p>89169338,0</text:p>
            </table:table-cell>
            <table:table-cell office:value-type="float" office:value="89169338"/>
            <table:table-cell office:value-type="float" office:value="9.2548855000000006E-3"/>
          </table:table-row>
          <table:table-row>
            <table:table-cell office:value-type="string">
              <text:p>148772603,0</text:p>
            </table:table-cell>
            <table:table-cell office:value-type="float" office:value="148772603"/>
            <table:table-cell office:value-type="float" office:value="1.3443325000000001E-2"/>
          </table:table-row>
          <table:table-row>
            <table:table-cell office:value-type="string">
              <text:p>50496879,0</text:p>
            </table:table-cell>
            <table:table-cell office:value-type="float" office:value="50496879"/>
            <table:table-cell office:value-type="float" office:value="6.5501014999999998E-3"/>
          </table:table-row>
          <table:table-row>
            <table:table-cell office:value-type="string">
              <text:p>149687149,0</text:p>
            </table:table-cell>
            <table:table-cell office:value-type="float" office:value="149687149"/>
            <table:table-cell office:value-type="float" office:value="1.5399085000000002E-2"/>
          </table:table-row>
          <table:table-row>
            <table:table-cell office:value-type="string">
              <text:p>298472554,0</text:p>
            </table:table-cell>
            <table:table-cell office:value-type="float" office:value="298472554"/>
            <table:table-cell office:value-type="float" office:value="2.8575014999999999E-2"/>
          </table:table-row>
          <table:table-row>
            <table:table-cell office:value-type="string">
              <text:p>497980159,0</text:p>
            </table:table-cell>
            <table:table-cell office:value-type="float" office:value="497980159"/>
            <table:table-cell office:value-type="float" office:value="4.1682865E-2"/>
          </table:table-row>
          <table:table-row>
            <table:table-cell office:value-type="string">
              <text:p>64705647,0</text:p>
            </table:table-cell>
            <table:table-cell office:value-type="float" office:value="64705647"/>
            <table:table-cell office:value-type="float" office:value="8.7915179999999999E-3"/>
          </table:table-row>
          <table:table-row>
            <table:table-cell office:value-type="string">
              <text:p>191805997,0</text:p>
            </table:table-cell>
            <table:table-cell office:value-type="float" office:value="191805997"/>
            <table:table-cell office:value-type="float" office:value="2.029895E-2"/>
          </table:table-row>
          <table:table-row>
            <table:table-cell office:value-type="string">
              <text:p>382456522,0</text:p>
            </table:table-cell>
            <table:table-cell office:value-type="float" office:value="382456522"/>
            <table:table-cell office:value-type="float" office:value="3.7949150000000001E-2"/>
          </table:table-row>
          <table:table-row>
            <table:table-cell office:value-type="string">
              <text:p>638101447,0</text:p>
            </table:table-cell>
            <table:table-cell office:value-type="float" office:value="638101447"/>
            <table:table-cell office:value-type="float" office:value="5.5301494999999999E-2"/>
          </table:table-row>
          <table:table-row>
            <table:table-cell office:value-type="string">
              <text:p>70795311,0</text:p>
            </table:table-cell>
            <table:table-cell office:value-type="float" office:value="70795311"/>
            <table:table-cell office:value-type="float" office:value="8.8903620000000006E-3"/>
          </table:table-row>
          <table:table-row>
            <table:table-cell office:value-type="string">
              <text:p>209857501,0</text:p>
            </table:table-cell>
            <table:table-cell office:value-type="float" office:value="209857501"/>
            <table:table-cell office:value-type="float" office:value="1.4643194999999998E-2"/>
          </table:table-row>
          <table:table-row>
            <table:table-cell office:value-type="string">
              <text:p>418450786,0</text:p>
            </table:table-cell>
            <table:table-cell office:value-type="float" office:value="418450786"/>
            <table:table-cell office:value-type="float" office:value="2.0752700000000006E-2"/>
          </table:table-row>
          <table:table-row>
            <table:table-cell office:value-type="string">
              <text:p>698155321,0</text:p>
            </table:table-cell>
            <table:table-cell office:value-type="float" office:value="698155321"/>
            <table:table-cell office:value-type="float" office:value="2.5513664999999998E-2"/>
          </table:table-row>
          <table:table-row>
            <table:table-cell office:value-type="string">
              <text:p>120960111,0</text:p>
            </table:table-cell>
            <table:table-cell office:value-type="float" office:value="120960111"/>
            <table:table-cell office:value-type="float" office:value="1.5374790000000003E-2"/>
          </table:table-row>
          <table:table-row>
            <table:table-cell office:value-type="string">
              <text:p>358560301,0</text:p>
            </table:table-cell>
            <table:table-cell office:value-type="float" office:value="358560301"/>
            <table:table-cell office:value-type="float" office:value="3.5832160000000002E-2"/>
          </table:table-row>
          <table:table-row>
            <table:table-cell office:value-type="string">
              <text:p>714960586,0</text:p>
            </table:table-cell>
            <table:table-cell office:value-type="float" office:value="714960586"/>
            <table:table-cell office:value-type="float" office:value="6.6973619999999984E-2"/>
          </table:table-row>
          <table:table-row>
            <table:table-cell office:value-type="string">
              <text:p>1192860871,0</text:p>
            </table:table-cell>
            <table:table-cell office:value-type="float" office:value="1192860871"/>
            <table:table-cell office:value-type="float" office:value="9.8062405000000005E-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9.1251181102362pt" svg:width="360.0pt" chart:style-name="Crt0">
        <chart:title chart:style-name="CT00">
          <text:p text:style-name="a0" text:class-names="" text:cond-style-name="">Comparativo entre número de clusters e número de interações para cada image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número_iterações.$C$36:.$F$36" chart:class="chart:scatter" chart:attached-axis="primary-y" chart:style-name="G0S0">
            <chart:domain table:cell-range-address="iterativo_-_número_iterações.$C$35:.$F$35"/>
            <chart:data-point chart:repeated="4"/>
          </chart:series>
          <chart:series chart:values-cell-range-address="iterativo_-_número_iterações.$C$37:.$F$37" chart:class="chart:scatter" chart:attached-axis="primary-y" chart:style-name="G0S1">
            <chart:domain table:cell-range-address="iterativo_-_número_iterações.$C$35:.$F$35"/>
            <chart:data-point chart:repeated="4"/>
          </chart:series>
          <chart:series chart:values-cell-range-address="iterativo_-_número_iterações.$C$38:.$F$38" chart:class="chart:scatter" chart:attached-axis="primary-y" chart:style-name="G0S2">
            <chart:domain table:cell-range-address="iterativo_-_número_iterações.$C$35:.$F$35"/>
            <chart:data-point chart:repeated="4"/>
          </chart:series>
          <chart:series chart:values-cell-range-address="iterativo_-_número_iterações.$C$39:.$F$39" chart:class="chart:scatter" chart:attached-axis="primary-y" chart:style-name="G0S3">
            <chart:domain table:cell-range-address="iterativo_-_número_iterações.$C$35:.$F$35"/>
            <chart:data-point chart:repeated="4"/>
          </chart:series>
          <chart:series chart:values-cell-range-address="iterativo_-_número_iterações.$C$40:.$F$40" chart:class="chart:scatter" chart:attached-axis="primary-y" chart:style-name="G0S4">
            <chart:domain table:cell-range-address="iterativo_-_número_iterações.$C$35:.$F$35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